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endency_5f_Details" style:display-name="Tendency_Details" style:family="table">
      <style:table-properties style:width="17cm" table:align="margins"/>
    </style:style>
    <style:style style:name="Tendency_5f_Details.A" style:display-name="Tendency_Details.A" style:family="table-column">
      <style:table-column-properties style:column-width="1.7cm" style:rel-column-width="6553*"/>
    </style:style>
    <style:style style:name="Tendency_5f_Details.J" style:display-name="Tendency_Details.J" style:family="table-column">
      <style:table-column-properties style:column-width="1.7cm" style:rel-column-width="6558*"/>
    </style:style>
    <style:style style:name="Tendency_5f_Details.A1" style:display-name="Tendency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Tendency_5f_Details.J1" style:display-name="Tendency_Details.J1" style:family="table-cell">
      <style:table-cell-properties fo:padding="0.097cm" fo:border="0.05pt solid #000000"/>
    </style:style>
    <style:style style:name="Tendency_5f_Details.A2" style:display-name="Tendency_Details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antarel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Liberation Sans"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Liberation Sans" fo:font-size="3pt" fo:font-weight="bold" style:font-size-asian="2.59999990463257pt" style:font-weight-asian="bold" style:font-size-complex="3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Liberation Sans" fo:font-size="3pt" style:font-size-asian="2.59999990463257pt" style:font-size-complex="3pt"/>
    </style:style>
    <style:style style:name="P6" style:family="paragraph" style:parent-style-name="Standard">
      <style:text-properties style:font-name="Liberation Sans" fo:font-size="3pt" style:font-size-asian="2.59999990463257pt" style:font-size-complex="3pt"/>
    </style:style>
    <style:style style:name="P7" style:family="paragraph" style:parent-style-name="Text_20_body">
      <style:paragraph-properties fo:margin-top="0cm" fo:margin-bottom="0cm" loext:contextual-spacing="false" style:shadow="none"/>
      <style:text-properties style:use-window-font-color="true" style:font-name="Liberation Sans" fo:font-size="3pt" style:font-size-asian="2.59999990463257pt" style:font-size-complex="3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6pt" style:font-size-asian="6pt" style:font-size-complex="6pt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Liberation Sans" fo:font-size="6pt" style:font-size-asian="6pt" style:font-size-complex="6pt"/>
    </style:style>
    <style:style style:name="P11" style:family="paragraph" style:parent-style-name="Table_20_Heading">
      <style:text-properties style:font-name="Liberation Sans" fo:font-size="6pt" style:font-size-asian="6pt" style:font-size-complex="6pt"/>
    </style:style>
    <style:style style:name="P12" style:family="paragraph" style:parent-style-name="Table_20_Heading">
      <style:text-properties style:use-window-font-color="true" style:font-name="Liberation Sans" fo:font-size="6pt" style:font-size-asian="6pt" style:font-size-complex="6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Liberation Sans" fo:font-size="6pt" fo:font-weight="bold" officeooo:paragraph-rsid="0003db99" style:font-size-asian="6pt" style:font-weight-asian="bold" style:font-size-complex="6pt" style:font-weight-complex="bol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 Chart</text:p>
      <text:p text:style-name="P2"><text:placeholder text:placeholder-type="text">&lt;title&gt;</text:placeholder></text:p>
      <text:p text:style-name="P3"><draw:frame draw:style-name="fr1" draw:name="Objeto1" text:anchor-type="paragraph" svg:x="-1.406cm" svg:y="0.194cm" svg:width="19.457cm" svg:height="10.941cm" draw:z-index="0"><draw:object xlink:href="./Object 1" xlink:type="simple" xlink:show="embed" xlink:actuate="onLoad" draw:notify-on-update-of-ranges="Tabla1"/><draw:image xlink:href="./ObjectReplacements/Object 1" xlink:type="simple" xlink:show="embed" xlink:actuate="onLoad"/></draw:frame></text:p>
      <text:section text:style-name="Sect1" text:name="Table2">
        <text:p text:style-name="P4"/>
        <text:p text:style-name="P6"/>
      </text:section>
      <text:p text:style-name="P13"/>
      <text:section text:style-name="Sect1" text:name="Table" text:condition="ooow:0" text:display="condition">
        <text:p text:style-name="P7"/>
        <table:table table:name="Tendency_Details" table:style-name="Tendency_5f_Details">
          <table:table-column table:style-name="Tendency_5f_Details.A" table:number-columns-repeated="9"/>
          <table:table-column table:style-name="Tendency_5f_Details.J"/>
          <table:table-row>
            <table:table-cell table:style-name="Tendency_5f_Details.A1" office:value-type="string">
              <text:p text:style-name="P12">Measurement</text:p>
            </table:table-cell>
            <table:table-cell table:style-name="Tendency_5f_Details.A1" office:value-type="string">
              <text:p text:style-name="P12">Result</text:p>
            </table:table-cell>
            <table:table-cell table:style-name="Tendency_5f_Details.A1" office:value-type="string">
              <text:p text:style-name="P12">UCL (M+3D) <text:placeholder text:placeholder-type="text">&lt;ucl_1&gt;</text:placeholder></text:p>
            </table:table-cell>
            <table:table-cell table:style-name="Tendency_5f_Details.A1" office:value-type="string">
              <text:p text:style-name="P12">UWL (M+2D) <text:placeholder text:placeholder-type="text">&lt;uwl_1&gt;</text:placeholder></text:p>
            </table:table-cell>
            <table:table-cell table:style-name="Tendency_5f_Details.A1" office:value-type="string">
              <text:p text:style-name="P12">UPL (M+D) <text:placeholder text:placeholder-type="text">&lt;upl_1&gt;</text:placeholder></text:p>
            </table:table-cell>
            <table:table-cell table:style-name="Tendency_5f_Details.A1" office:value-type="string">
              <text:p text:style-name="P12">CL (M) <text:placeholder text:placeholder-type="text">&lt;cl_1&gt;</text:placeholder></text:p>
            </table:table-cell>
            <table:table-cell table:style-name="Tendency_5f_Details.A1" office:value-type="string">
              <text:p text:style-name="P12">LPL (M-D) <text:placeholder text:placeholder-type="text">&lt;lpl_1&gt;</text:placeholder></text:p>
            </table:table-cell>
            <table:table-cell table:style-name="Tendency_5f_Details.A1" office:value-type="string">
              <text:p text:style-name="P12">LWL (M-2D) <text:placeholder text:placeholder-type="text">&lt;lwl_1&gt;</text:placeholder></text:p>
            </table:table-cell>
            <table:table-cell table:style-name="Tendency_5f_Details.A1" office:value-type="string">
              <text:p text:style-name="P12">LCL (M-3D) <text:placeholder text:placeholder-type="text">&lt;lcl_1&gt;</text:placeholder></text:p>
            </table:table-cell>
            <table:table-cell table:style-name="Tendency_5f_Details.J1" office:value-type="string">
              <text:p text:style-name="P12">CV (%)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&gt;</text:placeholder></text:p>
            </table:table-cell>
            <table:table-cell table:style-name="Tendency_5f_Details.A2" office:value-type="string">
              <text:p text:style-name="P10"><text:placeholder text:placeholder-type="text">&lt;result_1&gt;</text:placeholder></text:p>
            </table:table-cell>
            <table:table-cell table:style-name="Tendency_5f_Details.A2" office:value-type="string">
              <text:p text:style-name="P10"><text:placeholder text:placeholder-type="text">&lt;ucl_1&gt;</text:placeholder></text:p>
            </table:table-cell>
            <table:table-cell table:style-name="Tendency_5f_Details.A2" office:value-type="string">
              <text:p text:style-name="P10"><text:placeholder text:placeholder-type="text">&lt;uwl_1&gt;</text:placeholder></text:p>
            </table:table-cell>
            <table:table-cell table:style-name="Tendency_5f_Details.A2" office:value-type="string">
              <text:p text:style-name="P10"><text:placeholder text:placeholder-type="text">&lt;upl_1&gt;</text:placeholder></text:p>
            </table:table-cell>
            <table:table-cell table:style-name="Tendency_5f_Details.A2" office:value-type="string">
              <text:p text:style-name="P10"><text:placeholder text:placeholder-type="text">&lt;cl_1&gt;</text:placeholder></text:p>
            </table:table-cell>
            <table:table-cell table:style-name="Tendency_5f_Details.A2" office:value-type="string">
              <text:p text:style-name="P10"><text:placeholder text:placeholder-type="text">&lt;lpl_1&gt;</text:placeholder></text:p>
            </table:table-cell>
            <table:table-cell table:style-name="Tendency_5f_Details.A2" office:value-type="string">
              <text:p text:style-name="P10"><text:placeholder text:placeholder-type="text">&lt;lwl_1&gt;</text:placeholder></text:p>
            </table:table-cell>
            <table:table-cell table:style-name="Tendency_5f_Details.A2" office:value-type="string">
              <text:p text:style-name="P10"><text:placeholder text:placeholder-type="text">&lt;lcl_1&gt;</text:placeholder></text:p>
            </table:table-cell>
            <table:table-cell table:style-name="Tendency_5f_Details.A2" office:value-type="string">
              <text:p text:style-name="P10"><text:placeholder text:placeholder-type="text">&lt;cv_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&gt;</text:placeholder></text:p>
            </table:table-cell>
            <table:table-cell table:style-name="Tendency_5f_Details.A2" office:value-type="string">
              <text:p text:style-name="P10"><text:placeholder text:placeholder-type="text">&lt;result_2&gt;</text:placeholder></text:p>
            </table:table-cell>
            <table:table-cell table:style-name="Tendency_5f_Details.A2" office:value-type="string">
              <text:p text:style-name="P10"><text:placeholder text:placeholder-type="text">&lt;ucl_2&gt;</text:placeholder></text:p>
            </table:table-cell>
            <table:table-cell table:style-name="Tendency_5f_Details.A2" office:value-type="string">
              <text:p text:style-name="P10"><text:placeholder text:placeholder-type="text">&lt;uwl_2&gt;</text:placeholder></text:p>
            </table:table-cell>
            <table:table-cell table:style-name="Tendency_5f_Details.A2" office:value-type="string">
              <text:p text:style-name="P10"><text:placeholder text:placeholder-type="text">&lt;upl_2&gt;</text:placeholder></text:p>
            </table:table-cell>
            <table:table-cell table:style-name="Tendency_5f_Details.A2" office:value-type="string">
              <text:p text:style-name="P10"><text:placeholder text:placeholder-type="text">&lt;cl_2&gt;</text:placeholder></text:p>
            </table:table-cell>
            <table:table-cell table:style-name="Tendency_5f_Details.A2" office:value-type="string">
              <text:p text:style-name="P10"><text:placeholder text:placeholder-type="text">&lt;lpl_2&gt;</text:placeholder></text:p>
            </table:table-cell>
            <table:table-cell table:style-name="Tendency_5f_Details.A2" office:value-type="string">
              <text:p text:style-name="P10"><text:placeholder text:placeholder-type="text">&lt;lwl_2&gt;</text:placeholder></text:p>
            </table:table-cell>
            <table:table-cell table:style-name="Tendency_5f_Details.A2" office:value-type="string">
              <text:p text:style-name="P10"><text:placeholder text:placeholder-type="text">&lt;lcl_2&gt;</text:placeholder></text:p>
            </table:table-cell>
            <table:table-cell table:style-name="Tendency_5f_Details.A2" office:value-type="string">
              <text:p text:style-name="P10"><text:placeholder text:placeholder-type="text">&lt;cv_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&gt;</text:placeholder></text:p>
            </table:table-cell>
            <table:table-cell table:style-name="Tendency_5f_Details.A2" office:value-type="string">
              <text:p text:style-name="P10"><text:placeholder text:placeholder-type="text">&lt;result_3&gt;</text:placeholder></text:p>
            </table:table-cell>
            <table:table-cell table:style-name="Tendency_5f_Details.A2" office:value-type="string">
              <text:p text:style-name="P10"><text:placeholder text:placeholder-type="text">&lt;ucl_3&gt;</text:placeholder></text:p>
            </table:table-cell>
            <table:table-cell table:style-name="Tendency_5f_Details.A2" office:value-type="string">
              <text:p text:style-name="P10"><text:placeholder text:placeholder-type="text">&lt;uwl_3&gt;</text:placeholder></text:p>
            </table:table-cell>
            <table:table-cell table:style-name="Tendency_5f_Details.A2" office:value-type="string">
              <text:p text:style-name="P10"><text:placeholder text:placeholder-type="text">&lt;upl_3&gt;</text:placeholder></text:p>
            </table:table-cell>
            <table:table-cell table:style-name="Tendency_5f_Details.A2" office:value-type="string">
              <text:p text:style-name="P10"><text:placeholder text:placeholder-type="text">&lt;cl_3&gt;</text:placeholder></text:p>
            </table:table-cell>
            <table:table-cell table:style-name="Tendency_5f_Details.A2" office:value-type="string">
              <text:p text:style-name="P10"><text:placeholder text:placeholder-type="text">&lt;lpl_3&gt;</text:placeholder></text:p>
            </table:table-cell>
            <table:table-cell table:style-name="Tendency_5f_Details.A2" office:value-type="string">
              <text:p text:style-name="P10"><text:placeholder text:placeholder-type="text">&lt;lwl_3&gt;</text:placeholder></text:p>
            </table:table-cell>
            <table:table-cell table:style-name="Tendency_5f_Details.A2" office:value-type="string">
              <text:p text:style-name="P10"><text:placeholder text:placeholder-type="text">&lt;lcl_3&gt;</text:placeholder></text:p>
            </table:table-cell>
            <table:table-cell table:style-name="Tendency_5f_Details.A2" office:value-type="string">
              <text:p text:style-name="P10"><text:placeholder text:placeholder-type="text">&lt;cv_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&gt;</text:placeholder></text:p>
            </table:table-cell>
            <table:table-cell table:style-name="Tendency_5f_Details.A2" office:value-type="string">
              <text:p text:style-name="P10"><text:placeholder text:placeholder-type="text">&lt;result_4&gt;</text:placeholder></text:p>
            </table:table-cell>
            <table:table-cell table:style-name="Tendency_5f_Details.A2" office:value-type="string">
              <text:p text:style-name="P10"><text:placeholder text:placeholder-type="text">&lt;ucl_4&gt;</text:placeholder></text:p>
            </table:table-cell>
            <table:table-cell table:style-name="Tendency_5f_Details.A2" office:value-type="string">
              <text:p text:style-name="P10"><text:placeholder text:placeholder-type="text">&lt;uwl_4&gt;</text:placeholder></text:p>
            </table:table-cell>
            <table:table-cell table:style-name="Tendency_5f_Details.A2" office:value-type="string">
              <text:p text:style-name="P10"><text:placeholder text:placeholder-type="text">&lt;upl_4&gt;</text:placeholder></text:p>
            </table:table-cell>
            <table:table-cell table:style-name="Tendency_5f_Details.A2" office:value-type="string">
              <text:p text:style-name="P10"><text:placeholder text:placeholder-type="text">&lt;cl_4&gt;</text:placeholder></text:p>
            </table:table-cell>
            <table:table-cell table:style-name="Tendency_5f_Details.A2" office:value-type="string">
              <text:p text:style-name="P10"><text:placeholder text:placeholder-type="text">&lt;lpl_4&gt;</text:placeholder></text:p>
            </table:table-cell>
            <table:table-cell table:style-name="Tendency_5f_Details.A2" office:value-type="string">
              <text:p text:style-name="P10"><text:placeholder text:placeholder-type="text">&lt;lwl_4&gt;</text:placeholder></text:p>
            </table:table-cell>
            <table:table-cell table:style-name="Tendency_5f_Details.A2" office:value-type="string">
              <text:p text:style-name="P10"><text:placeholder text:placeholder-type="text">&lt;lcl_4&gt;</text:placeholder></text:p>
            </table:table-cell>
            <table:table-cell table:style-name="Tendency_5f_Details.A2" office:value-type="string">
              <text:p text:style-name="P10"><text:placeholder text:placeholder-type="text">&lt;cv_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&gt;</text:placeholder></text:p>
            </table:table-cell>
            <table:table-cell table:style-name="Tendency_5f_Details.A2" office:value-type="string">
              <text:p text:style-name="P10"><text:placeholder text:placeholder-type="text">&lt;result_5&gt;</text:placeholder></text:p>
            </table:table-cell>
            <table:table-cell table:style-name="Tendency_5f_Details.A2" office:value-type="string">
              <text:p text:style-name="P10"><text:placeholder text:placeholder-type="text">&lt;ucl_5&gt;</text:placeholder></text:p>
            </table:table-cell>
            <table:table-cell table:style-name="Tendency_5f_Details.A2" office:value-type="string">
              <text:p text:style-name="P10"><text:placeholder text:placeholder-type="text">&lt;uwl_5&gt;</text:placeholder></text:p>
            </table:table-cell>
            <table:table-cell table:style-name="Tendency_5f_Details.A2" office:value-type="string">
              <text:p text:style-name="P10"><text:placeholder text:placeholder-type="text">&lt;upl_5&gt;</text:placeholder></text:p>
            </table:table-cell>
            <table:table-cell table:style-name="Tendency_5f_Details.A2" office:value-type="string">
              <text:p text:style-name="P10"><text:placeholder text:placeholder-type="text">&lt;cl_5&gt;</text:placeholder></text:p>
            </table:table-cell>
            <table:table-cell table:style-name="Tendency_5f_Details.A2" office:value-type="string">
              <text:p text:style-name="P10"><text:placeholder text:placeholder-type="text">&lt;lpl_5&gt;</text:placeholder></text:p>
            </table:table-cell>
            <table:table-cell table:style-name="Tendency_5f_Details.A2" office:value-type="string">
              <text:p text:style-name="P10"><text:placeholder text:placeholder-type="text">&lt;lwl_5&gt;</text:placeholder></text:p>
            </table:table-cell>
            <table:table-cell table:style-name="Tendency_5f_Details.A2" office:value-type="string">
              <text:p text:style-name="P10"><text:placeholder text:placeholder-type="text">&lt;lcl_5&gt;</text:placeholder></text:p>
            </table:table-cell>
            <table:table-cell table:style-name="Tendency_5f_Details.A2" office:value-type="string">
              <text:p text:style-name="P10"><text:placeholder text:placeholder-type="text">&lt;cv_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&gt;</text:placeholder></text:p>
            </table:table-cell>
            <table:table-cell table:style-name="Tendency_5f_Details.A2" office:value-type="string">
              <text:p text:style-name="P10"><text:placeholder text:placeholder-type="text">&lt;result_6&gt;</text:placeholder></text:p>
            </table:table-cell>
            <table:table-cell table:style-name="Tendency_5f_Details.A2" office:value-type="string">
              <text:p text:style-name="P10"><text:placeholder text:placeholder-type="text">&lt;ucl_6&gt;</text:placeholder></text:p>
            </table:table-cell>
            <table:table-cell table:style-name="Tendency_5f_Details.A2" office:value-type="string">
              <text:p text:style-name="P10"><text:placeholder text:placeholder-type="text">&lt;uwl_6&gt;</text:placeholder></text:p>
            </table:table-cell>
            <table:table-cell table:style-name="Tendency_5f_Details.A2" office:value-type="string">
              <text:p text:style-name="P10"><text:placeholder text:placeholder-type="text">&lt;upl_6&gt;</text:placeholder></text:p>
            </table:table-cell>
            <table:table-cell table:style-name="Tendency_5f_Details.A2" office:value-type="string">
              <text:p text:style-name="P10"><text:placeholder text:placeholder-type="text">&lt;cl_6&gt;</text:placeholder></text:p>
            </table:table-cell>
            <table:table-cell table:style-name="Tendency_5f_Details.A2" office:value-type="string">
              <text:p text:style-name="P10"><text:placeholder text:placeholder-type="text">&lt;lpl_6&gt;</text:placeholder></text:p>
            </table:table-cell>
            <table:table-cell table:style-name="Tendency_5f_Details.A2" office:value-type="string">
              <text:p text:style-name="P10"><text:placeholder text:placeholder-type="text">&lt;lwl_6&gt;</text:placeholder></text:p>
            </table:table-cell>
            <table:table-cell table:style-name="Tendency_5f_Details.A2" office:value-type="string">
              <text:p text:style-name="P10"><text:placeholder text:placeholder-type="text">&lt;lcl_6&gt;</text:placeholder></text:p>
            </table:table-cell>
            <table:table-cell table:style-name="Tendency_5f_Details.A2" office:value-type="string">
              <text:p text:style-name="P10"><text:placeholder text:placeholder-type="text">&lt;cv_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&gt;</text:placeholder></text:p>
            </table:table-cell>
            <table:table-cell table:style-name="Tendency_5f_Details.A2" office:value-type="string">
              <text:p text:style-name="P10"><text:placeholder text:placeholder-type="text">&lt;result_7&gt;</text:placeholder></text:p>
            </table:table-cell>
            <table:table-cell table:style-name="Tendency_5f_Details.A2" office:value-type="string">
              <text:p text:style-name="P10"><text:placeholder text:placeholder-type="text">&lt;ucl_7&gt;</text:placeholder></text:p>
            </table:table-cell>
            <table:table-cell table:style-name="Tendency_5f_Details.A2" office:value-type="string">
              <text:p text:style-name="P10"><text:placeholder text:placeholder-type="text">&lt;uwl_7&gt;</text:placeholder></text:p>
            </table:table-cell>
            <table:table-cell table:style-name="Tendency_5f_Details.A2" office:value-type="string">
              <text:p text:style-name="P10"><text:placeholder text:placeholder-type="text">&lt;upl_7&gt;</text:placeholder></text:p>
            </table:table-cell>
            <table:table-cell table:style-name="Tendency_5f_Details.A2" office:value-type="string">
              <text:p text:style-name="P10"><text:placeholder text:placeholder-type="text">&lt;cl_7&gt;</text:placeholder></text:p>
            </table:table-cell>
            <table:table-cell table:style-name="Tendency_5f_Details.A2" office:value-type="string">
              <text:p text:style-name="P10"><text:placeholder text:placeholder-type="text">&lt;lpl_7&gt;</text:placeholder></text:p>
            </table:table-cell>
            <table:table-cell table:style-name="Tendency_5f_Details.A2" office:value-type="string">
              <text:p text:style-name="P10"><text:placeholder text:placeholder-type="text">&lt;lwl_7&gt;</text:placeholder></text:p>
            </table:table-cell>
            <table:table-cell table:style-name="Tendency_5f_Details.A2" office:value-type="string">
              <text:p text:style-name="P10"><text:placeholder text:placeholder-type="text">&lt;lcl_7&gt;</text:placeholder></text:p>
            </table:table-cell>
            <table:table-cell table:style-name="Tendency_5f_Details.A2" office:value-type="string">
              <text:p text:style-name="P10"><text:placeholder text:placeholder-type="text">&lt;cv_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&gt;</text:placeholder></text:p>
            </table:table-cell>
            <table:table-cell table:style-name="Tendency_5f_Details.A2" office:value-type="string">
              <text:p text:style-name="P10"><text:placeholder text:placeholder-type="text">&lt;result_8&gt;</text:placeholder></text:p>
            </table:table-cell>
            <table:table-cell table:style-name="Tendency_5f_Details.A2" office:value-type="string">
              <text:p text:style-name="P10"><text:placeholder text:placeholder-type="text">&lt;ucl_8&gt;</text:placeholder></text:p>
            </table:table-cell>
            <table:table-cell table:style-name="Tendency_5f_Details.A2" office:value-type="string">
              <text:p text:style-name="P10"><text:placeholder text:placeholder-type="text">&lt;uwl_8&gt;</text:placeholder></text:p>
            </table:table-cell>
            <table:table-cell table:style-name="Tendency_5f_Details.A2" office:value-type="string">
              <text:p text:style-name="P10"><text:placeholder text:placeholder-type="text">&lt;upl_8&gt;</text:placeholder></text:p>
            </table:table-cell>
            <table:table-cell table:style-name="Tendency_5f_Details.A2" office:value-type="string">
              <text:p text:style-name="P10"><text:placeholder text:placeholder-type="text">&lt;cl_8&gt;</text:placeholder></text:p>
            </table:table-cell>
            <table:table-cell table:style-name="Tendency_5f_Details.A2" office:value-type="string">
              <text:p text:style-name="P10"><text:placeholder text:placeholder-type="text">&lt;lpl_8&gt;</text:placeholder></text:p>
            </table:table-cell>
            <table:table-cell table:style-name="Tendency_5f_Details.A2" office:value-type="string">
              <text:p text:style-name="P10"><text:placeholder text:placeholder-type="text">&lt;lwl_8&gt;</text:placeholder></text:p>
            </table:table-cell>
            <table:table-cell table:style-name="Tendency_5f_Details.A2" office:value-type="string">
              <text:p text:style-name="P10"><text:placeholder text:placeholder-type="text">&lt;lcl_8&gt;</text:placeholder></text:p>
            </table:table-cell>
            <table:table-cell table:style-name="Tendency_5f_Details.A2" office:value-type="string">
              <text:p text:style-name="P10"><text:placeholder text:placeholder-type="text">&lt;cv_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&gt;</text:placeholder></text:p>
            </table:table-cell>
            <table:table-cell table:style-name="Tendency_5f_Details.A2" office:value-type="string">
              <text:p text:style-name="P10"><text:placeholder text:placeholder-type="text">&lt;result_9&gt;</text:placeholder></text:p>
            </table:table-cell>
            <table:table-cell table:style-name="Tendency_5f_Details.A2" office:value-type="string">
              <text:p text:style-name="P10"><text:placeholder text:placeholder-type="text">&lt;ucl_9&gt;</text:placeholder></text:p>
            </table:table-cell>
            <table:table-cell table:style-name="Tendency_5f_Details.A2" office:value-type="string">
              <text:p text:style-name="P10"><text:placeholder text:placeholder-type="text">&lt;uwl_9&gt;</text:placeholder></text:p>
            </table:table-cell>
            <table:table-cell table:style-name="Tendency_5f_Details.A2" office:value-type="string">
              <text:p text:style-name="P10"><text:placeholder text:placeholder-type="text">&lt;upl_9&gt;</text:placeholder></text:p>
            </table:table-cell>
            <table:table-cell table:style-name="Tendency_5f_Details.A2" office:value-type="string">
              <text:p text:style-name="P10"><text:placeholder text:placeholder-type="text">&lt;cl_9&gt;</text:placeholder></text:p>
            </table:table-cell>
            <table:table-cell table:style-name="Tendency_5f_Details.A2" office:value-type="string">
              <text:p text:style-name="P10"><text:placeholder text:placeholder-type="text">&lt;lpl_9&gt;</text:placeholder></text:p>
            </table:table-cell>
            <table:table-cell table:style-name="Tendency_5f_Details.A2" office:value-type="string">
              <text:p text:style-name="P10"><text:placeholder text:placeholder-type="text">&lt;lwl_9&gt;</text:placeholder></text:p>
            </table:table-cell>
            <table:table-cell table:style-name="Tendency_5f_Details.A2" office:value-type="string">
              <text:p text:style-name="P10"><text:placeholder text:placeholder-type="text">&lt;lcl_9&gt;</text:placeholder></text:p>
            </table:table-cell>
            <table:table-cell table:style-name="Tendency_5f_Details.A2" office:value-type="string">
              <text:p text:style-name="P10"><text:placeholder text:placeholder-type="text">&lt;cv_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0&gt;</text:placeholder></text:p>
            </table:table-cell>
            <table:table-cell table:style-name="Tendency_5f_Details.A2" office:value-type="string">
              <text:p text:style-name="P10"><text:placeholder text:placeholder-type="text">&lt;result_10&gt;</text:placeholder></text:p>
            </table:table-cell>
            <table:table-cell table:style-name="Tendency_5f_Details.A2" office:value-type="string">
              <text:p text:style-name="P10"><text:placeholder text:placeholder-type="text">&lt;ucl_10&gt;</text:placeholder></text:p>
            </table:table-cell>
            <table:table-cell table:style-name="Tendency_5f_Details.A2" office:value-type="string">
              <text:p text:style-name="P10"><text:placeholder text:placeholder-type="text">&lt;uwl_10&gt;</text:placeholder></text:p>
            </table:table-cell>
            <table:table-cell table:style-name="Tendency_5f_Details.A2" office:value-type="string">
              <text:p text:style-name="P10"><text:placeholder text:placeholder-type="text">&lt;upl_10&gt;</text:placeholder></text:p>
            </table:table-cell>
            <table:table-cell table:style-name="Tendency_5f_Details.A2" office:value-type="string">
              <text:p text:style-name="P10"><text:placeholder text:placeholder-type="text">&lt;cl_10&gt;</text:placeholder></text:p>
            </table:table-cell>
            <table:table-cell table:style-name="Tendency_5f_Details.A2" office:value-type="string">
              <text:p text:style-name="P10"><text:placeholder text:placeholder-type="text">&lt;lpl_10&gt;</text:placeholder></text:p>
            </table:table-cell>
            <table:table-cell table:style-name="Tendency_5f_Details.A2" office:value-type="string">
              <text:p text:style-name="P10"><text:placeholder text:placeholder-type="text">&lt;lwl_10&gt;</text:placeholder></text:p>
            </table:table-cell>
            <table:table-cell table:style-name="Tendency_5f_Details.A2" office:value-type="string">
              <text:p text:style-name="P10"><text:placeholder text:placeholder-type="text">&lt;lcl_10&gt;</text:placeholder></text:p>
            </table:table-cell>
            <table:table-cell table:style-name="Tendency_5f_Details.A2" office:value-type="string">
              <text:p text:style-name="P10"><text:placeholder text:placeholder-type="text">&lt;cv_1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1&gt;</text:placeholder></text:p>
            </table:table-cell>
            <table:table-cell table:style-name="Tendency_5f_Details.A2" office:value-type="string">
              <text:p text:style-name="P10"><text:placeholder text:placeholder-type="text">&lt;result_11&gt;</text:placeholder></text:p>
            </table:table-cell>
            <table:table-cell table:style-name="Tendency_5f_Details.A2" office:value-type="string">
              <text:p text:style-name="P10"><text:placeholder text:placeholder-type="text">&lt;ucl_11&gt;</text:placeholder></text:p>
            </table:table-cell>
            <table:table-cell table:style-name="Tendency_5f_Details.A2" office:value-type="string">
              <text:p text:style-name="P10"><text:placeholder text:placeholder-type="text">&lt;uwl_11&gt;</text:placeholder></text:p>
            </table:table-cell>
            <table:table-cell table:style-name="Tendency_5f_Details.A2" office:value-type="string">
              <text:p text:style-name="P10"><text:placeholder text:placeholder-type="text">&lt;upl_11&gt;</text:placeholder></text:p>
            </table:table-cell>
            <table:table-cell table:style-name="Tendency_5f_Details.A2" office:value-type="string">
              <text:p text:style-name="P10"><text:placeholder text:placeholder-type="text">&lt;cl_11&gt;</text:placeholder></text:p>
            </table:table-cell>
            <table:table-cell table:style-name="Tendency_5f_Details.A2" office:value-type="string">
              <text:p text:style-name="P10"><text:placeholder text:placeholder-type="text">&lt;lpl_11&gt;</text:placeholder></text:p>
            </table:table-cell>
            <table:table-cell table:style-name="Tendency_5f_Details.A2" office:value-type="string">
              <text:p text:style-name="P10"><text:placeholder text:placeholder-type="text">&lt;lwl_11&gt;</text:placeholder></text:p>
            </table:table-cell>
            <table:table-cell table:style-name="Tendency_5f_Details.A2" office:value-type="string">
              <text:p text:style-name="P10"><text:placeholder text:placeholder-type="text">&lt;lcl_11&gt;</text:placeholder></text:p>
            </table:table-cell>
            <table:table-cell table:style-name="Tendency_5f_Details.A2" office:value-type="string">
              <text:p text:style-name="P10"><text:placeholder text:placeholder-type="text">&lt;cv_1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2&gt;</text:placeholder></text:p>
            </table:table-cell>
            <table:table-cell table:style-name="Tendency_5f_Details.A2" office:value-type="string">
              <text:p text:style-name="P10"><text:placeholder text:placeholder-type="text">&lt;result_12&gt;</text:placeholder></text:p>
            </table:table-cell>
            <table:table-cell table:style-name="Tendency_5f_Details.A2" office:value-type="string">
              <text:p text:style-name="P10"><text:placeholder text:placeholder-type="text">&lt;ucl_12&gt;</text:placeholder></text:p>
            </table:table-cell>
            <table:table-cell table:style-name="Tendency_5f_Details.A2" office:value-type="string">
              <text:p text:style-name="P10"><text:placeholder text:placeholder-type="text">&lt;uwl_12&gt;</text:placeholder></text:p>
            </table:table-cell>
            <table:table-cell table:style-name="Tendency_5f_Details.A2" office:value-type="string">
              <text:p text:style-name="P10"><text:placeholder text:placeholder-type="text">&lt;upl_12&gt;</text:placeholder></text:p>
            </table:table-cell>
            <table:table-cell table:style-name="Tendency_5f_Details.A2" office:value-type="string">
              <text:p text:style-name="P10"><text:placeholder text:placeholder-type="text">&lt;cl_12&gt;</text:placeholder></text:p>
            </table:table-cell>
            <table:table-cell table:style-name="Tendency_5f_Details.A2" office:value-type="string">
              <text:p text:style-name="P10"><text:placeholder text:placeholder-type="text">&lt;lpl_12&gt;</text:placeholder></text:p>
            </table:table-cell>
            <table:table-cell table:style-name="Tendency_5f_Details.A2" office:value-type="string">
              <text:p text:style-name="P10"><text:placeholder text:placeholder-type="text">&lt;lwl_12&gt;</text:placeholder></text:p>
            </table:table-cell>
            <table:table-cell table:style-name="Tendency_5f_Details.A2" office:value-type="string">
              <text:p text:style-name="P10"><text:placeholder text:placeholder-type="text">&lt;lcl_12&gt;</text:placeholder></text:p>
            </table:table-cell>
            <table:table-cell table:style-name="Tendency_5f_Details.A2" office:value-type="string">
              <text:p text:style-name="P10"><text:placeholder text:placeholder-type="text">&lt;cv_1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3&gt;</text:placeholder></text:p>
            </table:table-cell>
            <table:table-cell table:style-name="Tendency_5f_Details.A2" office:value-type="string">
              <text:p text:style-name="P10"><text:placeholder text:placeholder-type="text">&lt;result_13&gt;</text:placeholder></text:p>
            </table:table-cell>
            <table:table-cell table:style-name="Tendency_5f_Details.A2" office:value-type="string">
              <text:p text:style-name="P10"><text:placeholder text:placeholder-type="text">&lt;ucl_13&gt;</text:placeholder></text:p>
            </table:table-cell>
            <table:table-cell table:style-name="Tendency_5f_Details.A2" office:value-type="string">
              <text:p text:style-name="P10"><text:placeholder text:placeholder-type="text">&lt;uwl_13&gt;</text:placeholder></text:p>
            </table:table-cell>
            <table:table-cell table:style-name="Tendency_5f_Details.A2" office:value-type="string">
              <text:p text:style-name="P10"><text:placeholder text:placeholder-type="text">&lt;upl_13&gt;</text:placeholder></text:p>
            </table:table-cell>
            <table:table-cell table:style-name="Tendency_5f_Details.A2" office:value-type="string">
              <text:p text:style-name="P10"><text:placeholder text:placeholder-type="text">&lt;cl_13&gt;</text:placeholder></text:p>
            </table:table-cell>
            <table:table-cell table:style-name="Tendency_5f_Details.A2" office:value-type="string">
              <text:p text:style-name="P10"><text:placeholder text:placeholder-type="text">&lt;lpl_13&gt;</text:placeholder></text:p>
            </table:table-cell>
            <table:table-cell table:style-name="Tendency_5f_Details.A2" office:value-type="string">
              <text:p text:style-name="P10"><text:placeholder text:placeholder-type="text">&lt;lwl_13&gt;</text:placeholder></text:p>
            </table:table-cell>
            <table:table-cell table:style-name="Tendency_5f_Details.A2" office:value-type="string">
              <text:p text:style-name="P10"><text:placeholder text:placeholder-type="text">&lt;lcl_13&gt;</text:placeholder></text:p>
            </table:table-cell>
            <table:table-cell table:style-name="Tendency_5f_Details.A2" office:value-type="string">
              <text:p text:style-name="P10"><text:placeholder text:placeholder-type="text">&lt;cv_1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4&gt;</text:placeholder></text:p>
            </table:table-cell>
            <table:table-cell table:style-name="Tendency_5f_Details.A2" office:value-type="string">
              <text:p text:style-name="P10"><text:placeholder text:placeholder-type="text">&lt;result_14&gt;</text:placeholder></text:p>
            </table:table-cell>
            <table:table-cell table:style-name="Tendency_5f_Details.A2" office:value-type="string">
              <text:p text:style-name="P10"><text:placeholder text:placeholder-type="text">&lt;ucl_14&gt;</text:placeholder></text:p>
            </table:table-cell>
            <table:table-cell table:style-name="Tendency_5f_Details.A2" office:value-type="string">
              <text:p text:style-name="P10"><text:placeholder text:placeholder-type="text">&lt;uwl_14&gt;</text:placeholder></text:p>
            </table:table-cell>
            <table:table-cell table:style-name="Tendency_5f_Details.A2" office:value-type="string">
              <text:p text:style-name="P10"><text:placeholder text:placeholder-type="text">&lt;upl_14&gt;</text:placeholder></text:p>
            </table:table-cell>
            <table:table-cell table:style-name="Tendency_5f_Details.A2" office:value-type="string">
              <text:p text:style-name="P10"><text:placeholder text:placeholder-type="text">&lt;cl_14&gt;</text:placeholder></text:p>
            </table:table-cell>
            <table:table-cell table:style-name="Tendency_5f_Details.A2" office:value-type="string">
              <text:p text:style-name="P10"><text:placeholder text:placeholder-type="text">&lt;lpl_14&gt;</text:placeholder></text:p>
            </table:table-cell>
            <table:table-cell table:style-name="Tendency_5f_Details.A2" office:value-type="string">
              <text:p text:style-name="P10"><text:placeholder text:placeholder-type="text">&lt;lwl_14&gt;</text:placeholder></text:p>
            </table:table-cell>
            <table:table-cell table:style-name="Tendency_5f_Details.A2" office:value-type="string">
              <text:p text:style-name="P10"><text:placeholder text:placeholder-type="text">&lt;lcl_14&gt;</text:placeholder></text:p>
            </table:table-cell>
            <table:table-cell table:style-name="Tendency_5f_Details.A2" office:value-type="string">
              <text:p text:style-name="P10"><text:placeholder text:placeholder-type="text">&lt;cv_1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5&gt;</text:placeholder></text:p>
            </table:table-cell>
            <table:table-cell table:style-name="Tendency_5f_Details.A2" office:value-type="string">
              <text:p text:style-name="P10"><text:placeholder text:placeholder-type="text">&lt;result_15&gt;</text:placeholder></text:p>
            </table:table-cell>
            <table:table-cell table:style-name="Tendency_5f_Details.A2" office:value-type="string">
              <text:p text:style-name="P10"><text:placeholder text:placeholder-type="text">&lt;ucl_15&gt;</text:placeholder></text:p>
            </table:table-cell>
            <table:table-cell table:style-name="Tendency_5f_Details.A2" office:value-type="string">
              <text:p text:style-name="P10"><text:placeholder text:placeholder-type="text">&lt;uwl_15&gt;</text:placeholder></text:p>
            </table:table-cell>
            <table:table-cell table:style-name="Tendency_5f_Details.A2" office:value-type="string">
              <text:p text:style-name="P10"><text:placeholder text:placeholder-type="text">&lt;upl_15&gt;</text:placeholder></text:p>
            </table:table-cell>
            <table:table-cell table:style-name="Tendency_5f_Details.A2" office:value-type="string">
              <text:p text:style-name="P10"><text:placeholder text:placeholder-type="text">&lt;cl_15&gt;</text:placeholder></text:p>
            </table:table-cell>
            <table:table-cell table:style-name="Tendency_5f_Details.A2" office:value-type="string">
              <text:p text:style-name="P10"><text:placeholder text:placeholder-type="text">&lt;lpl_15&gt;</text:placeholder></text:p>
            </table:table-cell>
            <table:table-cell table:style-name="Tendency_5f_Details.A2" office:value-type="string">
              <text:p text:style-name="P10"><text:placeholder text:placeholder-type="text">&lt;lwl_15&gt;</text:placeholder></text:p>
            </table:table-cell>
            <table:table-cell table:style-name="Tendency_5f_Details.A2" office:value-type="string">
              <text:p text:style-name="P10"><text:placeholder text:placeholder-type="text">&lt;lcl_15&gt;</text:placeholder></text:p>
            </table:table-cell>
            <table:table-cell table:style-name="Tendency_5f_Details.A2" office:value-type="string">
              <text:p text:style-name="P10"><text:placeholder text:placeholder-type="text">&lt;cv_1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6&gt;</text:placeholder></text:p>
            </table:table-cell>
            <table:table-cell table:style-name="Tendency_5f_Details.A2" office:value-type="string">
              <text:p text:style-name="P10"><text:placeholder text:placeholder-type="text">&lt;result_16&gt;</text:placeholder></text:p>
            </table:table-cell>
            <table:table-cell table:style-name="Tendency_5f_Details.A2" office:value-type="string">
              <text:p text:style-name="P10"><text:placeholder text:placeholder-type="text">&lt;ucl_16&gt;</text:placeholder></text:p>
            </table:table-cell>
            <table:table-cell table:style-name="Tendency_5f_Details.A2" office:value-type="string">
              <text:p text:style-name="P10"><text:placeholder text:placeholder-type="text">&lt;uwl_16&gt;</text:placeholder></text:p>
            </table:table-cell>
            <table:table-cell table:style-name="Tendency_5f_Details.A2" office:value-type="string">
              <text:p text:style-name="P10"><text:placeholder text:placeholder-type="text">&lt;upl_16&gt;</text:placeholder></text:p>
            </table:table-cell>
            <table:table-cell table:style-name="Tendency_5f_Details.A2" office:value-type="string">
              <text:p text:style-name="P10"><text:placeholder text:placeholder-type="text">&lt;cl_16&gt;</text:placeholder></text:p>
            </table:table-cell>
            <table:table-cell table:style-name="Tendency_5f_Details.A2" office:value-type="string">
              <text:p text:style-name="P10"><text:placeholder text:placeholder-type="text">&lt;lpl_16&gt;</text:placeholder></text:p>
            </table:table-cell>
            <table:table-cell table:style-name="Tendency_5f_Details.A2" office:value-type="string">
              <text:p text:style-name="P10"><text:placeholder text:placeholder-type="text">&lt;lwl_16&gt;</text:placeholder></text:p>
            </table:table-cell>
            <table:table-cell table:style-name="Tendency_5f_Details.A2" office:value-type="string">
              <text:p text:style-name="P10"><text:placeholder text:placeholder-type="text">&lt;lcl_16&gt;</text:placeholder></text:p>
            </table:table-cell>
            <table:table-cell table:style-name="Tendency_5f_Details.A2" office:value-type="string">
              <text:p text:style-name="P10"><text:placeholder text:placeholder-type="text">&lt;cv_1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7&gt;</text:placeholder></text:p>
            </table:table-cell>
            <table:table-cell table:style-name="Tendency_5f_Details.A2" office:value-type="string">
              <text:p text:style-name="P10"><text:placeholder text:placeholder-type="text">&lt;result_17&gt;</text:placeholder></text:p>
            </table:table-cell>
            <table:table-cell table:style-name="Tendency_5f_Details.A2" office:value-type="string">
              <text:p text:style-name="P10"><text:placeholder text:placeholder-type="text">&lt;ucl_17&gt;</text:placeholder></text:p>
            </table:table-cell>
            <table:table-cell table:style-name="Tendency_5f_Details.A2" office:value-type="string">
              <text:p text:style-name="P10"><text:placeholder text:placeholder-type="text">&lt;uwl_17&gt;</text:placeholder></text:p>
            </table:table-cell>
            <table:table-cell table:style-name="Tendency_5f_Details.A2" office:value-type="string">
              <text:p text:style-name="P10"><text:placeholder text:placeholder-type="text">&lt;upl_17&gt;</text:placeholder></text:p>
            </table:table-cell>
            <table:table-cell table:style-name="Tendency_5f_Details.A2" office:value-type="string">
              <text:p text:style-name="P10"><text:placeholder text:placeholder-type="text">&lt;cl_17&gt;</text:placeholder></text:p>
            </table:table-cell>
            <table:table-cell table:style-name="Tendency_5f_Details.A2" office:value-type="string">
              <text:p text:style-name="P10"><text:placeholder text:placeholder-type="text">&lt;lpl_17&gt;</text:placeholder></text:p>
            </table:table-cell>
            <table:table-cell table:style-name="Tendency_5f_Details.A2" office:value-type="string">
              <text:p text:style-name="P10"><text:placeholder text:placeholder-type="text">&lt;lwl_17&gt;</text:placeholder></text:p>
            </table:table-cell>
            <table:table-cell table:style-name="Tendency_5f_Details.A2" office:value-type="string">
              <text:p text:style-name="P10"><text:placeholder text:placeholder-type="text">&lt;lcl_17&gt;</text:placeholder></text:p>
            </table:table-cell>
            <table:table-cell table:style-name="Tendency_5f_Details.A2" office:value-type="string">
              <text:p text:style-name="P10"><text:placeholder text:placeholder-type="text">&lt;cv_1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8&gt;</text:placeholder></text:p>
            </table:table-cell>
            <table:table-cell table:style-name="Tendency_5f_Details.A2" office:value-type="string">
              <text:p text:style-name="P10"><text:placeholder text:placeholder-type="text">&lt;result_18&gt;</text:placeholder></text:p>
            </table:table-cell>
            <table:table-cell table:style-name="Tendency_5f_Details.A2" office:value-type="string">
              <text:p text:style-name="P10"><text:placeholder text:placeholder-type="text">&lt;ucl_18&gt;</text:placeholder></text:p>
            </table:table-cell>
            <table:table-cell table:style-name="Tendency_5f_Details.A2" office:value-type="string">
              <text:p text:style-name="P10"><text:placeholder text:placeholder-type="text">&lt;uwl_18&gt;</text:placeholder></text:p>
            </table:table-cell>
            <table:table-cell table:style-name="Tendency_5f_Details.A2" office:value-type="string">
              <text:p text:style-name="P10"><text:placeholder text:placeholder-type="text">&lt;upl_18&gt;</text:placeholder></text:p>
            </table:table-cell>
            <table:table-cell table:style-name="Tendency_5f_Details.A2" office:value-type="string">
              <text:p text:style-name="P10"><text:placeholder text:placeholder-type="text">&lt;cl_18&gt;</text:placeholder></text:p>
            </table:table-cell>
            <table:table-cell table:style-name="Tendency_5f_Details.A2" office:value-type="string">
              <text:p text:style-name="P10"><text:placeholder text:placeholder-type="text">&lt;lpl_18&gt;</text:placeholder></text:p>
            </table:table-cell>
            <table:table-cell table:style-name="Tendency_5f_Details.A2" office:value-type="string">
              <text:p text:style-name="P10"><text:placeholder text:placeholder-type="text">&lt;lwl_18&gt;</text:placeholder></text:p>
            </table:table-cell>
            <table:table-cell table:style-name="Tendency_5f_Details.A2" office:value-type="string">
              <text:p text:style-name="P10"><text:placeholder text:placeholder-type="text">&lt;lcl_18&gt;</text:placeholder></text:p>
            </table:table-cell>
            <table:table-cell table:style-name="Tendency_5f_Details.A2" office:value-type="string">
              <text:p text:style-name="P10"><text:placeholder text:placeholder-type="text">&lt;cv_1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9&gt;</text:placeholder></text:p>
            </table:table-cell>
            <table:table-cell table:style-name="Tendency_5f_Details.A2" office:value-type="string">
              <text:p text:style-name="P10"><text:placeholder text:placeholder-type="text">&lt;result_19&gt;</text:placeholder></text:p>
            </table:table-cell>
            <table:table-cell table:style-name="Tendency_5f_Details.A2" office:value-type="string">
              <text:p text:style-name="P10"><text:placeholder text:placeholder-type="text">&lt;ucl_19&gt;</text:placeholder></text:p>
            </table:table-cell>
            <table:table-cell table:style-name="Tendency_5f_Details.A2" office:value-type="string">
              <text:p text:style-name="P10"><text:placeholder text:placeholder-type="text">&lt;uwl_19&gt;</text:placeholder></text:p>
            </table:table-cell>
            <table:table-cell table:style-name="Tendency_5f_Details.A2" office:value-type="string">
              <text:p text:style-name="P10"><text:placeholder text:placeholder-type="text">&lt;upl_19&gt;</text:placeholder></text:p>
            </table:table-cell>
            <table:table-cell table:style-name="Tendency_5f_Details.A2" office:value-type="string">
              <text:p text:style-name="P10"><text:placeholder text:placeholder-type="text">&lt;cl_19&gt;</text:placeholder></text:p>
            </table:table-cell>
            <table:table-cell table:style-name="Tendency_5f_Details.A2" office:value-type="string">
              <text:p text:style-name="P10"><text:placeholder text:placeholder-type="text">&lt;lpl_19&gt;</text:placeholder></text:p>
            </table:table-cell>
            <table:table-cell table:style-name="Tendency_5f_Details.A2" office:value-type="string">
              <text:p text:style-name="P10"><text:placeholder text:placeholder-type="text">&lt;lwl_19&gt;</text:placeholder></text:p>
            </table:table-cell>
            <table:table-cell table:style-name="Tendency_5f_Details.A2" office:value-type="string">
              <text:p text:style-name="P10"><text:placeholder text:placeholder-type="text">&lt;lcl_19&gt;</text:placeholder></text:p>
            </table:table-cell>
            <table:table-cell table:style-name="Tendency_5f_Details.A2" office:value-type="string">
              <text:p text:style-name="P10"><text:placeholder text:placeholder-type="text">&lt;cv_1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0&gt;</text:placeholder></text:p>
            </table:table-cell>
            <table:table-cell table:style-name="Tendency_5f_Details.A2" office:value-type="string">
              <text:p text:style-name="P10"><text:placeholder text:placeholder-type="text">&lt;result_20&gt;</text:placeholder></text:p>
            </table:table-cell>
            <table:table-cell table:style-name="Tendency_5f_Details.A2" office:value-type="string">
              <text:p text:style-name="P10"><text:placeholder text:placeholder-type="text">&lt;ucl_20&gt;</text:placeholder></text:p>
            </table:table-cell>
            <table:table-cell table:style-name="Tendency_5f_Details.A2" office:value-type="string">
              <text:p text:style-name="P10"><text:placeholder text:placeholder-type="text">&lt;uwl_20&gt;</text:placeholder></text:p>
            </table:table-cell>
            <table:table-cell table:style-name="Tendency_5f_Details.A2" office:value-type="string">
              <text:p text:style-name="P10"><text:placeholder text:placeholder-type="text">&lt;upl_20&gt;</text:placeholder></text:p>
            </table:table-cell>
            <table:table-cell table:style-name="Tendency_5f_Details.A2" office:value-type="string">
              <text:p text:style-name="P10"><text:placeholder text:placeholder-type="text">&lt;cl_20&gt;</text:placeholder></text:p>
            </table:table-cell>
            <table:table-cell table:style-name="Tendency_5f_Details.A2" office:value-type="string">
              <text:p text:style-name="P10"><text:placeholder text:placeholder-type="text">&lt;lpl_20&gt;</text:placeholder></text:p>
            </table:table-cell>
            <table:table-cell table:style-name="Tendency_5f_Details.A2" office:value-type="string">
              <text:p text:style-name="P10"><text:placeholder text:placeholder-type="text">&lt;lwl_20&gt;</text:placeholder></text:p>
            </table:table-cell>
            <table:table-cell table:style-name="Tendency_5f_Details.A2" office:value-type="string">
              <text:p text:style-name="P10"><text:placeholder text:placeholder-type="text">&lt;lcl_20&gt;</text:placeholder></text:p>
            </table:table-cell>
            <table:table-cell table:style-name="Tendency_5f_Details.A2" office:value-type="string">
              <text:p text:style-name="P10"><text:placeholder text:placeholder-type="text">&lt;cv_2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1&gt;</text:placeholder></text:p>
            </table:table-cell>
            <table:table-cell table:style-name="Tendency_5f_Details.A2" office:value-type="string">
              <text:p text:style-name="P10"><text:placeholder text:placeholder-type="text">&lt;result_21&gt;</text:placeholder></text:p>
            </table:table-cell>
            <table:table-cell table:style-name="Tendency_5f_Details.A2" office:value-type="string">
              <text:p text:style-name="P10"><text:placeholder text:placeholder-type="text">&lt;ucl_21&gt;</text:placeholder></text:p>
            </table:table-cell>
            <table:table-cell table:style-name="Tendency_5f_Details.A2" office:value-type="string">
              <text:p text:style-name="P10"><text:placeholder text:placeholder-type="text">&lt;uwl_21&gt;</text:placeholder></text:p>
            </table:table-cell>
            <table:table-cell table:style-name="Tendency_5f_Details.A2" office:value-type="string">
              <text:p text:style-name="P10"><text:placeholder text:placeholder-type="text">&lt;upl_21&gt;</text:placeholder></text:p>
            </table:table-cell>
            <table:table-cell table:style-name="Tendency_5f_Details.A2" office:value-type="string">
              <text:p text:style-name="P10"><text:placeholder text:placeholder-type="text">&lt;cl_21&gt;</text:placeholder></text:p>
            </table:table-cell>
            <table:table-cell table:style-name="Tendency_5f_Details.A2" office:value-type="string">
              <text:p text:style-name="P10"><text:placeholder text:placeholder-type="text">&lt;lpl_21&gt;</text:placeholder></text:p>
            </table:table-cell>
            <table:table-cell table:style-name="Tendency_5f_Details.A2" office:value-type="string">
              <text:p text:style-name="P10"><text:placeholder text:placeholder-type="text">&lt;lwl_21&gt;</text:placeholder></text:p>
            </table:table-cell>
            <table:table-cell table:style-name="Tendency_5f_Details.A2" office:value-type="string">
              <text:p text:style-name="P10"><text:placeholder text:placeholder-type="text">&lt;lcl_21&gt;</text:placeholder></text:p>
            </table:table-cell>
            <table:table-cell table:style-name="Tendency_5f_Details.A2" office:value-type="string">
              <text:p text:style-name="P10"><text:placeholder text:placeholder-type="text">&lt;cv_2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2&gt;</text:placeholder></text:p>
            </table:table-cell>
            <table:table-cell table:style-name="Tendency_5f_Details.A2" office:value-type="string">
              <text:p text:style-name="P10"><text:placeholder text:placeholder-type="text">&lt;result_22&gt;</text:placeholder></text:p>
            </table:table-cell>
            <table:table-cell table:style-name="Tendency_5f_Details.A2" office:value-type="string">
              <text:p text:style-name="P10"><text:placeholder text:placeholder-type="text">&lt;ucl_22&gt;</text:placeholder></text:p>
            </table:table-cell>
            <table:table-cell table:style-name="Tendency_5f_Details.A2" office:value-type="string">
              <text:p text:style-name="P10"><text:placeholder text:placeholder-type="text">&lt;uwl_22&gt;</text:placeholder></text:p>
            </table:table-cell>
            <table:table-cell table:style-name="Tendency_5f_Details.A2" office:value-type="string">
              <text:p text:style-name="P10"><text:placeholder text:placeholder-type="text">&lt;upl_22&gt;</text:placeholder></text:p>
            </table:table-cell>
            <table:table-cell table:style-name="Tendency_5f_Details.A2" office:value-type="string">
              <text:p text:style-name="P10"><text:placeholder text:placeholder-type="text">&lt;cl_22&gt;</text:placeholder></text:p>
            </table:table-cell>
            <table:table-cell table:style-name="Tendency_5f_Details.A2" office:value-type="string">
              <text:p text:style-name="P10"><text:placeholder text:placeholder-type="text">&lt;lpl_22&gt;</text:placeholder></text:p>
            </table:table-cell>
            <table:table-cell table:style-name="Tendency_5f_Details.A2" office:value-type="string">
              <text:p text:style-name="P10"><text:placeholder text:placeholder-type="text">&lt;lwl_22&gt;</text:placeholder></text:p>
            </table:table-cell>
            <table:table-cell table:style-name="Tendency_5f_Details.A2" office:value-type="string">
              <text:p text:style-name="P10"><text:placeholder text:placeholder-type="text">&lt;lcl_22&gt;</text:placeholder></text:p>
            </table:table-cell>
            <table:table-cell table:style-name="Tendency_5f_Details.A2" office:value-type="string">
              <text:p text:style-name="P10"><text:placeholder text:placeholder-type="text">&lt;cv_2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3&gt;</text:placeholder></text:p>
            </table:table-cell>
            <table:table-cell table:style-name="Tendency_5f_Details.A2" office:value-type="string">
              <text:p text:style-name="P10"><text:placeholder text:placeholder-type="text">&lt;result_23&gt;</text:placeholder></text:p>
            </table:table-cell>
            <table:table-cell table:style-name="Tendency_5f_Details.A2" office:value-type="string">
              <text:p text:style-name="P10"><text:placeholder text:placeholder-type="text">&lt;ucl_23&gt;</text:placeholder></text:p>
            </table:table-cell>
            <table:table-cell table:style-name="Tendency_5f_Details.A2" office:value-type="string">
              <text:p text:style-name="P10"><text:placeholder text:placeholder-type="text">&lt;uwl_23&gt;</text:placeholder></text:p>
            </table:table-cell>
            <table:table-cell table:style-name="Tendency_5f_Details.A2" office:value-type="string">
              <text:p text:style-name="P10"><text:placeholder text:placeholder-type="text">&lt;upl_23&gt;</text:placeholder></text:p>
            </table:table-cell>
            <table:table-cell table:style-name="Tendency_5f_Details.A2" office:value-type="string">
              <text:p text:style-name="P10"><text:placeholder text:placeholder-type="text">&lt;cl_23&gt;</text:placeholder></text:p>
            </table:table-cell>
            <table:table-cell table:style-name="Tendency_5f_Details.A2" office:value-type="string">
              <text:p text:style-name="P10"><text:placeholder text:placeholder-type="text">&lt;lpl_23&gt;</text:placeholder></text:p>
            </table:table-cell>
            <table:table-cell table:style-name="Tendency_5f_Details.A2" office:value-type="string">
              <text:p text:style-name="P10"><text:placeholder text:placeholder-type="text">&lt;lwl_23&gt;</text:placeholder></text:p>
            </table:table-cell>
            <table:table-cell table:style-name="Tendency_5f_Details.A2" office:value-type="string">
              <text:p text:style-name="P10"><text:placeholder text:placeholder-type="text">&lt;lcl_23&gt;</text:placeholder></text:p>
            </table:table-cell>
            <table:table-cell table:style-name="Tendency_5f_Details.A2" office:value-type="string">
              <text:p text:style-name="P10"><text:placeholder text:placeholder-type="text">&lt;cv_2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4&gt;</text:placeholder></text:p>
            </table:table-cell>
            <table:table-cell table:style-name="Tendency_5f_Details.A2" office:value-type="string">
              <text:p text:style-name="P10"><text:placeholder text:placeholder-type="text">&lt;result_24&gt;</text:placeholder></text:p>
            </table:table-cell>
            <table:table-cell table:style-name="Tendency_5f_Details.A2" office:value-type="string">
              <text:p text:style-name="P10"><text:placeholder text:placeholder-type="text">&lt;ucl_24&gt;</text:placeholder></text:p>
            </table:table-cell>
            <table:table-cell table:style-name="Tendency_5f_Details.A2" office:value-type="string">
              <text:p text:style-name="P10"><text:placeholder text:placeholder-type="text">&lt;uwl_24&gt;</text:placeholder></text:p>
            </table:table-cell>
            <table:table-cell table:style-name="Tendency_5f_Details.A2" office:value-type="string">
              <text:p text:style-name="P10"><text:placeholder text:placeholder-type="text">&lt;upl_24&gt;</text:placeholder></text:p>
            </table:table-cell>
            <table:table-cell table:style-name="Tendency_5f_Details.A2" office:value-type="string">
              <text:p text:style-name="P10"><text:placeholder text:placeholder-type="text">&lt;cl_24&gt;</text:placeholder></text:p>
            </table:table-cell>
            <table:table-cell table:style-name="Tendency_5f_Details.A2" office:value-type="string">
              <text:p text:style-name="P10"><text:placeholder text:placeholder-type="text">&lt;lpl_24&gt;</text:placeholder></text:p>
            </table:table-cell>
            <table:table-cell table:style-name="Tendency_5f_Details.A2" office:value-type="string">
              <text:p text:style-name="P10"><text:placeholder text:placeholder-type="text">&lt;lwl_24&gt;</text:placeholder></text:p>
            </table:table-cell>
            <table:table-cell table:style-name="Tendency_5f_Details.A2" office:value-type="string">
              <text:p text:style-name="P10"><text:placeholder text:placeholder-type="text">&lt;lcl_24&gt;</text:placeholder></text:p>
            </table:table-cell>
            <table:table-cell table:style-name="Tendency_5f_Details.A2" office:value-type="string">
              <text:p text:style-name="P10"><text:placeholder text:placeholder-type="text">&lt;cv_2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5&gt;</text:placeholder></text:p>
            </table:table-cell>
            <table:table-cell table:style-name="Tendency_5f_Details.A2" office:value-type="string">
              <text:p text:style-name="P10"><text:placeholder text:placeholder-type="text">&lt;result_25&gt;</text:placeholder></text:p>
            </table:table-cell>
            <table:table-cell table:style-name="Tendency_5f_Details.A2" office:value-type="string">
              <text:p text:style-name="P10"><text:placeholder text:placeholder-type="text">&lt;ucl_25&gt;</text:placeholder></text:p>
            </table:table-cell>
            <table:table-cell table:style-name="Tendency_5f_Details.A2" office:value-type="string">
              <text:p text:style-name="P10"><text:placeholder text:placeholder-type="text">&lt;uwl_25&gt;</text:placeholder></text:p>
            </table:table-cell>
            <table:table-cell table:style-name="Tendency_5f_Details.A2" office:value-type="string">
              <text:p text:style-name="P10"><text:placeholder text:placeholder-type="text">&lt;upl_25&gt;</text:placeholder></text:p>
            </table:table-cell>
            <table:table-cell table:style-name="Tendency_5f_Details.A2" office:value-type="string">
              <text:p text:style-name="P10"><text:placeholder text:placeholder-type="text">&lt;cl_25&gt;</text:placeholder></text:p>
            </table:table-cell>
            <table:table-cell table:style-name="Tendency_5f_Details.A2" office:value-type="string">
              <text:p text:style-name="P10"><text:placeholder text:placeholder-type="text">&lt;lpl_25&gt;</text:placeholder></text:p>
            </table:table-cell>
            <table:table-cell table:style-name="Tendency_5f_Details.A2" office:value-type="string">
              <text:p text:style-name="P10"><text:placeholder text:placeholder-type="text">&lt;lwl_25&gt;</text:placeholder></text:p>
            </table:table-cell>
            <table:table-cell table:style-name="Tendency_5f_Details.A2" office:value-type="string">
              <text:p text:style-name="P10"><text:placeholder text:placeholder-type="text">&lt;lcl_25&gt;</text:placeholder></text:p>
            </table:table-cell>
            <table:table-cell table:style-name="Tendency_5f_Details.A2" office:value-type="string">
              <text:p text:style-name="P10"><text:placeholder text:placeholder-type="text">&lt;cv_2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6&gt;</text:placeholder></text:p>
            </table:table-cell>
            <table:table-cell table:style-name="Tendency_5f_Details.A2" office:value-type="string">
              <text:p text:style-name="P10"><text:placeholder text:placeholder-type="text">&lt;result_26&gt;</text:placeholder></text:p>
            </table:table-cell>
            <table:table-cell table:style-name="Tendency_5f_Details.A2" office:value-type="string">
              <text:p text:style-name="P10"><text:placeholder text:placeholder-type="text">&lt;ucl_26&gt;</text:placeholder></text:p>
            </table:table-cell>
            <table:table-cell table:style-name="Tendency_5f_Details.A2" office:value-type="string">
              <text:p text:style-name="P10"><text:placeholder text:placeholder-type="text">&lt;uwl_26&gt;</text:placeholder></text:p>
            </table:table-cell>
            <table:table-cell table:style-name="Tendency_5f_Details.A2" office:value-type="string">
              <text:p text:style-name="P10"><text:placeholder text:placeholder-type="text">&lt;upl_26&gt;</text:placeholder></text:p>
            </table:table-cell>
            <table:table-cell table:style-name="Tendency_5f_Details.A2" office:value-type="string">
              <text:p text:style-name="P10"><text:placeholder text:placeholder-type="text">&lt;cl_26&gt;</text:placeholder></text:p>
            </table:table-cell>
            <table:table-cell table:style-name="Tendency_5f_Details.A2" office:value-type="string">
              <text:p text:style-name="P10"><text:placeholder text:placeholder-type="text">&lt;lpl_26&gt;</text:placeholder></text:p>
            </table:table-cell>
            <table:table-cell table:style-name="Tendency_5f_Details.A2" office:value-type="string">
              <text:p text:style-name="P10"><text:placeholder text:placeholder-type="text">&lt;lwl_26&gt;</text:placeholder></text:p>
            </table:table-cell>
            <table:table-cell table:style-name="Tendency_5f_Details.A2" office:value-type="string">
              <text:p text:style-name="P10"><text:placeholder text:placeholder-type="text">&lt;lcl_26&gt;</text:placeholder></text:p>
            </table:table-cell>
            <table:table-cell table:style-name="Tendency_5f_Details.A2" office:value-type="string">
              <text:p text:style-name="P10"><text:placeholder text:placeholder-type="text">&lt;cv_2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7&gt;</text:placeholder></text:p>
            </table:table-cell>
            <table:table-cell table:style-name="Tendency_5f_Details.A2" office:value-type="string">
              <text:p text:style-name="P10"><text:placeholder text:placeholder-type="text">&lt;result_27&gt;</text:placeholder></text:p>
            </table:table-cell>
            <table:table-cell table:style-name="Tendency_5f_Details.A2" office:value-type="string">
              <text:p text:style-name="P10"><text:placeholder text:placeholder-type="text">&lt;ucl_27&gt;</text:placeholder></text:p>
            </table:table-cell>
            <table:table-cell table:style-name="Tendency_5f_Details.A2" office:value-type="string">
              <text:p text:style-name="P10"><text:placeholder text:placeholder-type="text">&lt;uwl_27&gt;</text:placeholder></text:p>
            </table:table-cell>
            <table:table-cell table:style-name="Tendency_5f_Details.A2" office:value-type="string">
              <text:p text:style-name="P10"><text:placeholder text:placeholder-type="text">&lt;upl_27&gt;</text:placeholder></text:p>
            </table:table-cell>
            <table:table-cell table:style-name="Tendency_5f_Details.A2" office:value-type="string">
              <text:p text:style-name="P10"><text:placeholder text:placeholder-type="text">&lt;cl_27&gt;</text:placeholder></text:p>
            </table:table-cell>
            <table:table-cell table:style-name="Tendency_5f_Details.A2" office:value-type="string">
              <text:p text:style-name="P10"><text:placeholder text:placeholder-type="text">&lt;lpl_27&gt;</text:placeholder></text:p>
            </table:table-cell>
            <table:table-cell table:style-name="Tendency_5f_Details.A2" office:value-type="string">
              <text:p text:style-name="P10"><text:placeholder text:placeholder-type="text">&lt;lwl_27&gt;</text:placeholder></text:p>
            </table:table-cell>
            <table:table-cell table:style-name="Tendency_5f_Details.A2" office:value-type="string">
              <text:p text:style-name="P10"><text:placeholder text:placeholder-type="text">&lt;lcl_27&gt;</text:placeholder></text:p>
            </table:table-cell>
            <table:table-cell table:style-name="Tendency_5f_Details.A2" office:value-type="string">
              <text:p text:style-name="P10"><text:placeholder text:placeholder-type="text">&lt;cv_27&gt;</text:placeholder></text:p>
            </table:table-cell>
          </table:table-row>
          <text:soft-page-break/>
          <table:table-row>
            <table:table-cell table:style-name="Tendency_5f_Details.A2" office:value-type="string">
              <text:p text:style-name="P10"><text:placeholder text:placeholder-type="text">&lt;number_28&gt;</text:placeholder></text:p>
            </table:table-cell>
            <table:table-cell table:style-name="Tendency_5f_Details.A2" office:value-type="string">
              <text:p text:style-name="P10"><text:placeholder text:placeholder-type="text">&lt;result_28&gt;</text:placeholder></text:p>
            </table:table-cell>
            <table:table-cell table:style-name="Tendency_5f_Details.A2" office:value-type="string">
              <text:p text:style-name="P10"><text:placeholder text:placeholder-type="text">&lt;ucl_28&gt;</text:placeholder></text:p>
            </table:table-cell>
            <table:table-cell table:style-name="Tendency_5f_Details.A2" office:value-type="string">
              <text:p text:style-name="P10"><text:placeholder text:placeholder-type="text">&lt;uwl_28&gt;</text:placeholder></text:p>
            </table:table-cell>
            <table:table-cell table:style-name="Tendency_5f_Details.A2" office:value-type="string">
              <text:p text:style-name="P10"><text:placeholder text:placeholder-type="text">&lt;upl_28&gt;</text:placeholder></text:p>
            </table:table-cell>
            <table:table-cell table:style-name="Tendency_5f_Details.A2" office:value-type="string">
              <text:p text:style-name="P10"><text:placeholder text:placeholder-type="text">&lt;cl_28&gt;</text:placeholder></text:p>
            </table:table-cell>
            <table:table-cell table:style-name="Tendency_5f_Details.A2" office:value-type="string">
              <text:p text:style-name="P10"><text:placeholder text:placeholder-type="text">&lt;lpl_28&gt;</text:placeholder></text:p>
            </table:table-cell>
            <table:table-cell table:style-name="Tendency_5f_Details.A2" office:value-type="string">
              <text:p text:style-name="P10"><text:placeholder text:placeholder-type="text">&lt;lwl_28&gt;</text:placeholder></text:p>
            </table:table-cell>
            <table:table-cell table:style-name="Tendency_5f_Details.A2" office:value-type="string">
              <text:p text:style-name="P10"><text:placeholder text:placeholder-type="text">&lt;lcl_28&gt;</text:placeholder></text:p>
            </table:table-cell>
            <table:table-cell table:style-name="Tendency_5f_Details.A2" office:value-type="string">
              <text:p text:style-name="P10"><text:placeholder text:placeholder-type="text">&lt;cv_2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29&gt;</text:placeholder></text:p>
            </table:table-cell>
            <table:table-cell table:style-name="Tendency_5f_Details.A2" office:value-type="string">
              <text:p text:style-name="P10"><text:placeholder text:placeholder-type="text">&lt;result_29&gt;</text:placeholder></text:p>
            </table:table-cell>
            <table:table-cell table:style-name="Tendency_5f_Details.A2" office:value-type="string">
              <text:p text:style-name="P10"><text:placeholder text:placeholder-type="text">&lt;ucl_29&gt;</text:placeholder></text:p>
            </table:table-cell>
            <table:table-cell table:style-name="Tendency_5f_Details.A2" office:value-type="string">
              <text:p text:style-name="P10"><text:placeholder text:placeholder-type="text">&lt;uwl_29&gt;</text:placeholder></text:p>
            </table:table-cell>
            <table:table-cell table:style-name="Tendency_5f_Details.A2" office:value-type="string">
              <text:p text:style-name="P10"><text:placeholder text:placeholder-type="text">&lt;upl_29&gt;</text:placeholder></text:p>
            </table:table-cell>
            <table:table-cell table:style-name="Tendency_5f_Details.A2" office:value-type="string">
              <text:p text:style-name="P10"><text:placeholder text:placeholder-type="text">&lt;cl_29&gt;</text:placeholder></text:p>
            </table:table-cell>
            <table:table-cell table:style-name="Tendency_5f_Details.A2" office:value-type="string">
              <text:p text:style-name="P10"><text:placeholder text:placeholder-type="text">&lt;lpl_29&gt;</text:placeholder></text:p>
            </table:table-cell>
            <table:table-cell table:style-name="Tendency_5f_Details.A2" office:value-type="string">
              <text:p text:style-name="P10"><text:placeholder text:placeholder-type="text">&lt;lwl_29&gt;</text:placeholder></text:p>
            </table:table-cell>
            <table:table-cell table:style-name="Tendency_5f_Details.A2" office:value-type="string">
              <text:p text:style-name="P10"><text:placeholder text:placeholder-type="text">&lt;lcl_29&gt;</text:placeholder></text:p>
            </table:table-cell>
            <table:table-cell table:style-name="Tendency_5f_Details.A2" office:value-type="string">
              <text:p text:style-name="P10"><text:placeholder text:placeholder-type="text">&lt;cv_2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0&gt;</text:placeholder></text:p>
            </table:table-cell>
            <table:table-cell table:style-name="Tendency_5f_Details.A2" office:value-type="string">
              <text:p text:style-name="P10"><text:placeholder text:placeholder-type="text">&lt;result_30&gt;</text:placeholder></text:p>
            </table:table-cell>
            <table:table-cell table:style-name="Tendency_5f_Details.A2" office:value-type="string">
              <text:p text:style-name="P10"><text:placeholder text:placeholder-type="text">&lt;ucl_30&gt;</text:placeholder></text:p>
            </table:table-cell>
            <table:table-cell table:style-name="Tendency_5f_Details.A2" office:value-type="string">
              <text:p text:style-name="P10"><text:placeholder text:placeholder-type="text">&lt;uwl_30&gt;</text:placeholder></text:p>
            </table:table-cell>
            <table:table-cell table:style-name="Tendency_5f_Details.A2" office:value-type="string">
              <text:p text:style-name="P10"><text:placeholder text:placeholder-type="text">&lt;upl_30&gt;</text:placeholder></text:p>
            </table:table-cell>
            <table:table-cell table:style-name="Tendency_5f_Details.A2" office:value-type="string">
              <text:p text:style-name="P10"><text:placeholder text:placeholder-type="text">&lt;cl_30&gt;</text:placeholder></text:p>
            </table:table-cell>
            <table:table-cell table:style-name="Tendency_5f_Details.A2" office:value-type="string">
              <text:p text:style-name="P10"><text:placeholder text:placeholder-type="text">&lt;lpl_30&gt;</text:placeholder></text:p>
            </table:table-cell>
            <table:table-cell table:style-name="Tendency_5f_Details.A2" office:value-type="string">
              <text:p text:style-name="P10"><text:placeholder text:placeholder-type="text">&lt;lwl_30&gt;</text:placeholder></text:p>
            </table:table-cell>
            <table:table-cell table:style-name="Tendency_5f_Details.A2" office:value-type="string">
              <text:p text:style-name="P10"><text:placeholder text:placeholder-type="text">&lt;lcl_30&gt;</text:placeholder></text:p>
            </table:table-cell>
            <table:table-cell table:style-name="Tendency_5f_Details.A2" office:value-type="string">
              <text:p text:style-name="P10"><text:placeholder text:placeholder-type="text">&lt;cv_3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1&gt;</text:placeholder></text:p>
            </table:table-cell>
            <table:table-cell table:style-name="Tendency_5f_Details.A2" office:value-type="string">
              <text:p text:style-name="P10"><text:placeholder text:placeholder-type="text">&lt;result_31&gt;</text:placeholder></text:p>
            </table:table-cell>
            <table:table-cell table:style-name="Tendency_5f_Details.A2" office:value-type="string">
              <text:p text:style-name="P10"><text:placeholder text:placeholder-type="text">&lt;ucl_31&gt;</text:placeholder></text:p>
            </table:table-cell>
            <table:table-cell table:style-name="Tendency_5f_Details.A2" office:value-type="string">
              <text:p text:style-name="P10"><text:placeholder text:placeholder-type="text">&lt;uwl_31&gt;</text:placeholder></text:p>
            </table:table-cell>
            <table:table-cell table:style-name="Tendency_5f_Details.A2" office:value-type="string">
              <text:p text:style-name="P10"><text:placeholder text:placeholder-type="text">&lt;upl_31&gt;</text:placeholder></text:p>
            </table:table-cell>
            <table:table-cell table:style-name="Tendency_5f_Details.A2" office:value-type="string">
              <text:p text:style-name="P10"><text:placeholder text:placeholder-type="text">&lt;cl_31&gt;</text:placeholder></text:p>
            </table:table-cell>
            <table:table-cell table:style-name="Tendency_5f_Details.A2" office:value-type="string">
              <text:p text:style-name="P10"><text:placeholder text:placeholder-type="text">&lt;lpl_31&gt;</text:placeholder></text:p>
            </table:table-cell>
            <table:table-cell table:style-name="Tendency_5f_Details.A2" office:value-type="string">
              <text:p text:style-name="P10"><text:placeholder text:placeholder-type="text">&lt;lwl_31&gt;</text:placeholder></text:p>
            </table:table-cell>
            <table:table-cell table:style-name="Tendency_5f_Details.A2" office:value-type="string">
              <text:p text:style-name="P10"><text:placeholder text:placeholder-type="text">&lt;lcl_31&gt;</text:placeholder></text:p>
            </table:table-cell>
            <table:table-cell table:style-name="Tendency_5f_Details.A2" office:value-type="string">
              <text:p text:style-name="P10"><text:placeholder text:placeholder-type="text">&lt;cv_3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2&gt;</text:placeholder></text:p>
            </table:table-cell>
            <table:table-cell table:style-name="Tendency_5f_Details.A2" office:value-type="string">
              <text:p text:style-name="P10"><text:placeholder text:placeholder-type="text">&lt;result_32&gt;</text:placeholder></text:p>
            </table:table-cell>
            <table:table-cell table:style-name="Tendency_5f_Details.A2" office:value-type="string">
              <text:p text:style-name="P10"><text:placeholder text:placeholder-type="text">&lt;ucl_32&gt;</text:placeholder></text:p>
            </table:table-cell>
            <table:table-cell table:style-name="Tendency_5f_Details.A2" office:value-type="string">
              <text:p text:style-name="P10"><text:placeholder text:placeholder-type="text">&lt;uwl_32&gt;</text:placeholder></text:p>
            </table:table-cell>
            <table:table-cell table:style-name="Tendency_5f_Details.A2" office:value-type="string">
              <text:p text:style-name="P10"><text:placeholder text:placeholder-type="text">&lt;upl_32&gt;</text:placeholder></text:p>
            </table:table-cell>
            <table:table-cell table:style-name="Tendency_5f_Details.A2" office:value-type="string">
              <text:p text:style-name="P10"><text:placeholder text:placeholder-type="text">&lt;cl_32&gt;</text:placeholder></text:p>
            </table:table-cell>
            <table:table-cell table:style-name="Tendency_5f_Details.A2" office:value-type="string">
              <text:p text:style-name="P10"><text:placeholder text:placeholder-type="text">&lt;lpl_32&gt;</text:placeholder></text:p>
            </table:table-cell>
            <table:table-cell table:style-name="Tendency_5f_Details.A2" office:value-type="string">
              <text:p text:style-name="P10"><text:placeholder text:placeholder-type="text">&lt;lwl_32&gt;</text:placeholder></text:p>
            </table:table-cell>
            <table:table-cell table:style-name="Tendency_5f_Details.A2" office:value-type="string">
              <text:p text:style-name="P10"><text:placeholder text:placeholder-type="text">&lt;lcl_32&gt;</text:placeholder></text:p>
            </table:table-cell>
            <table:table-cell table:style-name="Tendency_5f_Details.A2" office:value-type="string">
              <text:p text:style-name="P10"><text:placeholder text:placeholder-type="text">&lt;cv_3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3&gt;</text:placeholder></text:p>
            </table:table-cell>
            <table:table-cell table:style-name="Tendency_5f_Details.A2" office:value-type="string">
              <text:p text:style-name="P10"><text:placeholder text:placeholder-type="text">&lt;result_33&gt;</text:placeholder></text:p>
            </table:table-cell>
            <table:table-cell table:style-name="Tendency_5f_Details.A2" office:value-type="string">
              <text:p text:style-name="P10"><text:placeholder text:placeholder-type="text">&lt;ucl_33&gt;</text:placeholder></text:p>
            </table:table-cell>
            <table:table-cell table:style-name="Tendency_5f_Details.A2" office:value-type="string">
              <text:p text:style-name="P10"><text:placeholder text:placeholder-type="text">&lt;uwl_33&gt;</text:placeholder></text:p>
            </table:table-cell>
            <table:table-cell table:style-name="Tendency_5f_Details.A2" office:value-type="string">
              <text:p text:style-name="P10"><text:placeholder text:placeholder-type="text">&lt;upl_33&gt;</text:placeholder></text:p>
            </table:table-cell>
            <table:table-cell table:style-name="Tendency_5f_Details.A2" office:value-type="string">
              <text:p text:style-name="P10"><text:placeholder text:placeholder-type="text">&lt;cl_33&gt;</text:placeholder></text:p>
            </table:table-cell>
            <table:table-cell table:style-name="Tendency_5f_Details.A2" office:value-type="string">
              <text:p text:style-name="P10"><text:placeholder text:placeholder-type="text">&lt;lpl_33&gt;</text:placeholder></text:p>
            </table:table-cell>
            <table:table-cell table:style-name="Tendency_5f_Details.A2" office:value-type="string">
              <text:p text:style-name="P10"><text:placeholder text:placeholder-type="text">&lt;lwl_33&gt;</text:placeholder></text:p>
            </table:table-cell>
            <table:table-cell table:style-name="Tendency_5f_Details.A2" office:value-type="string">
              <text:p text:style-name="P10"><text:placeholder text:placeholder-type="text">&lt;lcl_33&gt;</text:placeholder></text:p>
            </table:table-cell>
            <table:table-cell table:style-name="Tendency_5f_Details.A2" office:value-type="string">
              <text:p text:style-name="P10"><text:placeholder text:placeholder-type="text">&lt;cv_3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4&gt;</text:placeholder></text:p>
            </table:table-cell>
            <table:table-cell table:style-name="Tendency_5f_Details.A2" office:value-type="string">
              <text:p text:style-name="P10"><text:placeholder text:placeholder-type="text">&lt;result_34&gt;</text:placeholder></text:p>
            </table:table-cell>
            <table:table-cell table:style-name="Tendency_5f_Details.A2" office:value-type="string">
              <text:p text:style-name="P10"><text:placeholder text:placeholder-type="text">&lt;ucl_34&gt;</text:placeholder></text:p>
            </table:table-cell>
            <table:table-cell table:style-name="Tendency_5f_Details.A2" office:value-type="string">
              <text:p text:style-name="P10"><text:placeholder text:placeholder-type="text">&lt;uwl_34&gt;</text:placeholder></text:p>
            </table:table-cell>
            <table:table-cell table:style-name="Tendency_5f_Details.A2" office:value-type="string">
              <text:p text:style-name="P10"><text:placeholder text:placeholder-type="text">&lt;upl_34&gt;</text:placeholder></text:p>
            </table:table-cell>
            <table:table-cell table:style-name="Tendency_5f_Details.A2" office:value-type="string">
              <text:p text:style-name="P10"><text:placeholder text:placeholder-type="text">&lt;cl_34&gt;</text:placeholder></text:p>
            </table:table-cell>
            <table:table-cell table:style-name="Tendency_5f_Details.A2" office:value-type="string">
              <text:p text:style-name="P10"><text:placeholder text:placeholder-type="text">&lt;lpl_34&gt;</text:placeholder></text:p>
            </table:table-cell>
            <table:table-cell table:style-name="Tendency_5f_Details.A2" office:value-type="string">
              <text:p text:style-name="P10"><text:placeholder text:placeholder-type="text">&lt;lwl_34&gt;</text:placeholder></text:p>
            </table:table-cell>
            <table:table-cell table:style-name="Tendency_5f_Details.A2" office:value-type="string">
              <text:p text:style-name="P10"><text:placeholder text:placeholder-type="text">&lt;lcl_34&gt;</text:placeholder></text:p>
            </table:table-cell>
            <table:table-cell table:style-name="Tendency_5f_Details.A2" office:value-type="string">
              <text:p text:style-name="P10"><text:placeholder text:placeholder-type="text">&lt;cv_3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5&gt;</text:placeholder></text:p>
            </table:table-cell>
            <table:table-cell table:style-name="Tendency_5f_Details.A2" office:value-type="string">
              <text:p text:style-name="P10"><text:placeholder text:placeholder-type="text">&lt;result_35&gt;</text:placeholder></text:p>
            </table:table-cell>
            <table:table-cell table:style-name="Tendency_5f_Details.A2" office:value-type="string">
              <text:p text:style-name="P10"><text:placeholder text:placeholder-type="text">&lt;ucl_35&gt;</text:placeholder></text:p>
            </table:table-cell>
            <table:table-cell table:style-name="Tendency_5f_Details.A2" office:value-type="string">
              <text:p text:style-name="P10"><text:placeholder text:placeholder-type="text">&lt;uwl_35&gt;</text:placeholder></text:p>
            </table:table-cell>
            <table:table-cell table:style-name="Tendency_5f_Details.A2" office:value-type="string">
              <text:p text:style-name="P10"><text:placeholder text:placeholder-type="text">&lt;upl_35&gt;</text:placeholder></text:p>
            </table:table-cell>
            <table:table-cell table:style-name="Tendency_5f_Details.A2" office:value-type="string">
              <text:p text:style-name="P10"><text:placeholder text:placeholder-type="text">&lt;cl_35&gt;</text:placeholder></text:p>
            </table:table-cell>
            <table:table-cell table:style-name="Tendency_5f_Details.A2" office:value-type="string">
              <text:p text:style-name="P10"><text:placeholder text:placeholder-type="text">&lt;lpl_35&gt;</text:placeholder></text:p>
            </table:table-cell>
            <table:table-cell table:style-name="Tendency_5f_Details.A2" office:value-type="string">
              <text:p text:style-name="P10"><text:placeholder text:placeholder-type="text">&lt;lwl_35&gt;</text:placeholder></text:p>
            </table:table-cell>
            <table:table-cell table:style-name="Tendency_5f_Details.A2" office:value-type="string">
              <text:p text:style-name="P10"><text:placeholder text:placeholder-type="text">&lt;lcl_35&gt;</text:placeholder></text:p>
            </table:table-cell>
            <table:table-cell table:style-name="Tendency_5f_Details.A2" office:value-type="string">
              <text:p text:style-name="P10"><text:placeholder text:placeholder-type="text">&lt;cv_3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6&gt;</text:placeholder></text:p>
            </table:table-cell>
            <table:table-cell table:style-name="Tendency_5f_Details.A2" office:value-type="string">
              <text:p text:style-name="P10"><text:placeholder text:placeholder-type="text">&lt;result_36&gt;</text:placeholder></text:p>
            </table:table-cell>
            <table:table-cell table:style-name="Tendency_5f_Details.A2" office:value-type="string">
              <text:p text:style-name="P10"><text:placeholder text:placeholder-type="text">&lt;ucl_36&gt;</text:placeholder></text:p>
            </table:table-cell>
            <table:table-cell table:style-name="Tendency_5f_Details.A2" office:value-type="string">
              <text:p text:style-name="P10"><text:placeholder text:placeholder-type="text">&lt;uwl_36&gt;</text:placeholder></text:p>
            </table:table-cell>
            <table:table-cell table:style-name="Tendency_5f_Details.A2" office:value-type="string">
              <text:p text:style-name="P10"><text:placeholder text:placeholder-type="text">&lt;upl_36&gt;</text:placeholder></text:p>
            </table:table-cell>
            <table:table-cell table:style-name="Tendency_5f_Details.A2" office:value-type="string">
              <text:p text:style-name="P10"><text:placeholder text:placeholder-type="text">&lt;cl_36&gt;</text:placeholder></text:p>
            </table:table-cell>
            <table:table-cell table:style-name="Tendency_5f_Details.A2" office:value-type="string">
              <text:p text:style-name="P10"><text:placeholder text:placeholder-type="text">&lt;lpl_36&gt;</text:placeholder></text:p>
            </table:table-cell>
            <table:table-cell table:style-name="Tendency_5f_Details.A2" office:value-type="string">
              <text:p text:style-name="P10"><text:placeholder text:placeholder-type="text">&lt;lwl_36&gt;</text:placeholder></text:p>
            </table:table-cell>
            <table:table-cell table:style-name="Tendency_5f_Details.A2" office:value-type="string">
              <text:p text:style-name="P10"><text:placeholder text:placeholder-type="text">&lt;lcl_36&gt;</text:placeholder></text:p>
            </table:table-cell>
            <table:table-cell table:style-name="Tendency_5f_Details.A2" office:value-type="string">
              <text:p text:style-name="P10"><text:placeholder text:placeholder-type="text">&lt;cv_3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7&gt;</text:placeholder></text:p>
            </table:table-cell>
            <table:table-cell table:style-name="Tendency_5f_Details.A2" office:value-type="string">
              <text:p text:style-name="P10"><text:placeholder text:placeholder-type="text">&lt;result_37&gt;</text:placeholder></text:p>
            </table:table-cell>
            <table:table-cell table:style-name="Tendency_5f_Details.A2" office:value-type="string">
              <text:p text:style-name="P10"><text:placeholder text:placeholder-type="text">&lt;ucl_37&gt;</text:placeholder></text:p>
            </table:table-cell>
            <table:table-cell table:style-name="Tendency_5f_Details.A2" office:value-type="string">
              <text:p text:style-name="P10"><text:placeholder text:placeholder-type="text">&lt;uwl_37&gt;</text:placeholder></text:p>
            </table:table-cell>
            <table:table-cell table:style-name="Tendency_5f_Details.A2" office:value-type="string">
              <text:p text:style-name="P10"><text:placeholder text:placeholder-type="text">&lt;upl_37&gt;</text:placeholder></text:p>
            </table:table-cell>
            <table:table-cell table:style-name="Tendency_5f_Details.A2" office:value-type="string">
              <text:p text:style-name="P10"><text:placeholder text:placeholder-type="text">&lt;cl_37&gt;</text:placeholder></text:p>
            </table:table-cell>
            <table:table-cell table:style-name="Tendency_5f_Details.A2" office:value-type="string">
              <text:p text:style-name="P10"><text:placeholder text:placeholder-type="text">&lt;lpl_37&gt;</text:placeholder></text:p>
            </table:table-cell>
            <table:table-cell table:style-name="Tendency_5f_Details.A2" office:value-type="string">
              <text:p text:style-name="P10"><text:placeholder text:placeholder-type="text">&lt;lwl_37&gt;</text:placeholder></text:p>
            </table:table-cell>
            <table:table-cell table:style-name="Tendency_5f_Details.A2" office:value-type="string">
              <text:p text:style-name="P10"><text:placeholder text:placeholder-type="text">&lt;lcl_37&gt;</text:placeholder></text:p>
            </table:table-cell>
            <table:table-cell table:style-name="Tendency_5f_Details.A2" office:value-type="string">
              <text:p text:style-name="P10"><text:placeholder text:placeholder-type="text">&lt;cv_3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8&gt;</text:placeholder></text:p>
            </table:table-cell>
            <table:table-cell table:style-name="Tendency_5f_Details.A2" office:value-type="string">
              <text:p text:style-name="P10"><text:placeholder text:placeholder-type="text">&lt;result_38&gt;</text:placeholder></text:p>
            </table:table-cell>
            <table:table-cell table:style-name="Tendency_5f_Details.A2" office:value-type="string">
              <text:p text:style-name="P10"><text:placeholder text:placeholder-type="text">&lt;ucl_38&gt;</text:placeholder></text:p>
            </table:table-cell>
            <table:table-cell table:style-name="Tendency_5f_Details.A2" office:value-type="string">
              <text:p text:style-name="P10"><text:placeholder text:placeholder-type="text">&lt;uwl_38&gt;</text:placeholder></text:p>
            </table:table-cell>
            <table:table-cell table:style-name="Tendency_5f_Details.A2" office:value-type="string">
              <text:p text:style-name="P10"><text:placeholder text:placeholder-type="text">&lt;upl_38&gt;</text:placeholder></text:p>
            </table:table-cell>
            <table:table-cell table:style-name="Tendency_5f_Details.A2" office:value-type="string">
              <text:p text:style-name="P10"><text:placeholder text:placeholder-type="text">&lt;cl_38&gt;</text:placeholder></text:p>
            </table:table-cell>
            <table:table-cell table:style-name="Tendency_5f_Details.A2" office:value-type="string">
              <text:p text:style-name="P10"><text:placeholder text:placeholder-type="text">&lt;lpl_38&gt;</text:placeholder></text:p>
            </table:table-cell>
            <table:table-cell table:style-name="Tendency_5f_Details.A2" office:value-type="string">
              <text:p text:style-name="P10"><text:placeholder text:placeholder-type="text">&lt;lwl_38&gt;</text:placeholder></text:p>
            </table:table-cell>
            <table:table-cell table:style-name="Tendency_5f_Details.A2" office:value-type="string">
              <text:p text:style-name="P10"><text:placeholder text:placeholder-type="text">&lt;lcl_38&gt;</text:placeholder></text:p>
            </table:table-cell>
            <table:table-cell table:style-name="Tendency_5f_Details.A2" office:value-type="string">
              <text:p text:style-name="P10"><text:placeholder text:placeholder-type="text">&lt;cv_3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39&gt;</text:placeholder></text:p>
            </table:table-cell>
            <table:table-cell table:style-name="Tendency_5f_Details.A2" office:value-type="string">
              <text:p text:style-name="P10"><text:placeholder text:placeholder-type="text">&lt;result_39&gt;</text:placeholder></text:p>
            </table:table-cell>
            <table:table-cell table:style-name="Tendency_5f_Details.A2" office:value-type="string">
              <text:p text:style-name="P10"><text:placeholder text:placeholder-type="text">&lt;ucl_39&gt;</text:placeholder></text:p>
            </table:table-cell>
            <table:table-cell table:style-name="Tendency_5f_Details.A2" office:value-type="string">
              <text:p text:style-name="P10"><text:placeholder text:placeholder-type="text">&lt;uwl_39&gt;</text:placeholder></text:p>
            </table:table-cell>
            <table:table-cell table:style-name="Tendency_5f_Details.A2" office:value-type="string">
              <text:p text:style-name="P10"><text:placeholder text:placeholder-type="text">&lt;upl_39&gt;</text:placeholder></text:p>
            </table:table-cell>
            <table:table-cell table:style-name="Tendency_5f_Details.A2" office:value-type="string">
              <text:p text:style-name="P10"><text:placeholder text:placeholder-type="text">&lt;cl_39&gt;</text:placeholder></text:p>
            </table:table-cell>
            <table:table-cell table:style-name="Tendency_5f_Details.A2" office:value-type="string">
              <text:p text:style-name="P10"><text:placeholder text:placeholder-type="text">&lt;lpl_39&gt;</text:placeholder></text:p>
            </table:table-cell>
            <table:table-cell table:style-name="Tendency_5f_Details.A2" office:value-type="string">
              <text:p text:style-name="P10"><text:placeholder text:placeholder-type="text">&lt;lwl_39&gt;</text:placeholder></text:p>
            </table:table-cell>
            <table:table-cell table:style-name="Tendency_5f_Details.A2" office:value-type="string">
              <text:p text:style-name="P10"><text:placeholder text:placeholder-type="text">&lt;lcl_39&gt;</text:placeholder></text:p>
            </table:table-cell>
            <table:table-cell table:style-name="Tendency_5f_Details.A2" office:value-type="string">
              <text:p text:style-name="P10"><text:placeholder text:placeholder-type="text">&lt;cv_3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0&gt;</text:placeholder></text:p>
            </table:table-cell>
            <table:table-cell table:style-name="Tendency_5f_Details.A2" office:value-type="string">
              <text:p text:style-name="P10"><text:placeholder text:placeholder-type="text">&lt;result_40&gt;</text:placeholder></text:p>
            </table:table-cell>
            <table:table-cell table:style-name="Tendency_5f_Details.A2" office:value-type="string">
              <text:p text:style-name="P10"><text:placeholder text:placeholder-type="text">&lt;ucl_40&gt;</text:placeholder></text:p>
            </table:table-cell>
            <table:table-cell table:style-name="Tendency_5f_Details.A2" office:value-type="string">
              <text:p text:style-name="P10"><text:placeholder text:placeholder-type="text">&lt;uwl_40&gt;</text:placeholder></text:p>
            </table:table-cell>
            <table:table-cell table:style-name="Tendency_5f_Details.A2" office:value-type="string">
              <text:p text:style-name="P10"><text:placeholder text:placeholder-type="text">&lt;upl_40&gt;</text:placeholder></text:p>
            </table:table-cell>
            <table:table-cell table:style-name="Tendency_5f_Details.A2" office:value-type="string">
              <text:p text:style-name="P10"><text:placeholder text:placeholder-type="text">&lt;cl_40&gt;</text:placeholder></text:p>
            </table:table-cell>
            <table:table-cell table:style-name="Tendency_5f_Details.A2" office:value-type="string">
              <text:p text:style-name="P10"><text:placeholder text:placeholder-type="text">&lt;lpl_40&gt;</text:placeholder></text:p>
            </table:table-cell>
            <table:table-cell table:style-name="Tendency_5f_Details.A2" office:value-type="string">
              <text:p text:style-name="P10"><text:placeholder text:placeholder-type="text">&lt;lwl_40&gt;</text:placeholder></text:p>
            </table:table-cell>
            <table:table-cell table:style-name="Tendency_5f_Details.A2" office:value-type="string">
              <text:p text:style-name="P10"><text:placeholder text:placeholder-type="text">&lt;lcl_40&gt;</text:placeholder></text:p>
            </table:table-cell>
            <table:table-cell table:style-name="Tendency_5f_Details.A2" office:value-type="string">
              <text:p text:style-name="P10"><text:placeholder text:placeholder-type="text">&lt;cv_4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1&gt;</text:placeholder></text:p>
            </table:table-cell>
            <table:table-cell table:style-name="Tendency_5f_Details.A2" office:value-type="string">
              <text:p text:style-name="P10"><text:placeholder text:placeholder-type="text">&lt;result_41&gt;</text:placeholder></text:p>
            </table:table-cell>
            <table:table-cell table:style-name="Tendency_5f_Details.A2" office:value-type="string">
              <text:p text:style-name="P10"><text:placeholder text:placeholder-type="text">&lt;ucl_41&gt;</text:placeholder></text:p>
            </table:table-cell>
            <table:table-cell table:style-name="Tendency_5f_Details.A2" office:value-type="string">
              <text:p text:style-name="P10"><text:placeholder text:placeholder-type="text">&lt;uwl_41&gt;</text:placeholder></text:p>
            </table:table-cell>
            <table:table-cell table:style-name="Tendency_5f_Details.A2" office:value-type="string">
              <text:p text:style-name="P10"><text:placeholder text:placeholder-type="text">&lt;upl_41&gt;</text:placeholder></text:p>
            </table:table-cell>
            <table:table-cell table:style-name="Tendency_5f_Details.A2" office:value-type="string">
              <text:p text:style-name="P10"><text:placeholder text:placeholder-type="text">&lt;cl_41&gt;</text:placeholder></text:p>
            </table:table-cell>
            <table:table-cell table:style-name="Tendency_5f_Details.A2" office:value-type="string">
              <text:p text:style-name="P10"><text:placeholder text:placeholder-type="text">&lt;lpl_41&gt;</text:placeholder></text:p>
            </table:table-cell>
            <table:table-cell table:style-name="Tendency_5f_Details.A2" office:value-type="string">
              <text:p text:style-name="P10"><text:placeholder text:placeholder-type="text">&lt;lwl_41&gt;</text:placeholder></text:p>
            </table:table-cell>
            <table:table-cell table:style-name="Tendency_5f_Details.A2" office:value-type="string">
              <text:p text:style-name="P10"><text:placeholder text:placeholder-type="text">&lt;lcl_41&gt;</text:placeholder></text:p>
            </table:table-cell>
            <table:table-cell table:style-name="Tendency_5f_Details.A2" office:value-type="string">
              <text:p text:style-name="P10"><text:placeholder text:placeholder-type="text">&lt;cv_4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2&gt;</text:placeholder></text:p>
            </table:table-cell>
            <table:table-cell table:style-name="Tendency_5f_Details.A2" office:value-type="string">
              <text:p text:style-name="P10"><text:placeholder text:placeholder-type="text">&lt;result_42&gt;</text:placeholder></text:p>
            </table:table-cell>
            <table:table-cell table:style-name="Tendency_5f_Details.A2" office:value-type="string">
              <text:p text:style-name="P10"><text:placeholder text:placeholder-type="text">&lt;ucl_42&gt;</text:placeholder></text:p>
            </table:table-cell>
            <table:table-cell table:style-name="Tendency_5f_Details.A2" office:value-type="string">
              <text:p text:style-name="P10"><text:placeholder text:placeholder-type="text">&lt;uwl_42&gt;</text:placeholder></text:p>
            </table:table-cell>
            <table:table-cell table:style-name="Tendency_5f_Details.A2" office:value-type="string">
              <text:p text:style-name="P10"><text:placeholder text:placeholder-type="text">&lt;upl_42&gt;</text:placeholder></text:p>
            </table:table-cell>
            <table:table-cell table:style-name="Tendency_5f_Details.A2" office:value-type="string">
              <text:p text:style-name="P10"><text:placeholder text:placeholder-type="text">&lt;cl_42&gt;</text:placeholder></text:p>
            </table:table-cell>
            <table:table-cell table:style-name="Tendency_5f_Details.A2" office:value-type="string">
              <text:p text:style-name="P10"><text:placeholder text:placeholder-type="text">&lt;lpl_42&gt;</text:placeholder></text:p>
            </table:table-cell>
            <table:table-cell table:style-name="Tendency_5f_Details.A2" office:value-type="string">
              <text:p text:style-name="P10"><text:placeholder text:placeholder-type="text">&lt;lwl_42&gt;</text:placeholder></text:p>
            </table:table-cell>
            <table:table-cell table:style-name="Tendency_5f_Details.A2" office:value-type="string">
              <text:p text:style-name="P10"><text:placeholder text:placeholder-type="text">&lt;lcl_42&gt;</text:placeholder></text:p>
            </table:table-cell>
            <table:table-cell table:style-name="Tendency_5f_Details.A2" office:value-type="string">
              <text:p text:style-name="P10"><text:placeholder text:placeholder-type="text">&lt;cv_4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3&gt;</text:placeholder></text:p>
            </table:table-cell>
            <table:table-cell table:style-name="Tendency_5f_Details.A2" office:value-type="string">
              <text:p text:style-name="P10"><text:placeholder text:placeholder-type="text">&lt;result_43&gt;</text:placeholder></text:p>
            </table:table-cell>
            <table:table-cell table:style-name="Tendency_5f_Details.A2" office:value-type="string">
              <text:p text:style-name="P10"><text:placeholder text:placeholder-type="text">&lt;ucl_43&gt;</text:placeholder></text:p>
            </table:table-cell>
            <table:table-cell table:style-name="Tendency_5f_Details.A2" office:value-type="string">
              <text:p text:style-name="P10"><text:placeholder text:placeholder-type="text">&lt;uwl_43&gt;</text:placeholder></text:p>
            </table:table-cell>
            <table:table-cell table:style-name="Tendency_5f_Details.A2" office:value-type="string">
              <text:p text:style-name="P10"><text:placeholder text:placeholder-type="text">&lt;upl_43&gt;</text:placeholder></text:p>
            </table:table-cell>
            <table:table-cell table:style-name="Tendency_5f_Details.A2" office:value-type="string">
              <text:p text:style-name="P10"><text:placeholder text:placeholder-type="text">&lt;cl_43&gt;</text:placeholder></text:p>
            </table:table-cell>
            <table:table-cell table:style-name="Tendency_5f_Details.A2" office:value-type="string">
              <text:p text:style-name="P10"><text:placeholder text:placeholder-type="text">&lt;lpl_43&gt;</text:placeholder></text:p>
            </table:table-cell>
            <table:table-cell table:style-name="Tendency_5f_Details.A2" office:value-type="string">
              <text:p text:style-name="P10"><text:placeholder text:placeholder-type="text">&lt;lwl_43&gt;</text:placeholder></text:p>
            </table:table-cell>
            <table:table-cell table:style-name="Tendency_5f_Details.A2" office:value-type="string">
              <text:p text:style-name="P10"><text:placeholder text:placeholder-type="text">&lt;lcl_43&gt;</text:placeholder></text:p>
            </table:table-cell>
            <table:table-cell table:style-name="Tendency_5f_Details.A2" office:value-type="string">
              <text:p text:style-name="P10"><text:placeholder text:placeholder-type="text">&lt;cv_4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4&gt;</text:placeholder></text:p>
            </table:table-cell>
            <table:table-cell table:style-name="Tendency_5f_Details.A2" office:value-type="string">
              <text:p text:style-name="P10"><text:placeholder text:placeholder-type="text">&lt;result_44&gt;</text:placeholder></text:p>
            </table:table-cell>
            <table:table-cell table:style-name="Tendency_5f_Details.A2" office:value-type="string">
              <text:p text:style-name="P10"><text:placeholder text:placeholder-type="text">&lt;ucl_44&gt;</text:placeholder></text:p>
            </table:table-cell>
            <table:table-cell table:style-name="Tendency_5f_Details.A2" office:value-type="string">
              <text:p text:style-name="P10"><text:placeholder text:placeholder-type="text">&lt;uwl_44&gt;</text:placeholder></text:p>
            </table:table-cell>
            <table:table-cell table:style-name="Tendency_5f_Details.A2" office:value-type="string">
              <text:p text:style-name="P10"><text:placeholder text:placeholder-type="text">&lt;upl_44&gt;</text:placeholder></text:p>
            </table:table-cell>
            <table:table-cell table:style-name="Tendency_5f_Details.A2" office:value-type="string">
              <text:p text:style-name="P10"><text:placeholder text:placeholder-type="text">&lt;cl_44&gt;</text:placeholder></text:p>
            </table:table-cell>
            <table:table-cell table:style-name="Tendency_5f_Details.A2" office:value-type="string">
              <text:p text:style-name="P10"><text:placeholder text:placeholder-type="text">&lt;lpl_44&gt;</text:placeholder></text:p>
            </table:table-cell>
            <table:table-cell table:style-name="Tendency_5f_Details.A2" office:value-type="string">
              <text:p text:style-name="P10"><text:placeholder text:placeholder-type="text">&lt;lwl_44&gt;</text:placeholder></text:p>
            </table:table-cell>
            <table:table-cell table:style-name="Tendency_5f_Details.A2" office:value-type="string">
              <text:p text:style-name="P10"><text:placeholder text:placeholder-type="text">&lt;lcl_44&gt;</text:placeholder></text:p>
            </table:table-cell>
            <table:table-cell table:style-name="Tendency_5f_Details.A2" office:value-type="string">
              <text:p text:style-name="P10"><text:placeholder text:placeholder-type="text">&lt;cv_4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5&gt;</text:placeholder></text:p>
            </table:table-cell>
            <table:table-cell table:style-name="Tendency_5f_Details.A2" office:value-type="string">
              <text:p text:style-name="P10"><text:placeholder text:placeholder-type="text">&lt;result_45&gt;</text:placeholder></text:p>
            </table:table-cell>
            <table:table-cell table:style-name="Tendency_5f_Details.A2" office:value-type="string">
              <text:p text:style-name="P10"><text:placeholder text:placeholder-type="text">&lt;ucl_45&gt;</text:placeholder></text:p>
            </table:table-cell>
            <table:table-cell table:style-name="Tendency_5f_Details.A2" office:value-type="string">
              <text:p text:style-name="P10"><text:placeholder text:placeholder-type="text">&lt;uwl_45&gt;</text:placeholder></text:p>
            </table:table-cell>
            <table:table-cell table:style-name="Tendency_5f_Details.A2" office:value-type="string">
              <text:p text:style-name="P10"><text:placeholder text:placeholder-type="text">&lt;upl_45&gt;</text:placeholder></text:p>
            </table:table-cell>
            <table:table-cell table:style-name="Tendency_5f_Details.A2" office:value-type="string">
              <text:p text:style-name="P10"><text:placeholder text:placeholder-type="text">&lt;cl_45&gt;</text:placeholder></text:p>
            </table:table-cell>
            <table:table-cell table:style-name="Tendency_5f_Details.A2" office:value-type="string">
              <text:p text:style-name="P10"><text:placeholder text:placeholder-type="text">&lt;lpl_45&gt;</text:placeholder></text:p>
            </table:table-cell>
            <table:table-cell table:style-name="Tendency_5f_Details.A2" office:value-type="string">
              <text:p text:style-name="P10"><text:placeholder text:placeholder-type="text">&lt;lwl_45&gt;</text:placeholder></text:p>
            </table:table-cell>
            <table:table-cell table:style-name="Tendency_5f_Details.A2" office:value-type="string">
              <text:p text:style-name="P10"><text:placeholder text:placeholder-type="text">&lt;lcl_45&gt;</text:placeholder></text:p>
            </table:table-cell>
            <table:table-cell table:style-name="Tendency_5f_Details.A2" office:value-type="string">
              <text:p text:style-name="P10"><text:placeholder text:placeholder-type="text">&lt;cv_4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6&gt;</text:placeholder></text:p>
            </table:table-cell>
            <table:table-cell table:style-name="Tendency_5f_Details.A2" office:value-type="string">
              <text:p text:style-name="P10"><text:placeholder text:placeholder-type="text">&lt;result_46&gt;</text:placeholder></text:p>
            </table:table-cell>
            <table:table-cell table:style-name="Tendency_5f_Details.A2" office:value-type="string">
              <text:p text:style-name="P10"><text:placeholder text:placeholder-type="text">&lt;ucl_46&gt;</text:placeholder></text:p>
            </table:table-cell>
            <table:table-cell table:style-name="Tendency_5f_Details.A2" office:value-type="string">
              <text:p text:style-name="P10"><text:placeholder text:placeholder-type="text">&lt;uwl_46&gt;</text:placeholder></text:p>
            </table:table-cell>
            <table:table-cell table:style-name="Tendency_5f_Details.A2" office:value-type="string">
              <text:p text:style-name="P10"><text:placeholder text:placeholder-type="text">&lt;upl_46&gt;</text:placeholder></text:p>
            </table:table-cell>
            <table:table-cell table:style-name="Tendency_5f_Details.A2" office:value-type="string">
              <text:p text:style-name="P10"><text:placeholder text:placeholder-type="text">&lt;cl_46&gt;</text:placeholder></text:p>
            </table:table-cell>
            <table:table-cell table:style-name="Tendency_5f_Details.A2" office:value-type="string">
              <text:p text:style-name="P10"><text:placeholder text:placeholder-type="text">&lt;lpl_46&gt;</text:placeholder></text:p>
            </table:table-cell>
            <table:table-cell table:style-name="Tendency_5f_Details.A2" office:value-type="string">
              <text:p text:style-name="P10"><text:placeholder text:placeholder-type="text">&lt;lwl_46&gt;</text:placeholder></text:p>
            </table:table-cell>
            <table:table-cell table:style-name="Tendency_5f_Details.A2" office:value-type="string">
              <text:p text:style-name="P10"><text:placeholder text:placeholder-type="text">&lt;lcl_46&gt;</text:placeholder></text:p>
            </table:table-cell>
            <table:table-cell table:style-name="Tendency_5f_Details.A2" office:value-type="string">
              <text:p text:style-name="P10"><text:placeholder text:placeholder-type="text">&lt;cv_4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7&gt;</text:placeholder></text:p>
            </table:table-cell>
            <table:table-cell table:style-name="Tendency_5f_Details.A2" office:value-type="string">
              <text:p text:style-name="P10"><text:placeholder text:placeholder-type="text">&lt;result_47&gt;</text:placeholder></text:p>
            </table:table-cell>
            <table:table-cell table:style-name="Tendency_5f_Details.A2" office:value-type="string">
              <text:p text:style-name="P10"><text:placeholder text:placeholder-type="text">&lt;ucl_47&gt;</text:placeholder></text:p>
            </table:table-cell>
            <table:table-cell table:style-name="Tendency_5f_Details.A2" office:value-type="string">
              <text:p text:style-name="P10"><text:placeholder text:placeholder-type="text">&lt;uwl_47&gt;</text:placeholder></text:p>
            </table:table-cell>
            <table:table-cell table:style-name="Tendency_5f_Details.A2" office:value-type="string">
              <text:p text:style-name="P10"><text:placeholder text:placeholder-type="text">&lt;upl_47&gt;</text:placeholder></text:p>
            </table:table-cell>
            <table:table-cell table:style-name="Tendency_5f_Details.A2" office:value-type="string">
              <text:p text:style-name="P10"><text:placeholder text:placeholder-type="text">&lt;cl_47&gt;</text:placeholder></text:p>
            </table:table-cell>
            <table:table-cell table:style-name="Tendency_5f_Details.A2" office:value-type="string">
              <text:p text:style-name="P10"><text:placeholder text:placeholder-type="text">&lt;lpl_47&gt;</text:placeholder></text:p>
            </table:table-cell>
            <table:table-cell table:style-name="Tendency_5f_Details.A2" office:value-type="string">
              <text:p text:style-name="P10"><text:placeholder text:placeholder-type="text">&lt;lwl_47&gt;</text:placeholder></text:p>
            </table:table-cell>
            <table:table-cell table:style-name="Tendency_5f_Details.A2" office:value-type="string">
              <text:p text:style-name="P10"><text:placeholder text:placeholder-type="text">&lt;lcl_47&gt;</text:placeholder></text:p>
            </table:table-cell>
            <table:table-cell table:style-name="Tendency_5f_Details.A2" office:value-type="string">
              <text:p text:style-name="P10"><text:placeholder text:placeholder-type="text">&lt;cv_4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8&gt;</text:placeholder></text:p>
            </table:table-cell>
            <table:table-cell table:style-name="Tendency_5f_Details.A2" office:value-type="string">
              <text:p text:style-name="P10"><text:placeholder text:placeholder-type="text">&lt;result_48&gt;</text:placeholder></text:p>
            </table:table-cell>
            <table:table-cell table:style-name="Tendency_5f_Details.A2" office:value-type="string">
              <text:p text:style-name="P10"><text:placeholder text:placeholder-type="text">&lt;ucl_48&gt;</text:placeholder></text:p>
            </table:table-cell>
            <table:table-cell table:style-name="Tendency_5f_Details.A2" office:value-type="string">
              <text:p text:style-name="P10"><text:placeholder text:placeholder-type="text">&lt;uwl_48&gt;</text:placeholder></text:p>
            </table:table-cell>
            <table:table-cell table:style-name="Tendency_5f_Details.A2" office:value-type="string">
              <text:p text:style-name="P10"><text:placeholder text:placeholder-type="text">&lt;upl_48&gt;</text:placeholder></text:p>
            </table:table-cell>
            <table:table-cell table:style-name="Tendency_5f_Details.A2" office:value-type="string">
              <text:p text:style-name="P10"><text:placeholder text:placeholder-type="text">&lt;cl_48&gt;</text:placeholder></text:p>
            </table:table-cell>
            <table:table-cell table:style-name="Tendency_5f_Details.A2" office:value-type="string">
              <text:p text:style-name="P10"><text:placeholder text:placeholder-type="text">&lt;lpl_48&gt;</text:placeholder></text:p>
            </table:table-cell>
            <table:table-cell table:style-name="Tendency_5f_Details.A2" office:value-type="string">
              <text:p text:style-name="P10"><text:placeholder text:placeholder-type="text">&lt;lwl_48&gt;</text:placeholder></text:p>
            </table:table-cell>
            <table:table-cell table:style-name="Tendency_5f_Details.A2" office:value-type="string">
              <text:p text:style-name="P10"><text:placeholder text:placeholder-type="text">&lt;lcl_48&gt;</text:placeholder></text:p>
            </table:table-cell>
            <table:table-cell table:style-name="Tendency_5f_Details.A2" office:value-type="string">
              <text:p text:style-name="P10"><text:placeholder text:placeholder-type="text">&lt;cv_4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49&gt;</text:placeholder></text:p>
            </table:table-cell>
            <table:table-cell table:style-name="Tendency_5f_Details.A2" office:value-type="string">
              <text:p text:style-name="P10"><text:placeholder text:placeholder-type="text">&lt;result_49&gt;</text:placeholder></text:p>
            </table:table-cell>
            <table:table-cell table:style-name="Tendency_5f_Details.A2" office:value-type="string">
              <text:p text:style-name="P10"><text:placeholder text:placeholder-type="text">&lt;ucl_49&gt;</text:placeholder></text:p>
            </table:table-cell>
            <table:table-cell table:style-name="Tendency_5f_Details.A2" office:value-type="string">
              <text:p text:style-name="P10"><text:placeholder text:placeholder-type="text">&lt;uwl_49&gt;</text:placeholder></text:p>
            </table:table-cell>
            <table:table-cell table:style-name="Tendency_5f_Details.A2" office:value-type="string">
              <text:p text:style-name="P10"><text:placeholder text:placeholder-type="text">&lt;upl_49&gt;</text:placeholder></text:p>
            </table:table-cell>
            <table:table-cell table:style-name="Tendency_5f_Details.A2" office:value-type="string">
              <text:p text:style-name="P10"><text:placeholder text:placeholder-type="text">&lt;cl_49&gt;</text:placeholder></text:p>
            </table:table-cell>
            <table:table-cell table:style-name="Tendency_5f_Details.A2" office:value-type="string">
              <text:p text:style-name="P10"><text:placeholder text:placeholder-type="text">&lt;lpl_49&gt;</text:placeholder></text:p>
            </table:table-cell>
            <table:table-cell table:style-name="Tendency_5f_Details.A2" office:value-type="string">
              <text:p text:style-name="P10"><text:placeholder text:placeholder-type="text">&lt;lwl_49&gt;</text:placeholder></text:p>
            </table:table-cell>
            <table:table-cell table:style-name="Tendency_5f_Details.A2" office:value-type="string">
              <text:p text:style-name="P10"><text:placeholder text:placeholder-type="text">&lt;lcl_49&gt;</text:placeholder></text:p>
            </table:table-cell>
            <table:table-cell table:style-name="Tendency_5f_Details.A2" office:value-type="string">
              <text:p text:style-name="P10"><text:placeholder text:placeholder-type="text">&lt;cv_4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0&gt;</text:placeholder></text:p>
            </table:table-cell>
            <table:table-cell table:style-name="Tendency_5f_Details.A2" office:value-type="string">
              <text:p text:style-name="P10"><text:placeholder text:placeholder-type="text">&lt;result_50&gt;</text:placeholder></text:p>
            </table:table-cell>
            <table:table-cell table:style-name="Tendency_5f_Details.A2" office:value-type="string">
              <text:p text:style-name="P10"><text:placeholder text:placeholder-type="text">&lt;ucl_50&gt;</text:placeholder></text:p>
            </table:table-cell>
            <table:table-cell table:style-name="Tendency_5f_Details.A2" office:value-type="string">
              <text:p text:style-name="P10"><text:placeholder text:placeholder-type="text">&lt;uwl_50&gt;</text:placeholder></text:p>
            </table:table-cell>
            <table:table-cell table:style-name="Tendency_5f_Details.A2" office:value-type="string">
              <text:p text:style-name="P10"><text:placeholder text:placeholder-type="text">&lt;upl_50&gt;</text:placeholder></text:p>
            </table:table-cell>
            <table:table-cell table:style-name="Tendency_5f_Details.A2" office:value-type="string">
              <text:p text:style-name="P10"><text:placeholder text:placeholder-type="text">&lt;cl_50&gt;</text:placeholder></text:p>
            </table:table-cell>
            <table:table-cell table:style-name="Tendency_5f_Details.A2" office:value-type="string">
              <text:p text:style-name="P10"><text:placeholder text:placeholder-type="text">&lt;lpl_50&gt;</text:placeholder></text:p>
            </table:table-cell>
            <table:table-cell table:style-name="Tendency_5f_Details.A2" office:value-type="string">
              <text:p text:style-name="P10"><text:placeholder text:placeholder-type="text">&lt;lwl_50&gt;</text:placeholder></text:p>
            </table:table-cell>
            <table:table-cell table:style-name="Tendency_5f_Details.A2" office:value-type="string">
              <text:p text:style-name="P10"><text:placeholder text:placeholder-type="text">&lt;lcl_50&gt;</text:placeholder></text:p>
            </table:table-cell>
            <table:table-cell table:style-name="Tendency_5f_Details.A2" office:value-type="string">
              <text:p text:style-name="P10"><text:placeholder text:placeholder-type="text">&lt;cv_5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1&gt;</text:placeholder></text:p>
            </table:table-cell>
            <table:table-cell table:style-name="Tendency_5f_Details.A2" office:value-type="string">
              <text:p text:style-name="P10"><text:placeholder text:placeholder-type="text">&lt;result_51&gt;</text:placeholder></text:p>
            </table:table-cell>
            <table:table-cell table:style-name="Tendency_5f_Details.A2" office:value-type="string">
              <text:p text:style-name="P10"><text:placeholder text:placeholder-type="text">&lt;ucl_51&gt;</text:placeholder></text:p>
            </table:table-cell>
            <table:table-cell table:style-name="Tendency_5f_Details.A2" office:value-type="string">
              <text:p text:style-name="P10"><text:placeholder text:placeholder-type="text">&lt;uwl_51&gt;</text:placeholder></text:p>
            </table:table-cell>
            <table:table-cell table:style-name="Tendency_5f_Details.A2" office:value-type="string">
              <text:p text:style-name="P10"><text:placeholder text:placeholder-type="text">&lt;upl_51&gt;</text:placeholder></text:p>
            </table:table-cell>
            <table:table-cell table:style-name="Tendency_5f_Details.A2" office:value-type="string">
              <text:p text:style-name="P10"><text:placeholder text:placeholder-type="text">&lt;cl_51&gt;</text:placeholder></text:p>
            </table:table-cell>
            <table:table-cell table:style-name="Tendency_5f_Details.A2" office:value-type="string">
              <text:p text:style-name="P10"><text:placeholder text:placeholder-type="text">&lt;lpl_51&gt;</text:placeholder></text:p>
            </table:table-cell>
            <table:table-cell table:style-name="Tendency_5f_Details.A2" office:value-type="string">
              <text:p text:style-name="P10"><text:placeholder text:placeholder-type="text">&lt;lwl_51&gt;</text:placeholder></text:p>
            </table:table-cell>
            <table:table-cell table:style-name="Tendency_5f_Details.A2" office:value-type="string">
              <text:p text:style-name="P10"><text:placeholder text:placeholder-type="text">&lt;lcl_51&gt;</text:placeholder></text:p>
            </table:table-cell>
            <table:table-cell table:style-name="Tendency_5f_Details.A2" office:value-type="string">
              <text:p text:style-name="P10"><text:placeholder text:placeholder-type="text">&lt;cv_5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2&gt;</text:placeholder></text:p>
            </table:table-cell>
            <table:table-cell table:style-name="Tendency_5f_Details.A2" office:value-type="string">
              <text:p text:style-name="P10"><text:placeholder text:placeholder-type="text">&lt;result_52&gt;</text:placeholder></text:p>
            </table:table-cell>
            <table:table-cell table:style-name="Tendency_5f_Details.A2" office:value-type="string">
              <text:p text:style-name="P10"><text:placeholder text:placeholder-type="text">&lt;ucl_52&gt;</text:placeholder></text:p>
            </table:table-cell>
            <table:table-cell table:style-name="Tendency_5f_Details.A2" office:value-type="string">
              <text:p text:style-name="P10"><text:placeholder text:placeholder-type="text">&lt;uwl_52&gt;</text:placeholder></text:p>
            </table:table-cell>
            <table:table-cell table:style-name="Tendency_5f_Details.A2" office:value-type="string">
              <text:p text:style-name="P10"><text:placeholder text:placeholder-type="text">&lt;upl_52&gt;</text:placeholder></text:p>
            </table:table-cell>
            <table:table-cell table:style-name="Tendency_5f_Details.A2" office:value-type="string">
              <text:p text:style-name="P10"><text:placeholder text:placeholder-type="text">&lt;cl_52&gt;</text:placeholder></text:p>
            </table:table-cell>
            <table:table-cell table:style-name="Tendency_5f_Details.A2" office:value-type="string">
              <text:p text:style-name="P10"><text:placeholder text:placeholder-type="text">&lt;lpl_52&gt;</text:placeholder></text:p>
            </table:table-cell>
            <table:table-cell table:style-name="Tendency_5f_Details.A2" office:value-type="string">
              <text:p text:style-name="P10"><text:placeholder text:placeholder-type="text">&lt;lwl_52&gt;</text:placeholder></text:p>
            </table:table-cell>
            <table:table-cell table:style-name="Tendency_5f_Details.A2" office:value-type="string">
              <text:p text:style-name="P10"><text:placeholder text:placeholder-type="text">&lt;lcl_52&gt;</text:placeholder></text:p>
            </table:table-cell>
            <table:table-cell table:style-name="Tendency_5f_Details.A2" office:value-type="string">
              <text:p text:style-name="P10"><text:placeholder text:placeholder-type="text">&lt;cv_5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3&gt;</text:placeholder></text:p>
            </table:table-cell>
            <table:table-cell table:style-name="Tendency_5f_Details.A2" office:value-type="string">
              <text:p text:style-name="P10"><text:placeholder text:placeholder-type="text">&lt;result_53&gt;</text:placeholder></text:p>
            </table:table-cell>
            <table:table-cell table:style-name="Tendency_5f_Details.A2" office:value-type="string">
              <text:p text:style-name="P10"><text:placeholder text:placeholder-type="text">&lt;ucl_53&gt;</text:placeholder></text:p>
            </table:table-cell>
            <table:table-cell table:style-name="Tendency_5f_Details.A2" office:value-type="string">
              <text:p text:style-name="P10"><text:placeholder text:placeholder-type="text">&lt;uwl_53&gt;</text:placeholder></text:p>
            </table:table-cell>
            <table:table-cell table:style-name="Tendency_5f_Details.A2" office:value-type="string">
              <text:p text:style-name="P10"><text:placeholder text:placeholder-type="text">&lt;upl_53&gt;</text:placeholder></text:p>
            </table:table-cell>
            <table:table-cell table:style-name="Tendency_5f_Details.A2" office:value-type="string">
              <text:p text:style-name="P10"><text:placeholder text:placeholder-type="text">&lt;cl_53&gt;</text:placeholder></text:p>
            </table:table-cell>
            <table:table-cell table:style-name="Tendency_5f_Details.A2" office:value-type="string">
              <text:p text:style-name="P10"><text:placeholder text:placeholder-type="text">&lt;lpl_53&gt;</text:placeholder></text:p>
            </table:table-cell>
            <table:table-cell table:style-name="Tendency_5f_Details.A2" office:value-type="string">
              <text:p text:style-name="P10"><text:placeholder text:placeholder-type="text">&lt;lwl_53&gt;</text:placeholder></text:p>
            </table:table-cell>
            <table:table-cell table:style-name="Tendency_5f_Details.A2" office:value-type="string">
              <text:p text:style-name="P10"><text:placeholder text:placeholder-type="text">&lt;lcl_53&gt;</text:placeholder></text:p>
            </table:table-cell>
            <table:table-cell table:style-name="Tendency_5f_Details.A2" office:value-type="string">
              <text:p text:style-name="P10"><text:placeholder text:placeholder-type="text">&lt;cv_5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4&gt;</text:placeholder></text:p>
            </table:table-cell>
            <table:table-cell table:style-name="Tendency_5f_Details.A2" office:value-type="string">
              <text:p text:style-name="P10"><text:placeholder text:placeholder-type="text">&lt;result_54&gt;</text:placeholder></text:p>
            </table:table-cell>
            <table:table-cell table:style-name="Tendency_5f_Details.A2" office:value-type="string">
              <text:p text:style-name="P10"><text:placeholder text:placeholder-type="text">&lt;ucl_54&gt;</text:placeholder></text:p>
            </table:table-cell>
            <table:table-cell table:style-name="Tendency_5f_Details.A2" office:value-type="string">
              <text:p text:style-name="P10"><text:placeholder text:placeholder-type="text">&lt;uwl_54&gt;</text:placeholder></text:p>
            </table:table-cell>
            <table:table-cell table:style-name="Tendency_5f_Details.A2" office:value-type="string">
              <text:p text:style-name="P10"><text:placeholder text:placeholder-type="text">&lt;upl_54&gt;</text:placeholder></text:p>
            </table:table-cell>
            <table:table-cell table:style-name="Tendency_5f_Details.A2" office:value-type="string">
              <text:p text:style-name="P10"><text:placeholder text:placeholder-type="text">&lt;cl_54&gt;</text:placeholder></text:p>
            </table:table-cell>
            <table:table-cell table:style-name="Tendency_5f_Details.A2" office:value-type="string">
              <text:p text:style-name="P10"><text:placeholder text:placeholder-type="text">&lt;lpl_54&gt;</text:placeholder></text:p>
            </table:table-cell>
            <table:table-cell table:style-name="Tendency_5f_Details.A2" office:value-type="string">
              <text:p text:style-name="P10"><text:placeholder text:placeholder-type="text">&lt;lwl_54&gt;</text:placeholder></text:p>
            </table:table-cell>
            <table:table-cell table:style-name="Tendency_5f_Details.A2" office:value-type="string">
              <text:p text:style-name="P10"><text:placeholder text:placeholder-type="text">&lt;lcl_54&gt;</text:placeholder></text:p>
            </table:table-cell>
            <table:table-cell table:style-name="Tendency_5f_Details.A2" office:value-type="string">
              <text:p text:style-name="P10"><text:placeholder text:placeholder-type="text">&lt;cv_5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5&gt;</text:placeholder></text:p>
            </table:table-cell>
            <table:table-cell table:style-name="Tendency_5f_Details.A2" office:value-type="string">
              <text:p text:style-name="P10"><text:placeholder text:placeholder-type="text">&lt;result_55&gt;</text:placeholder></text:p>
            </table:table-cell>
            <table:table-cell table:style-name="Tendency_5f_Details.A2" office:value-type="string">
              <text:p text:style-name="P10"><text:placeholder text:placeholder-type="text">&lt;ucl_55&gt;</text:placeholder></text:p>
            </table:table-cell>
            <table:table-cell table:style-name="Tendency_5f_Details.A2" office:value-type="string">
              <text:p text:style-name="P10"><text:placeholder text:placeholder-type="text">&lt;uwl_55&gt;</text:placeholder></text:p>
            </table:table-cell>
            <table:table-cell table:style-name="Tendency_5f_Details.A2" office:value-type="string">
              <text:p text:style-name="P10"><text:placeholder text:placeholder-type="text">&lt;upl_55&gt;</text:placeholder></text:p>
            </table:table-cell>
            <table:table-cell table:style-name="Tendency_5f_Details.A2" office:value-type="string">
              <text:p text:style-name="P10"><text:placeholder text:placeholder-type="text">&lt;cl_55&gt;</text:placeholder></text:p>
            </table:table-cell>
            <table:table-cell table:style-name="Tendency_5f_Details.A2" office:value-type="string">
              <text:p text:style-name="P10"><text:placeholder text:placeholder-type="text">&lt;lpl_55&gt;</text:placeholder></text:p>
            </table:table-cell>
            <table:table-cell table:style-name="Tendency_5f_Details.A2" office:value-type="string">
              <text:p text:style-name="P10"><text:placeholder text:placeholder-type="text">&lt;lwl_55&gt;</text:placeholder></text:p>
            </table:table-cell>
            <table:table-cell table:style-name="Tendency_5f_Details.A2" office:value-type="string">
              <text:p text:style-name="P10"><text:placeholder text:placeholder-type="text">&lt;lcl_55&gt;</text:placeholder></text:p>
            </table:table-cell>
            <table:table-cell table:style-name="Tendency_5f_Details.A2" office:value-type="string">
              <text:p text:style-name="P10"><text:placeholder text:placeholder-type="text">&lt;cv_5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6&gt;</text:placeholder></text:p>
            </table:table-cell>
            <table:table-cell table:style-name="Tendency_5f_Details.A2" office:value-type="string">
              <text:p text:style-name="P10"><text:placeholder text:placeholder-type="text">&lt;result_56&gt;</text:placeholder></text:p>
            </table:table-cell>
            <table:table-cell table:style-name="Tendency_5f_Details.A2" office:value-type="string">
              <text:p text:style-name="P10"><text:placeholder text:placeholder-type="text">&lt;ucl_56&gt;</text:placeholder></text:p>
            </table:table-cell>
            <table:table-cell table:style-name="Tendency_5f_Details.A2" office:value-type="string">
              <text:p text:style-name="P10"><text:placeholder text:placeholder-type="text">&lt;uwl_56&gt;</text:placeholder></text:p>
            </table:table-cell>
            <table:table-cell table:style-name="Tendency_5f_Details.A2" office:value-type="string">
              <text:p text:style-name="P10"><text:placeholder text:placeholder-type="text">&lt;upl_56&gt;</text:placeholder></text:p>
            </table:table-cell>
            <table:table-cell table:style-name="Tendency_5f_Details.A2" office:value-type="string">
              <text:p text:style-name="P10"><text:placeholder text:placeholder-type="text">&lt;cl_56&gt;</text:placeholder></text:p>
            </table:table-cell>
            <table:table-cell table:style-name="Tendency_5f_Details.A2" office:value-type="string">
              <text:p text:style-name="P10"><text:placeholder text:placeholder-type="text">&lt;lpl_56&gt;</text:placeholder></text:p>
            </table:table-cell>
            <table:table-cell table:style-name="Tendency_5f_Details.A2" office:value-type="string">
              <text:p text:style-name="P10"><text:placeholder text:placeholder-type="text">&lt;lwl_56&gt;</text:placeholder></text:p>
            </table:table-cell>
            <table:table-cell table:style-name="Tendency_5f_Details.A2" office:value-type="string">
              <text:p text:style-name="P10"><text:placeholder text:placeholder-type="text">&lt;lcl_56&gt;</text:placeholder></text:p>
            </table:table-cell>
            <table:table-cell table:style-name="Tendency_5f_Details.A2" office:value-type="string">
              <text:p text:style-name="P10"><text:placeholder text:placeholder-type="text">&lt;cv_5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7&gt;</text:placeholder></text:p>
            </table:table-cell>
            <table:table-cell table:style-name="Tendency_5f_Details.A2" office:value-type="string">
              <text:p text:style-name="P10"><text:placeholder text:placeholder-type="text">&lt;result_57&gt;</text:placeholder></text:p>
            </table:table-cell>
            <table:table-cell table:style-name="Tendency_5f_Details.A2" office:value-type="string">
              <text:p text:style-name="P10"><text:placeholder text:placeholder-type="text">&lt;ucl_57&gt;</text:placeholder></text:p>
            </table:table-cell>
            <table:table-cell table:style-name="Tendency_5f_Details.A2" office:value-type="string">
              <text:p text:style-name="P10"><text:placeholder text:placeholder-type="text">&lt;uwl_57&gt;</text:placeholder></text:p>
            </table:table-cell>
            <table:table-cell table:style-name="Tendency_5f_Details.A2" office:value-type="string">
              <text:p text:style-name="P10"><text:placeholder text:placeholder-type="text">&lt;upl_57&gt;</text:placeholder></text:p>
            </table:table-cell>
            <table:table-cell table:style-name="Tendency_5f_Details.A2" office:value-type="string">
              <text:p text:style-name="P10"><text:placeholder text:placeholder-type="text">&lt;cl_57&gt;</text:placeholder></text:p>
            </table:table-cell>
            <table:table-cell table:style-name="Tendency_5f_Details.A2" office:value-type="string">
              <text:p text:style-name="P10"><text:placeholder text:placeholder-type="text">&lt;lpl_57&gt;</text:placeholder></text:p>
            </table:table-cell>
            <table:table-cell table:style-name="Tendency_5f_Details.A2" office:value-type="string">
              <text:p text:style-name="P10"><text:placeholder text:placeholder-type="text">&lt;lwl_57&gt;</text:placeholder></text:p>
            </table:table-cell>
            <table:table-cell table:style-name="Tendency_5f_Details.A2" office:value-type="string">
              <text:p text:style-name="P10"><text:placeholder text:placeholder-type="text">&lt;lcl_57&gt;</text:placeholder></text:p>
            </table:table-cell>
            <table:table-cell table:style-name="Tendency_5f_Details.A2" office:value-type="string">
              <text:p text:style-name="P10"><text:placeholder text:placeholder-type="text">&lt;cv_5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8&gt;</text:placeholder></text:p>
            </table:table-cell>
            <table:table-cell table:style-name="Tendency_5f_Details.A2" office:value-type="string">
              <text:p text:style-name="P10"><text:placeholder text:placeholder-type="text">&lt;result_58&gt;</text:placeholder></text:p>
            </table:table-cell>
            <table:table-cell table:style-name="Tendency_5f_Details.A2" office:value-type="string">
              <text:p text:style-name="P10"><text:placeholder text:placeholder-type="text">&lt;ucl_58&gt;</text:placeholder></text:p>
            </table:table-cell>
            <table:table-cell table:style-name="Tendency_5f_Details.A2" office:value-type="string">
              <text:p text:style-name="P10"><text:placeholder text:placeholder-type="text">&lt;uwl_58&gt;</text:placeholder></text:p>
            </table:table-cell>
            <table:table-cell table:style-name="Tendency_5f_Details.A2" office:value-type="string">
              <text:p text:style-name="P10"><text:placeholder text:placeholder-type="text">&lt;upl_58&gt;</text:placeholder></text:p>
            </table:table-cell>
            <table:table-cell table:style-name="Tendency_5f_Details.A2" office:value-type="string">
              <text:p text:style-name="P10"><text:placeholder text:placeholder-type="text">&lt;cl_58&gt;</text:placeholder></text:p>
            </table:table-cell>
            <table:table-cell table:style-name="Tendency_5f_Details.A2" office:value-type="string">
              <text:p text:style-name="P10"><text:placeholder text:placeholder-type="text">&lt;lpl_58&gt;</text:placeholder></text:p>
            </table:table-cell>
            <table:table-cell table:style-name="Tendency_5f_Details.A2" office:value-type="string">
              <text:p text:style-name="P10"><text:placeholder text:placeholder-type="text">&lt;lwl_58&gt;</text:placeholder></text:p>
            </table:table-cell>
            <table:table-cell table:style-name="Tendency_5f_Details.A2" office:value-type="string">
              <text:p text:style-name="P10"><text:placeholder text:placeholder-type="text">&lt;lcl_58&gt;</text:placeholder></text:p>
            </table:table-cell>
            <table:table-cell table:style-name="Tendency_5f_Details.A2" office:value-type="string">
              <text:p text:style-name="P10"><text:placeholder text:placeholder-type="text">&lt;cv_5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59&gt;</text:placeholder></text:p>
            </table:table-cell>
            <table:table-cell table:style-name="Tendency_5f_Details.A2" office:value-type="string">
              <text:p text:style-name="P10"><text:placeholder text:placeholder-type="text">&lt;result_59&gt;</text:placeholder></text:p>
            </table:table-cell>
            <table:table-cell table:style-name="Tendency_5f_Details.A2" office:value-type="string">
              <text:p text:style-name="P10"><text:placeholder text:placeholder-type="text">&lt;ucl_59&gt;</text:placeholder></text:p>
            </table:table-cell>
            <table:table-cell table:style-name="Tendency_5f_Details.A2" office:value-type="string">
              <text:p text:style-name="P10"><text:placeholder text:placeholder-type="text">&lt;uwl_59&gt;</text:placeholder></text:p>
            </table:table-cell>
            <table:table-cell table:style-name="Tendency_5f_Details.A2" office:value-type="string">
              <text:p text:style-name="P10"><text:placeholder text:placeholder-type="text">&lt;upl_59&gt;</text:placeholder></text:p>
            </table:table-cell>
            <table:table-cell table:style-name="Tendency_5f_Details.A2" office:value-type="string">
              <text:p text:style-name="P10"><text:placeholder text:placeholder-type="text">&lt;cl_59&gt;</text:placeholder></text:p>
            </table:table-cell>
            <table:table-cell table:style-name="Tendency_5f_Details.A2" office:value-type="string">
              <text:p text:style-name="P10"><text:placeholder text:placeholder-type="text">&lt;lpl_59&gt;</text:placeholder></text:p>
            </table:table-cell>
            <table:table-cell table:style-name="Tendency_5f_Details.A2" office:value-type="string">
              <text:p text:style-name="P10"><text:placeholder text:placeholder-type="text">&lt;lwl_59&gt;</text:placeholder></text:p>
            </table:table-cell>
            <table:table-cell table:style-name="Tendency_5f_Details.A2" office:value-type="string">
              <text:p text:style-name="P10"><text:placeholder text:placeholder-type="text">&lt;lcl_59&gt;</text:placeholder></text:p>
            </table:table-cell>
            <table:table-cell table:style-name="Tendency_5f_Details.A2" office:value-type="string">
              <text:p text:style-name="P10"><text:placeholder text:placeholder-type="text">&lt;cv_5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0&gt;</text:placeholder></text:p>
            </table:table-cell>
            <table:table-cell table:style-name="Tendency_5f_Details.A2" office:value-type="string">
              <text:p text:style-name="P10"><text:placeholder text:placeholder-type="text">&lt;result_60&gt;</text:placeholder></text:p>
            </table:table-cell>
            <table:table-cell table:style-name="Tendency_5f_Details.A2" office:value-type="string">
              <text:p text:style-name="P10"><text:placeholder text:placeholder-type="text">&lt;ucl_60&gt;</text:placeholder></text:p>
            </table:table-cell>
            <table:table-cell table:style-name="Tendency_5f_Details.A2" office:value-type="string">
              <text:p text:style-name="P10"><text:placeholder text:placeholder-type="text">&lt;uwl_60&gt;</text:placeholder></text:p>
            </table:table-cell>
            <table:table-cell table:style-name="Tendency_5f_Details.A2" office:value-type="string">
              <text:p text:style-name="P10"><text:placeholder text:placeholder-type="text">&lt;upl_60&gt;</text:placeholder></text:p>
            </table:table-cell>
            <table:table-cell table:style-name="Tendency_5f_Details.A2" office:value-type="string">
              <text:p text:style-name="P10"><text:placeholder text:placeholder-type="text">&lt;cl_60&gt;</text:placeholder></text:p>
            </table:table-cell>
            <table:table-cell table:style-name="Tendency_5f_Details.A2" office:value-type="string">
              <text:p text:style-name="P10"><text:placeholder text:placeholder-type="text">&lt;lpl_60&gt;</text:placeholder></text:p>
            </table:table-cell>
            <table:table-cell table:style-name="Tendency_5f_Details.A2" office:value-type="string">
              <text:p text:style-name="P10"><text:placeholder text:placeholder-type="text">&lt;lwl_60&gt;</text:placeholder></text:p>
            </table:table-cell>
            <table:table-cell table:style-name="Tendency_5f_Details.A2" office:value-type="string">
              <text:p text:style-name="P10"><text:placeholder text:placeholder-type="text">&lt;lcl_60&gt;</text:placeholder></text:p>
            </table:table-cell>
            <table:table-cell table:style-name="Tendency_5f_Details.A2" office:value-type="string">
              <text:p text:style-name="P10"><text:placeholder text:placeholder-type="text">&lt;cv_6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1&gt;</text:placeholder></text:p>
            </table:table-cell>
            <table:table-cell table:style-name="Tendency_5f_Details.A2" office:value-type="string">
              <text:p text:style-name="P10"><text:placeholder text:placeholder-type="text">&lt;result_61&gt;</text:placeholder></text:p>
            </table:table-cell>
            <table:table-cell table:style-name="Tendency_5f_Details.A2" office:value-type="string">
              <text:p text:style-name="P10"><text:placeholder text:placeholder-type="text">&lt;ucl_61&gt;</text:placeholder></text:p>
            </table:table-cell>
            <table:table-cell table:style-name="Tendency_5f_Details.A2" office:value-type="string">
              <text:p text:style-name="P10"><text:placeholder text:placeholder-type="text">&lt;uwl_61&gt;</text:placeholder></text:p>
            </table:table-cell>
            <table:table-cell table:style-name="Tendency_5f_Details.A2" office:value-type="string">
              <text:p text:style-name="P10"><text:placeholder text:placeholder-type="text">&lt;upl_61&gt;</text:placeholder></text:p>
            </table:table-cell>
            <table:table-cell table:style-name="Tendency_5f_Details.A2" office:value-type="string">
              <text:p text:style-name="P10"><text:placeholder text:placeholder-type="text">&lt;cl_61&gt;</text:placeholder></text:p>
            </table:table-cell>
            <table:table-cell table:style-name="Tendency_5f_Details.A2" office:value-type="string">
              <text:p text:style-name="P10"><text:placeholder text:placeholder-type="text">&lt;lpl_61&gt;</text:placeholder></text:p>
            </table:table-cell>
            <table:table-cell table:style-name="Tendency_5f_Details.A2" office:value-type="string">
              <text:p text:style-name="P10"><text:placeholder text:placeholder-type="text">&lt;lwl_61&gt;</text:placeholder></text:p>
            </table:table-cell>
            <table:table-cell table:style-name="Tendency_5f_Details.A2" office:value-type="string">
              <text:p text:style-name="P10"><text:placeholder text:placeholder-type="text">&lt;lcl_61&gt;</text:placeholder></text:p>
            </table:table-cell>
            <table:table-cell table:style-name="Tendency_5f_Details.A2" office:value-type="string">
              <text:p text:style-name="P10"><text:placeholder text:placeholder-type="text">&lt;cv_6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2&gt;</text:placeholder></text:p>
            </table:table-cell>
            <table:table-cell table:style-name="Tendency_5f_Details.A2" office:value-type="string">
              <text:p text:style-name="P10"><text:placeholder text:placeholder-type="text">&lt;result_62&gt;</text:placeholder></text:p>
            </table:table-cell>
            <table:table-cell table:style-name="Tendency_5f_Details.A2" office:value-type="string">
              <text:p text:style-name="P10"><text:placeholder text:placeholder-type="text">&lt;ucl_62&gt;</text:placeholder></text:p>
            </table:table-cell>
            <table:table-cell table:style-name="Tendency_5f_Details.A2" office:value-type="string">
              <text:p text:style-name="P10"><text:placeholder text:placeholder-type="text">&lt;uwl_62&gt;</text:placeholder></text:p>
            </table:table-cell>
            <table:table-cell table:style-name="Tendency_5f_Details.A2" office:value-type="string">
              <text:p text:style-name="P10"><text:placeholder text:placeholder-type="text">&lt;upl_62&gt;</text:placeholder></text:p>
            </table:table-cell>
            <table:table-cell table:style-name="Tendency_5f_Details.A2" office:value-type="string">
              <text:p text:style-name="P10"><text:placeholder text:placeholder-type="text">&lt;cl_62&gt;</text:placeholder></text:p>
            </table:table-cell>
            <table:table-cell table:style-name="Tendency_5f_Details.A2" office:value-type="string">
              <text:p text:style-name="P10"><text:placeholder text:placeholder-type="text">&lt;lpl_62&gt;</text:placeholder></text:p>
            </table:table-cell>
            <table:table-cell table:style-name="Tendency_5f_Details.A2" office:value-type="string">
              <text:p text:style-name="P10"><text:placeholder text:placeholder-type="text">&lt;lwl_62&gt;</text:placeholder></text:p>
            </table:table-cell>
            <table:table-cell table:style-name="Tendency_5f_Details.A2" office:value-type="string">
              <text:p text:style-name="P10"><text:placeholder text:placeholder-type="text">&lt;lcl_62&gt;</text:placeholder></text:p>
            </table:table-cell>
            <table:table-cell table:style-name="Tendency_5f_Details.A2" office:value-type="string">
              <text:p text:style-name="P10"><text:placeholder text:placeholder-type="text">&lt;cv_6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3&gt;</text:placeholder></text:p>
            </table:table-cell>
            <table:table-cell table:style-name="Tendency_5f_Details.A2" office:value-type="string">
              <text:p text:style-name="P10"><text:placeholder text:placeholder-type="text">&lt;result_63&gt;</text:placeholder></text:p>
            </table:table-cell>
            <table:table-cell table:style-name="Tendency_5f_Details.A2" office:value-type="string">
              <text:p text:style-name="P10"><text:placeholder text:placeholder-type="text">&lt;ucl_63&gt;</text:placeholder></text:p>
            </table:table-cell>
            <table:table-cell table:style-name="Tendency_5f_Details.A2" office:value-type="string">
              <text:p text:style-name="P10"><text:placeholder text:placeholder-type="text">&lt;uwl_63&gt;</text:placeholder></text:p>
            </table:table-cell>
            <table:table-cell table:style-name="Tendency_5f_Details.A2" office:value-type="string">
              <text:p text:style-name="P10"><text:placeholder text:placeholder-type="text">&lt;upl_63&gt;</text:placeholder></text:p>
            </table:table-cell>
            <table:table-cell table:style-name="Tendency_5f_Details.A2" office:value-type="string">
              <text:p text:style-name="P10"><text:placeholder text:placeholder-type="text">&lt;cl_63&gt;</text:placeholder></text:p>
            </table:table-cell>
            <table:table-cell table:style-name="Tendency_5f_Details.A2" office:value-type="string">
              <text:p text:style-name="P10"><text:placeholder text:placeholder-type="text">&lt;lpl_63&gt;</text:placeholder></text:p>
            </table:table-cell>
            <table:table-cell table:style-name="Tendency_5f_Details.A2" office:value-type="string">
              <text:p text:style-name="P10"><text:placeholder text:placeholder-type="text">&lt;lwl_63&gt;</text:placeholder></text:p>
            </table:table-cell>
            <table:table-cell table:style-name="Tendency_5f_Details.A2" office:value-type="string">
              <text:p text:style-name="P10"><text:placeholder text:placeholder-type="text">&lt;lcl_63&gt;</text:placeholder></text:p>
            </table:table-cell>
            <table:table-cell table:style-name="Tendency_5f_Details.A2" office:value-type="string">
              <text:p text:style-name="P10"><text:placeholder text:placeholder-type="text">&lt;cv_6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4&gt;</text:placeholder></text:p>
            </table:table-cell>
            <table:table-cell table:style-name="Tendency_5f_Details.A2" office:value-type="string">
              <text:p text:style-name="P10"><text:placeholder text:placeholder-type="text">&lt;result_64&gt;</text:placeholder></text:p>
            </table:table-cell>
            <table:table-cell table:style-name="Tendency_5f_Details.A2" office:value-type="string">
              <text:p text:style-name="P10"><text:placeholder text:placeholder-type="text">&lt;ucl_64&gt;</text:placeholder></text:p>
            </table:table-cell>
            <table:table-cell table:style-name="Tendency_5f_Details.A2" office:value-type="string">
              <text:p text:style-name="P10"><text:placeholder text:placeholder-type="text">&lt;uwl_64&gt;</text:placeholder></text:p>
            </table:table-cell>
            <table:table-cell table:style-name="Tendency_5f_Details.A2" office:value-type="string">
              <text:p text:style-name="P10"><text:placeholder text:placeholder-type="text">&lt;upl_64&gt;</text:placeholder></text:p>
            </table:table-cell>
            <table:table-cell table:style-name="Tendency_5f_Details.A2" office:value-type="string">
              <text:p text:style-name="P10"><text:placeholder text:placeholder-type="text">&lt;cl_64&gt;</text:placeholder></text:p>
            </table:table-cell>
            <table:table-cell table:style-name="Tendency_5f_Details.A2" office:value-type="string">
              <text:p text:style-name="P10"><text:placeholder text:placeholder-type="text">&lt;lpl_64&gt;</text:placeholder></text:p>
            </table:table-cell>
            <table:table-cell table:style-name="Tendency_5f_Details.A2" office:value-type="string">
              <text:p text:style-name="P10"><text:placeholder text:placeholder-type="text">&lt;lwl_64&gt;</text:placeholder></text:p>
            </table:table-cell>
            <table:table-cell table:style-name="Tendency_5f_Details.A2" office:value-type="string">
              <text:p text:style-name="P10"><text:placeholder text:placeholder-type="text">&lt;lcl_64&gt;</text:placeholder></text:p>
            </table:table-cell>
            <table:table-cell table:style-name="Tendency_5f_Details.A2" office:value-type="string">
              <text:p text:style-name="P10"><text:placeholder text:placeholder-type="text">&lt;cv_6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5&gt;</text:placeholder></text:p>
            </table:table-cell>
            <table:table-cell table:style-name="Tendency_5f_Details.A2" office:value-type="string">
              <text:p text:style-name="P10"><text:placeholder text:placeholder-type="text">&lt;result_65&gt;</text:placeholder></text:p>
            </table:table-cell>
            <table:table-cell table:style-name="Tendency_5f_Details.A2" office:value-type="string">
              <text:p text:style-name="P10"><text:placeholder text:placeholder-type="text">&lt;ucl_65&gt;</text:placeholder></text:p>
            </table:table-cell>
            <table:table-cell table:style-name="Tendency_5f_Details.A2" office:value-type="string">
              <text:p text:style-name="P10"><text:placeholder text:placeholder-type="text">&lt;uwl_65&gt;</text:placeholder></text:p>
            </table:table-cell>
            <table:table-cell table:style-name="Tendency_5f_Details.A2" office:value-type="string">
              <text:p text:style-name="P10"><text:placeholder text:placeholder-type="text">&lt;upl_65&gt;</text:placeholder></text:p>
            </table:table-cell>
            <table:table-cell table:style-name="Tendency_5f_Details.A2" office:value-type="string">
              <text:p text:style-name="P10"><text:placeholder text:placeholder-type="text">&lt;cl_65&gt;</text:placeholder></text:p>
            </table:table-cell>
            <table:table-cell table:style-name="Tendency_5f_Details.A2" office:value-type="string">
              <text:p text:style-name="P10"><text:placeholder text:placeholder-type="text">&lt;lpl_65&gt;</text:placeholder></text:p>
            </table:table-cell>
            <table:table-cell table:style-name="Tendency_5f_Details.A2" office:value-type="string">
              <text:p text:style-name="P10"><text:placeholder text:placeholder-type="text">&lt;lwl_65&gt;</text:placeholder></text:p>
            </table:table-cell>
            <table:table-cell table:style-name="Tendency_5f_Details.A2" office:value-type="string">
              <text:p text:style-name="P10"><text:placeholder text:placeholder-type="text">&lt;lcl_65&gt;</text:placeholder></text:p>
            </table:table-cell>
            <table:table-cell table:style-name="Tendency_5f_Details.A2" office:value-type="string">
              <text:p text:style-name="P10"><text:placeholder text:placeholder-type="text">&lt;cv_6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6&gt;</text:placeholder></text:p>
            </table:table-cell>
            <table:table-cell table:style-name="Tendency_5f_Details.A2" office:value-type="string">
              <text:p text:style-name="P10"><text:placeholder text:placeholder-type="text">&lt;result_66&gt;</text:placeholder></text:p>
            </table:table-cell>
            <table:table-cell table:style-name="Tendency_5f_Details.A2" office:value-type="string">
              <text:p text:style-name="P10"><text:placeholder text:placeholder-type="text">&lt;ucl_66&gt;</text:placeholder></text:p>
            </table:table-cell>
            <table:table-cell table:style-name="Tendency_5f_Details.A2" office:value-type="string">
              <text:p text:style-name="P10"><text:placeholder text:placeholder-type="text">&lt;uwl_66&gt;</text:placeholder></text:p>
            </table:table-cell>
            <table:table-cell table:style-name="Tendency_5f_Details.A2" office:value-type="string">
              <text:p text:style-name="P10"><text:placeholder text:placeholder-type="text">&lt;upl_66&gt;</text:placeholder></text:p>
            </table:table-cell>
            <table:table-cell table:style-name="Tendency_5f_Details.A2" office:value-type="string">
              <text:p text:style-name="P10"><text:placeholder text:placeholder-type="text">&lt;cl_66&gt;</text:placeholder></text:p>
            </table:table-cell>
            <table:table-cell table:style-name="Tendency_5f_Details.A2" office:value-type="string">
              <text:p text:style-name="P10"><text:placeholder text:placeholder-type="text">&lt;lpl_66&gt;</text:placeholder></text:p>
            </table:table-cell>
            <table:table-cell table:style-name="Tendency_5f_Details.A2" office:value-type="string">
              <text:p text:style-name="P10"><text:placeholder text:placeholder-type="text">&lt;lwl_66&gt;</text:placeholder></text:p>
            </table:table-cell>
            <table:table-cell table:style-name="Tendency_5f_Details.A2" office:value-type="string">
              <text:p text:style-name="P10"><text:placeholder text:placeholder-type="text">&lt;lcl_66&gt;</text:placeholder></text:p>
            </table:table-cell>
            <table:table-cell table:style-name="Tendency_5f_Details.A2" office:value-type="string">
              <text:p text:style-name="P10"><text:placeholder text:placeholder-type="text">&lt;cv_6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7&gt;</text:placeholder></text:p>
            </table:table-cell>
            <table:table-cell table:style-name="Tendency_5f_Details.A2" office:value-type="string">
              <text:p text:style-name="P10"><text:placeholder text:placeholder-type="text">&lt;result_67&gt;</text:placeholder></text:p>
            </table:table-cell>
            <table:table-cell table:style-name="Tendency_5f_Details.A2" office:value-type="string">
              <text:p text:style-name="P10"><text:placeholder text:placeholder-type="text">&lt;ucl_67&gt;</text:placeholder></text:p>
            </table:table-cell>
            <table:table-cell table:style-name="Tendency_5f_Details.A2" office:value-type="string">
              <text:p text:style-name="P10"><text:placeholder text:placeholder-type="text">&lt;uwl_67&gt;</text:placeholder></text:p>
            </table:table-cell>
            <table:table-cell table:style-name="Tendency_5f_Details.A2" office:value-type="string">
              <text:p text:style-name="P10"><text:placeholder text:placeholder-type="text">&lt;upl_67&gt;</text:placeholder></text:p>
            </table:table-cell>
            <table:table-cell table:style-name="Tendency_5f_Details.A2" office:value-type="string">
              <text:p text:style-name="P10"><text:placeholder text:placeholder-type="text">&lt;cl_67&gt;</text:placeholder></text:p>
            </table:table-cell>
            <table:table-cell table:style-name="Tendency_5f_Details.A2" office:value-type="string">
              <text:p text:style-name="P10"><text:placeholder text:placeholder-type="text">&lt;lpl_67&gt;</text:placeholder></text:p>
            </table:table-cell>
            <table:table-cell table:style-name="Tendency_5f_Details.A2" office:value-type="string">
              <text:p text:style-name="P10"><text:placeholder text:placeholder-type="text">&lt;lwl_67&gt;</text:placeholder></text:p>
            </table:table-cell>
            <table:table-cell table:style-name="Tendency_5f_Details.A2" office:value-type="string">
              <text:p text:style-name="P10"><text:placeholder text:placeholder-type="text">&lt;lcl_67&gt;</text:placeholder></text:p>
            </table:table-cell>
            <table:table-cell table:style-name="Tendency_5f_Details.A2" office:value-type="string">
              <text:p text:style-name="P10"><text:placeholder text:placeholder-type="text">&lt;cv_6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8&gt;</text:placeholder></text:p>
            </table:table-cell>
            <table:table-cell table:style-name="Tendency_5f_Details.A2" office:value-type="string">
              <text:p text:style-name="P10"><text:placeholder text:placeholder-type="text">&lt;result_68&gt;</text:placeholder></text:p>
            </table:table-cell>
            <table:table-cell table:style-name="Tendency_5f_Details.A2" office:value-type="string">
              <text:p text:style-name="P10"><text:placeholder text:placeholder-type="text">&lt;ucl_68&gt;</text:placeholder></text:p>
            </table:table-cell>
            <table:table-cell table:style-name="Tendency_5f_Details.A2" office:value-type="string">
              <text:p text:style-name="P10"><text:placeholder text:placeholder-type="text">&lt;uwl_68&gt;</text:placeholder></text:p>
            </table:table-cell>
            <table:table-cell table:style-name="Tendency_5f_Details.A2" office:value-type="string">
              <text:p text:style-name="P10"><text:placeholder text:placeholder-type="text">&lt;upl_68&gt;</text:placeholder></text:p>
            </table:table-cell>
            <table:table-cell table:style-name="Tendency_5f_Details.A2" office:value-type="string">
              <text:p text:style-name="P10"><text:placeholder text:placeholder-type="text">&lt;cl_68&gt;</text:placeholder></text:p>
            </table:table-cell>
            <table:table-cell table:style-name="Tendency_5f_Details.A2" office:value-type="string">
              <text:p text:style-name="P10"><text:placeholder text:placeholder-type="text">&lt;lpl_68&gt;</text:placeholder></text:p>
            </table:table-cell>
            <table:table-cell table:style-name="Tendency_5f_Details.A2" office:value-type="string">
              <text:p text:style-name="P10"><text:placeholder text:placeholder-type="text">&lt;lwl_68&gt;</text:placeholder></text:p>
            </table:table-cell>
            <table:table-cell table:style-name="Tendency_5f_Details.A2" office:value-type="string">
              <text:p text:style-name="P10"><text:placeholder text:placeholder-type="text">&lt;lcl_68&gt;</text:placeholder></text:p>
            </table:table-cell>
            <table:table-cell table:style-name="Tendency_5f_Details.A2" office:value-type="string">
              <text:p text:style-name="P10"><text:placeholder text:placeholder-type="text">&lt;cv_6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69&gt;</text:placeholder></text:p>
            </table:table-cell>
            <table:table-cell table:style-name="Tendency_5f_Details.A2" office:value-type="string">
              <text:p text:style-name="P10"><text:placeholder text:placeholder-type="text">&lt;result_69&gt;</text:placeholder></text:p>
            </table:table-cell>
            <table:table-cell table:style-name="Tendency_5f_Details.A2" office:value-type="string">
              <text:p text:style-name="P10"><text:placeholder text:placeholder-type="text">&lt;ucl_69&gt;</text:placeholder></text:p>
            </table:table-cell>
            <table:table-cell table:style-name="Tendency_5f_Details.A2" office:value-type="string">
              <text:p text:style-name="P10"><text:placeholder text:placeholder-type="text">&lt;uwl_69&gt;</text:placeholder></text:p>
            </table:table-cell>
            <table:table-cell table:style-name="Tendency_5f_Details.A2" office:value-type="string">
              <text:p text:style-name="P10"><text:placeholder text:placeholder-type="text">&lt;upl_69&gt;</text:placeholder></text:p>
            </table:table-cell>
            <table:table-cell table:style-name="Tendency_5f_Details.A2" office:value-type="string">
              <text:p text:style-name="P10"><text:placeholder text:placeholder-type="text">&lt;cl_69&gt;</text:placeholder></text:p>
            </table:table-cell>
            <table:table-cell table:style-name="Tendency_5f_Details.A2" office:value-type="string">
              <text:p text:style-name="P10"><text:placeholder text:placeholder-type="text">&lt;lpl_69&gt;</text:placeholder></text:p>
            </table:table-cell>
            <table:table-cell table:style-name="Tendency_5f_Details.A2" office:value-type="string">
              <text:p text:style-name="P10"><text:placeholder text:placeholder-type="text">&lt;lwl_69&gt;</text:placeholder></text:p>
            </table:table-cell>
            <table:table-cell table:style-name="Tendency_5f_Details.A2" office:value-type="string">
              <text:p text:style-name="P10"><text:placeholder text:placeholder-type="text">&lt;lcl_69&gt;</text:placeholder></text:p>
            </table:table-cell>
            <table:table-cell table:style-name="Tendency_5f_Details.A2" office:value-type="string">
              <text:p text:style-name="P10"><text:placeholder text:placeholder-type="text">&lt;cv_6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0&gt;</text:placeholder></text:p>
            </table:table-cell>
            <table:table-cell table:style-name="Tendency_5f_Details.A2" office:value-type="string">
              <text:p text:style-name="P10"><text:placeholder text:placeholder-type="text">&lt;result_70&gt;</text:placeholder></text:p>
            </table:table-cell>
            <table:table-cell table:style-name="Tendency_5f_Details.A2" office:value-type="string">
              <text:p text:style-name="P10"><text:placeholder text:placeholder-type="text">&lt;ucl_70&gt;</text:placeholder></text:p>
            </table:table-cell>
            <table:table-cell table:style-name="Tendency_5f_Details.A2" office:value-type="string">
              <text:p text:style-name="P10"><text:placeholder text:placeholder-type="text">&lt;uwl_70&gt;</text:placeholder></text:p>
            </table:table-cell>
            <table:table-cell table:style-name="Tendency_5f_Details.A2" office:value-type="string">
              <text:p text:style-name="P10"><text:placeholder text:placeholder-type="text">&lt;upl_70&gt;</text:placeholder></text:p>
            </table:table-cell>
            <table:table-cell table:style-name="Tendency_5f_Details.A2" office:value-type="string">
              <text:p text:style-name="P10"><text:placeholder text:placeholder-type="text">&lt;cl_70&gt;</text:placeholder></text:p>
            </table:table-cell>
            <table:table-cell table:style-name="Tendency_5f_Details.A2" office:value-type="string">
              <text:p text:style-name="P10"><text:placeholder text:placeholder-type="text">&lt;lpl_70&gt;</text:placeholder></text:p>
            </table:table-cell>
            <table:table-cell table:style-name="Tendency_5f_Details.A2" office:value-type="string">
              <text:p text:style-name="P10"><text:placeholder text:placeholder-type="text">&lt;lwl_70&gt;</text:placeholder></text:p>
            </table:table-cell>
            <table:table-cell table:style-name="Tendency_5f_Details.A2" office:value-type="string">
              <text:p text:style-name="P10"><text:placeholder text:placeholder-type="text">&lt;lcl_70&gt;</text:placeholder></text:p>
            </table:table-cell>
            <table:table-cell table:style-name="Tendency_5f_Details.A2" office:value-type="string">
              <text:p text:style-name="P10"><text:placeholder text:placeholder-type="text">&lt;cv_7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1&gt;</text:placeholder></text:p>
            </table:table-cell>
            <table:table-cell table:style-name="Tendency_5f_Details.A2" office:value-type="string">
              <text:p text:style-name="P10"><text:placeholder text:placeholder-type="text">&lt;result_71&gt;</text:placeholder></text:p>
            </table:table-cell>
            <table:table-cell table:style-name="Tendency_5f_Details.A2" office:value-type="string">
              <text:p text:style-name="P10"><text:placeholder text:placeholder-type="text">&lt;ucl_71&gt;</text:placeholder></text:p>
            </table:table-cell>
            <table:table-cell table:style-name="Tendency_5f_Details.A2" office:value-type="string">
              <text:p text:style-name="P10"><text:placeholder text:placeholder-type="text">&lt;uwl_71&gt;</text:placeholder></text:p>
            </table:table-cell>
            <table:table-cell table:style-name="Tendency_5f_Details.A2" office:value-type="string">
              <text:p text:style-name="P10"><text:placeholder text:placeholder-type="text">&lt;upl_71&gt;</text:placeholder></text:p>
            </table:table-cell>
            <table:table-cell table:style-name="Tendency_5f_Details.A2" office:value-type="string">
              <text:p text:style-name="P10"><text:placeholder text:placeholder-type="text">&lt;cl_71&gt;</text:placeholder></text:p>
            </table:table-cell>
            <table:table-cell table:style-name="Tendency_5f_Details.A2" office:value-type="string">
              <text:p text:style-name="P10"><text:placeholder text:placeholder-type="text">&lt;lpl_71&gt;</text:placeholder></text:p>
            </table:table-cell>
            <table:table-cell table:style-name="Tendency_5f_Details.A2" office:value-type="string">
              <text:p text:style-name="P10"><text:placeholder text:placeholder-type="text">&lt;lwl_71&gt;</text:placeholder></text:p>
            </table:table-cell>
            <table:table-cell table:style-name="Tendency_5f_Details.A2" office:value-type="string">
              <text:p text:style-name="P10"><text:placeholder text:placeholder-type="text">&lt;lcl_71&gt;</text:placeholder></text:p>
            </table:table-cell>
            <table:table-cell table:style-name="Tendency_5f_Details.A2" office:value-type="string">
              <text:p text:style-name="P10"><text:placeholder text:placeholder-type="text">&lt;cv_7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2&gt;</text:placeholder></text:p>
            </table:table-cell>
            <table:table-cell table:style-name="Tendency_5f_Details.A2" office:value-type="string">
              <text:p text:style-name="P10"><text:placeholder text:placeholder-type="text">&lt;result_72&gt;</text:placeholder></text:p>
            </table:table-cell>
            <table:table-cell table:style-name="Tendency_5f_Details.A2" office:value-type="string">
              <text:p text:style-name="P10"><text:placeholder text:placeholder-type="text">&lt;ucl_72&gt;</text:placeholder></text:p>
            </table:table-cell>
            <table:table-cell table:style-name="Tendency_5f_Details.A2" office:value-type="string">
              <text:p text:style-name="P10"><text:placeholder text:placeholder-type="text">&lt;uwl_72&gt;</text:placeholder></text:p>
            </table:table-cell>
            <table:table-cell table:style-name="Tendency_5f_Details.A2" office:value-type="string">
              <text:p text:style-name="P10"><text:placeholder text:placeholder-type="text">&lt;upl_72&gt;</text:placeholder></text:p>
            </table:table-cell>
            <table:table-cell table:style-name="Tendency_5f_Details.A2" office:value-type="string">
              <text:p text:style-name="P10"><text:placeholder text:placeholder-type="text">&lt;cl_72&gt;</text:placeholder></text:p>
            </table:table-cell>
            <table:table-cell table:style-name="Tendency_5f_Details.A2" office:value-type="string">
              <text:p text:style-name="P10"><text:placeholder text:placeholder-type="text">&lt;lpl_72&gt;</text:placeholder></text:p>
            </table:table-cell>
            <table:table-cell table:style-name="Tendency_5f_Details.A2" office:value-type="string">
              <text:p text:style-name="P10"><text:placeholder text:placeholder-type="text">&lt;lwl_72&gt;</text:placeholder></text:p>
            </table:table-cell>
            <table:table-cell table:style-name="Tendency_5f_Details.A2" office:value-type="string">
              <text:p text:style-name="P10"><text:placeholder text:placeholder-type="text">&lt;lcl_72&gt;</text:placeholder></text:p>
            </table:table-cell>
            <table:table-cell table:style-name="Tendency_5f_Details.A2" office:value-type="string">
              <text:p text:style-name="P10"><text:placeholder text:placeholder-type="text">&lt;cv_7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3&gt;</text:placeholder></text:p>
            </table:table-cell>
            <table:table-cell table:style-name="Tendency_5f_Details.A2" office:value-type="string">
              <text:p text:style-name="P10"><text:placeholder text:placeholder-type="text">&lt;result_73&gt;</text:placeholder></text:p>
            </table:table-cell>
            <table:table-cell table:style-name="Tendency_5f_Details.A2" office:value-type="string">
              <text:p text:style-name="P10"><text:placeholder text:placeholder-type="text">&lt;ucl_73&gt;</text:placeholder></text:p>
            </table:table-cell>
            <table:table-cell table:style-name="Tendency_5f_Details.A2" office:value-type="string">
              <text:p text:style-name="P10"><text:placeholder text:placeholder-type="text">&lt;uwl_73&gt;</text:placeholder></text:p>
            </table:table-cell>
            <table:table-cell table:style-name="Tendency_5f_Details.A2" office:value-type="string">
              <text:p text:style-name="P10"><text:placeholder text:placeholder-type="text">&lt;upl_73&gt;</text:placeholder></text:p>
            </table:table-cell>
            <table:table-cell table:style-name="Tendency_5f_Details.A2" office:value-type="string">
              <text:p text:style-name="P10"><text:placeholder text:placeholder-type="text">&lt;cl_73&gt;</text:placeholder></text:p>
            </table:table-cell>
            <table:table-cell table:style-name="Tendency_5f_Details.A2" office:value-type="string">
              <text:p text:style-name="P10"><text:placeholder text:placeholder-type="text">&lt;lpl_73&gt;</text:placeholder></text:p>
            </table:table-cell>
            <table:table-cell table:style-name="Tendency_5f_Details.A2" office:value-type="string">
              <text:p text:style-name="P10"><text:placeholder text:placeholder-type="text">&lt;lwl_73&gt;</text:placeholder></text:p>
            </table:table-cell>
            <table:table-cell table:style-name="Tendency_5f_Details.A2" office:value-type="string">
              <text:p text:style-name="P10"><text:placeholder text:placeholder-type="text">&lt;lcl_73&gt;</text:placeholder></text:p>
            </table:table-cell>
            <table:table-cell table:style-name="Tendency_5f_Details.A2" office:value-type="string">
              <text:p text:style-name="P10"><text:placeholder text:placeholder-type="text">&lt;cv_7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4&gt;</text:placeholder></text:p>
            </table:table-cell>
            <table:table-cell table:style-name="Tendency_5f_Details.A2" office:value-type="string">
              <text:p text:style-name="P10"><text:placeholder text:placeholder-type="text">&lt;result_74&gt;</text:placeholder></text:p>
            </table:table-cell>
            <table:table-cell table:style-name="Tendency_5f_Details.A2" office:value-type="string">
              <text:p text:style-name="P10"><text:placeholder text:placeholder-type="text">&lt;ucl_74&gt;</text:placeholder></text:p>
            </table:table-cell>
            <table:table-cell table:style-name="Tendency_5f_Details.A2" office:value-type="string">
              <text:p text:style-name="P10"><text:placeholder text:placeholder-type="text">&lt;uwl_74&gt;</text:placeholder></text:p>
            </table:table-cell>
            <table:table-cell table:style-name="Tendency_5f_Details.A2" office:value-type="string">
              <text:p text:style-name="P10"><text:placeholder text:placeholder-type="text">&lt;upl_74&gt;</text:placeholder></text:p>
            </table:table-cell>
            <table:table-cell table:style-name="Tendency_5f_Details.A2" office:value-type="string">
              <text:p text:style-name="P10"><text:placeholder text:placeholder-type="text">&lt;cl_74&gt;</text:placeholder></text:p>
            </table:table-cell>
            <table:table-cell table:style-name="Tendency_5f_Details.A2" office:value-type="string">
              <text:p text:style-name="P10"><text:placeholder text:placeholder-type="text">&lt;lpl_74&gt;</text:placeholder></text:p>
            </table:table-cell>
            <table:table-cell table:style-name="Tendency_5f_Details.A2" office:value-type="string">
              <text:p text:style-name="P10"><text:placeholder text:placeholder-type="text">&lt;lwl_74&gt;</text:placeholder></text:p>
            </table:table-cell>
            <table:table-cell table:style-name="Tendency_5f_Details.A2" office:value-type="string">
              <text:p text:style-name="P10"><text:placeholder text:placeholder-type="text">&lt;lcl_74&gt;</text:placeholder></text:p>
            </table:table-cell>
            <table:table-cell table:style-name="Tendency_5f_Details.A2" office:value-type="string">
              <text:p text:style-name="P10"><text:placeholder text:placeholder-type="text">&lt;cv_7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5&gt;</text:placeholder></text:p>
            </table:table-cell>
            <table:table-cell table:style-name="Tendency_5f_Details.A2" office:value-type="string">
              <text:p text:style-name="P10"><text:placeholder text:placeholder-type="text">&lt;result_75&gt;</text:placeholder></text:p>
            </table:table-cell>
            <table:table-cell table:style-name="Tendency_5f_Details.A2" office:value-type="string">
              <text:p text:style-name="P10"><text:placeholder text:placeholder-type="text">&lt;ucl_75&gt;</text:placeholder></text:p>
            </table:table-cell>
            <table:table-cell table:style-name="Tendency_5f_Details.A2" office:value-type="string">
              <text:p text:style-name="P10"><text:placeholder text:placeholder-type="text">&lt;uwl_75&gt;</text:placeholder></text:p>
            </table:table-cell>
            <table:table-cell table:style-name="Tendency_5f_Details.A2" office:value-type="string">
              <text:p text:style-name="P10"><text:placeholder text:placeholder-type="text">&lt;upl_75&gt;</text:placeholder></text:p>
            </table:table-cell>
            <table:table-cell table:style-name="Tendency_5f_Details.A2" office:value-type="string">
              <text:p text:style-name="P10"><text:placeholder text:placeholder-type="text">&lt;cl_75&gt;</text:placeholder></text:p>
            </table:table-cell>
            <table:table-cell table:style-name="Tendency_5f_Details.A2" office:value-type="string">
              <text:p text:style-name="P10"><text:placeholder text:placeholder-type="text">&lt;lpl_75&gt;</text:placeholder></text:p>
            </table:table-cell>
            <table:table-cell table:style-name="Tendency_5f_Details.A2" office:value-type="string">
              <text:p text:style-name="P10"><text:placeholder text:placeholder-type="text">&lt;lwl_75&gt;</text:placeholder></text:p>
            </table:table-cell>
            <table:table-cell table:style-name="Tendency_5f_Details.A2" office:value-type="string">
              <text:p text:style-name="P10"><text:placeholder text:placeholder-type="text">&lt;lcl_75&gt;</text:placeholder></text:p>
            </table:table-cell>
            <table:table-cell table:style-name="Tendency_5f_Details.A2" office:value-type="string">
              <text:p text:style-name="P10"><text:placeholder text:placeholder-type="text">&lt;cv_7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6&gt;</text:placeholder></text:p>
            </table:table-cell>
            <table:table-cell table:style-name="Tendency_5f_Details.A2" office:value-type="string">
              <text:p text:style-name="P10"><text:placeholder text:placeholder-type="text">&lt;result_76&gt;</text:placeholder></text:p>
            </table:table-cell>
            <table:table-cell table:style-name="Tendency_5f_Details.A2" office:value-type="string">
              <text:p text:style-name="P10"><text:placeholder text:placeholder-type="text">&lt;ucl_76&gt;</text:placeholder></text:p>
            </table:table-cell>
            <table:table-cell table:style-name="Tendency_5f_Details.A2" office:value-type="string">
              <text:p text:style-name="P10"><text:placeholder text:placeholder-type="text">&lt;uwl_76&gt;</text:placeholder></text:p>
            </table:table-cell>
            <table:table-cell table:style-name="Tendency_5f_Details.A2" office:value-type="string">
              <text:p text:style-name="P10"><text:placeholder text:placeholder-type="text">&lt;upl_76&gt;</text:placeholder></text:p>
            </table:table-cell>
            <table:table-cell table:style-name="Tendency_5f_Details.A2" office:value-type="string">
              <text:p text:style-name="P10"><text:placeholder text:placeholder-type="text">&lt;cl_76&gt;</text:placeholder></text:p>
            </table:table-cell>
            <table:table-cell table:style-name="Tendency_5f_Details.A2" office:value-type="string">
              <text:p text:style-name="P10"><text:placeholder text:placeholder-type="text">&lt;lpl_76&gt;</text:placeholder></text:p>
            </table:table-cell>
            <table:table-cell table:style-name="Tendency_5f_Details.A2" office:value-type="string">
              <text:p text:style-name="P10"><text:placeholder text:placeholder-type="text">&lt;lwl_76&gt;</text:placeholder></text:p>
            </table:table-cell>
            <table:table-cell table:style-name="Tendency_5f_Details.A2" office:value-type="string">
              <text:p text:style-name="P10"><text:placeholder text:placeholder-type="text">&lt;lcl_76&gt;</text:placeholder></text:p>
            </table:table-cell>
            <table:table-cell table:style-name="Tendency_5f_Details.A2" office:value-type="string">
              <text:p text:style-name="P10"><text:placeholder text:placeholder-type="text">&lt;cv_7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7&gt;</text:placeholder></text:p>
            </table:table-cell>
            <table:table-cell table:style-name="Tendency_5f_Details.A2" office:value-type="string">
              <text:p text:style-name="P10"><text:placeholder text:placeholder-type="text">&lt;result_77&gt;</text:placeholder></text:p>
            </table:table-cell>
            <table:table-cell table:style-name="Tendency_5f_Details.A2" office:value-type="string">
              <text:p text:style-name="P10"><text:placeholder text:placeholder-type="text">&lt;ucl_77&gt;</text:placeholder></text:p>
            </table:table-cell>
            <table:table-cell table:style-name="Tendency_5f_Details.A2" office:value-type="string">
              <text:p text:style-name="P10"><text:placeholder text:placeholder-type="text">&lt;uwl_77&gt;</text:placeholder></text:p>
            </table:table-cell>
            <table:table-cell table:style-name="Tendency_5f_Details.A2" office:value-type="string">
              <text:p text:style-name="P10"><text:placeholder text:placeholder-type="text">&lt;upl_77&gt;</text:placeholder></text:p>
            </table:table-cell>
            <table:table-cell table:style-name="Tendency_5f_Details.A2" office:value-type="string">
              <text:p text:style-name="P10"><text:placeholder text:placeholder-type="text">&lt;cl_77&gt;</text:placeholder></text:p>
            </table:table-cell>
            <table:table-cell table:style-name="Tendency_5f_Details.A2" office:value-type="string">
              <text:p text:style-name="P10"><text:placeholder text:placeholder-type="text">&lt;lpl_77&gt;</text:placeholder></text:p>
            </table:table-cell>
            <table:table-cell table:style-name="Tendency_5f_Details.A2" office:value-type="string">
              <text:p text:style-name="P10"><text:placeholder text:placeholder-type="text">&lt;lwl_77&gt;</text:placeholder></text:p>
            </table:table-cell>
            <table:table-cell table:style-name="Tendency_5f_Details.A2" office:value-type="string">
              <text:p text:style-name="P10"><text:placeholder text:placeholder-type="text">&lt;lcl_77&gt;</text:placeholder></text:p>
            </table:table-cell>
            <table:table-cell table:style-name="Tendency_5f_Details.A2" office:value-type="string">
              <text:p text:style-name="P10"><text:placeholder text:placeholder-type="text">&lt;cv_7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8&gt;</text:placeholder></text:p>
            </table:table-cell>
            <table:table-cell table:style-name="Tendency_5f_Details.A2" office:value-type="string">
              <text:p text:style-name="P10"><text:placeholder text:placeholder-type="text">&lt;result_78&gt;</text:placeholder></text:p>
            </table:table-cell>
            <table:table-cell table:style-name="Tendency_5f_Details.A2" office:value-type="string">
              <text:p text:style-name="P10"><text:placeholder text:placeholder-type="text">&lt;ucl_78&gt;</text:placeholder></text:p>
            </table:table-cell>
            <table:table-cell table:style-name="Tendency_5f_Details.A2" office:value-type="string">
              <text:p text:style-name="P10"><text:placeholder text:placeholder-type="text">&lt;uwl_78&gt;</text:placeholder></text:p>
            </table:table-cell>
            <table:table-cell table:style-name="Tendency_5f_Details.A2" office:value-type="string">
              <text:p text:style-name="P10"><text:placeholder text:placeholder-type="text">&lt;upl_78&gt;</text:placeholder></text:p>
            </table:table-cell>
            <table:table-cell table:style-name="Tendency_5f_Details.A2" office:value-type="string">
              <text:p text:style-name="P10"><text:placeholder text:placeholder-type="text">&lt;cl_78&gt;</text:placeholder></text:p>
            </table:table-cell>
            <table:table-cell table:style-name="Tendency_5f_Details.A2" office:value-type="string">
              <text:p text:style-name="P10"><text:placeholder text:placeholder-type="text">&lt;lpl_78&gt;</text:placeholder></text:p>
            </table:table-cell>
            <table:table-cell table:style-name="Tendency_5f_Details.A2" office:value-type="string">
              <text:p text:style-name="P10"><text:placeholder text:placeholder-type="text">&lt;lwl_78&gt;</text:placeholder></text:p>
            </table:table-cell>
            <table:table-cell table:style-name="Tendency_5f_Details.A2" office:value-type="string">
              <text:p text:style-name="P10"><text:placeholder text:placeholder-type="text">&lt;lcl_78&gt;</text:placeholder></text:p>
            </table:table-cell>
            <table:table-cell table:style-name="Tendency_5f_Details.A2" office:value-type="string">
              <text:p text:style-name="P10"><text:placeholder text:placeholder-type="text">&lt;cv_7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79&gt;</text:placeholder></text:p>
            </table:table-cell>
            <table:table-cell table:style-name="Tendency_5f_Details.A2" office:value-type="string">
              <text:p text:style-name="P10"><text:placeholder text:placeholder-type="text">&lt;result_79&gt;</text:placeholder></text:p>
            </table:table-cell>
            <table:table-cell table:style-name="Tendency_5f_Details.A2" office:value-type="string">
              <text:p text:style-name="P10"><text:placeholder text:placeholder-type="text">&lt;ucl_79&gt;</text:placeholder></text:p>
            </table:table-cell>
            <table:table-cell table:style-name="Tendency_5f_Details.A2" office:value-type="string">
              <text:p text:style-name="P10"><text:placeholder text:placeholder-type="text">&lt;uwl_79&gt;</text:placeholder></text:p>
            </table:table-cell>
            <table:table-cell table:style-name="Tendency_5f_Details.A2" office:value-type="string">
              <text:p text:style-name="P10"><text:placeholder text:placeholder-type="text">&lt;upl_79&gt;</text:placeholder></text:p>
            </table:table-cell>
            <table:table-cell table:style-name="Tendency_5f_Details.A2" office:value-type="string">
              <text:p text:style-name="P10"><text:placeholder text:placeholder-type="text">&lt;cl_79&gt;</text:placeholder></text:p>
            </table:table-cell>
            <table:table-cell table:style-name="Tendency_5f_Details.A2" office:value-type="string">
              <text:p text:style-name="P10"><text:placeholder text:placeholder-type="text">&lt;lpl_79&gt;</text:placeholder></text:p>
            </table:table-cell>
            <table:table-cell table:style-name="Tendency_5f_Details.A2" office:value-type="string">
              <text:p text:style-name="P10"><text:placeholder text:placeholder-type="text">&lt;lwl_79&gt;</text:placeholder></text:p>
            </table:table-cell>
            <table:table-cell table:style-name="Tendency_5f_Details.A2" office:value-type="string">
              <text:p text:style-name="P10"><text:placeholder text:placeholder-type="text">&lt;lcl_79&gt;</text:placeholder></text:p>
            </table:table-cell>
            <table:table-cell table:style-name="Tendency_5f_Details.A2" office:value-type="string">
              <text:p text:style-name="P10"><text:placeholder text:placeholder-type="text">&lt;cv_7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0&gt;</text:placeholder></text:p>
            </table:table-cell>
            <table:table-cell table:style-name="Tendency_5f_Details.A2" office:value-type="string">
              <text:p text:style-name="P10"><text:placeholder text:placeholder-type="text">&lt;result_80&gt;</text:placeholder></text:p>
            </table:table-cell>
            <table:table-cell table:style-name="Tendency_5f_Details.A2" office:value-type="string">
              <text:p text:style-name="P10"><text:placeholder text:placeholder-type="text">&lt;ucl_80&gt;</text:placeholder></text:p>
            </table:table-cell>
            <table:table-cell table:style-name="Tendency_5f_Details.A2" office:value-type="string">
              <text:p text:style-name="P10"><text:placeholder text:placeholder-type="text">&lt;uwl_80&gt;</text:placeholder></text:p>
            </table:table-cell>
            <table:table-cell table:style-name="Tendency_5f_Details.A2" office:value-type="string">
              <text:p text:style-name="P10"><text:placeholder text:placeholder-type="text">&lt;upl_80&gt;</text:placeholder></text:p>
            </table:table-cell>
            <table:table-cell table:style-name="Tendency_5f_Details.A2" office:value-type="string">
              <text:p text:style-name="P10"><text:placeholder text:placeholder-type="text">&lt;cl_80&gt;</text:placeholder></text:p>
            </table:table-cell>
            <table:table-cell table:style-name="Tendency_5f_Details.A2" office:value-type="string">
              <text:p text:style-name="P10"><text:placeholder text:placeholder-type="text">&lt;lpl_80&gt;</text:placeholder></text:p>
            </table:table-cell>
            <table:table-cell table:style-name="Tendency_5f_Details.A2" office:value-type="string">
              <text:p text:style-name="P10"><text:placeholder text:placeholder-type="text">&lt;lwl_80&gt;</text:placeholder></text:p>
            </table:table-cell>
            <table:table-cell table:style-name="Tendency_5f_Details.A2" office:value-type="string">
              <text:p text:style-name="P10"><text:placeholder text:placeholder-type="text">&lt;lcl_80&gt;</text:placeholder></text:p>
            </table:table-cell>
            <table:table-cell table:style-name="Tendency_5f_Details.A2" office:value-type="string">
              <text:p text:style-name="P10"><text:placeholder text:placeholder-type="text">&lt;cv_8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1&gt;</text:placeholder></text:p>
            </table:table-cell>
            <table:table-cell table:style-name="Tendency_5f_Details.A2" office:value-type="string">
              <text:p text:style-name="P10"><text:placeholder text:placeholder-type="text">&lt;result_81&gt;</text:placeholder></text:p>
            </table:table-cell>
            <table:table-cell table:style-name="Tendency_5f_Details.A2" office:value-type="string">
              <text:p text:style-name="P10"><text:placeholder text:placeholder-type="text">&lt;ucl_81&gt;</text:placeholder></text:p>
            </table:table-cell>
            <table:table-cell table:style-name="Tendency_5f_Details.A2" office:value-type="string">
              <text:p text:style-name="P10"><text:placeholder text:placeholder-type="text">&lt;uwl_81&gt;</text:placeholder></text:p>
            </table:table-cell>
            <table:table-cell table:style-name="Tendency_5f_Details.A2" office:value-type="string">
              <text:p text:style-name="P10"><text:placeholder text:placeholder-type="text">&lt;upl_81&gt;</text:placeholder></text:p>
            </table:table-cell>
            <table:table-cell table:style-name="Tendency_5f_Details.A2" office:value-type="string">
              <text:p text:style-name="P10"><text:placeholder text:placeholder-type="text">&lt;cl_81&gt;</text:placeholder></text:p>
            </table:table-cell>
            <table:table-cell table:style-name="Tendency_5f_Details.A2" office:value-type="string">
              <text:p text:style-name="P10"><text:placeholder text:placeholder-type="text">&lt;lpl_81&gt;</text:placeholder></text:p>
            </table:table-cell>
            <table:table-cell table:style-name="Tendency_5f_Details.A2" office:value-type="string">
              <text:p text:style-name="P10"><text:placeholder text:placeholder-type="text">&lt;lwl_81&gt;</text:placeholder></text:p>
            </table:table-cell>
            <table:table-cell table:style-name="Tendency_5f_Details.A2" office:value-type="string">
              <text:p text:style-name="P10"><text:placeholder text:placeholder-type="text">&lt;lcl_81&gt;</text:placeholder></text:p>
            </table:table-cell>
            <table:table-cell table:style-name="Tendency_5f_Details.A2" office:value-type="string">
              <text:p text:style-name="P10"><text:placeholder text:placeholder-type="text">&lt;cv_8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2&gt;</text:placeholder></text:p>
            </table:table-cell>
            <table:table-cell table:style-name="Tendency_5f_Details.A2" office:value-type="string">
              <text:p text:style-name="P10"><text:placeholder text:placeholder-type="text">&lt;result_82&gt;</text:placeholder></text:p>
            </table:table-cell>
            <table:table-cell table:style-name="Tendency_5f_Details.A2" office:value-type="string">
              <text:p text:style-name="P10"><text:placeholder text:placeholder-type="text">&lt;ucl_82&gt;</text:placeholder></text:p>
            </table:table-cell>
            <table:table-cell table:style-name="Tendency_5f_Details.A2" office:value-type="string">
              <text:p text:style-name="P10"><text:placeholder text:placeholder-type="text">&lt;uwl_82&gt;</text:placeholder></text:p>
            </table:table-cell>
            <table:table-cell table:style-name="Tendency_5f_Details.A2" office:value-type="string">
              <text:p text:style-name="P10"><text:placeholder text:placeholder-type="text">&lt;upl_82&gt;</text:placeholder></text:p>
            </table:table-cell>
            <table:table-cell table:style-name="Tendency_5f_Details.A2" office:value-type="string">
              <text:p text:style-name="P10"><text:placeholder text:placeholder-type="text">&lt;cl_82&gt;</text:placeholder></text:p>
            </table:table-cell>
            <table:table-cell table:style-name="Tendency_5f_Details.A2" office:value-type="string">
              <text:p text:style-name="P10"><text:placeholder text:placeholder-type="text">&lt;lpl_82&gt;</text:placeholder></text:p>
            </table:table-cell>
            <table:table-cell table:style-name="Tendency_5f_Details.A2" office:value-type="string">
              <text:p text:style-name="P10"><text:placeholder text:placeholder-type="text">&lt;lwl_82&gt;</text:placeholder></text:p>
            </table:table-cell>
            <table:table-cell table:style-name="Tendency_5f_Details.A2" office:value-type="string">
              <text:p text:style-name="P10"><text:placeholder text:placeholder-type="text">&lt;lcl_82&gt;</text:placeholder></text:p>
            </table:table-cell>
            <table:table-cell table:style-name="Tendency_5f_Details.A2" office:value-type="string">
              <text:p text:style-name="P10"><text:placeholder text:placeholder-type="text">&lt;cv_8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3&gt;</text:placeholder></text:p>
            </table:table-cell>
            <table:table-cell table:style-name="Tendency_5f_Details.A2" office:value-type="string">
              <text:p text:style-name="P10"><text:placeholder text:placeholder-type="text">&lt;result_83&gt;</text:placeholder></text:p>
            </table:table-cell>
            <table:table-cell table:style-name="Tendency_5f_Details.A2" office:value-type="string">
              <text:p text:style-name="P10"><text:placeholder text:placeholder-type="text">&lt;ucl_83&gt;</text:placeholder></text:p>
            </table:table-cell>
            <table:table-cell table:style-name="Tendency_5f_Details.A2" office:value-type="string">
              <text:p text:style-name="P10"><text:placeholder text:placeholder-type="text">&lt;uwl_83&gt;</text:placeholder></text:p>
            </table:table-cell>
            <table:table-cell table:style-name="Tendency_5f_Details.A2" office:value-type="string">
              <text:p text:style-name="P10"><text:placeholder text:placeholder-type="text">&lt;upl_83&gt;</text:placeholder></text:p>
            </table:table-cell>
            <table:table-cell table:style-name="Tendency_5f_Details.A2" office:value-type="string">
              <text:p text:style-name="P10"><text:placeholder text:placeholder-type="text">&lt;cl_83&gt;</text:placeholder></text:p>
            </table:table-cell>
            <table:table-cell table:style-name="Tendency_5f_Details.A2" office:value-type="string">
              <text:p text:style-name="P10"><text:placeholder text:placeholder-type="text">&lt;lpl_83&gt;</text:placeholder></text:p>
            </table:table-cell>
            <table:table-cell table:style-name="Tendency_5f_Details.A2" office:value-type="string">
              <text:p text:style-name="P10"><text:placeholder text:placeholder-type="text">&lt;lwl_83&gt;</text:placeholder></text:p>
            </table:table-cell>
            <table:table-cell table:style-name="Tendency_5f_Details.A2" office:value-type="string">
              <text:p text:style-name="P10"><text:placeholder text:placeholder-type="text">&lt;lcl_83&gt;</text:placeholder></text:p>
            </table:table-cell>
            <table:table-cell table:style-name="Tendency_5f_Details.A2" office:value-type="string">
              <text:p text:style-name="P10"><text:placeholder text:placeholder-type="text">&lt;cv_8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4&gt;</text:placeholder></text:p>
            </table:table-cell>
            <table:table-cell table:style-name="Tendency_5f_Details.A2" office:value-type="string">
              <text:p text:style-name="P10"><text:placeholder text:placeholder-type="text">&lt;result_84&gt;</text:placeholder></text:p>
            </table:table-cell>
            <table:table-cell table:style-name="Tendency_5f_Details.A2" office:value-type="string">
              <text:p text:style-name="P10"><text:placeholder text:placeholder-type="text">&lt;ucl_84&gt;</text:placeholder></text:p>
            </table:table-cell>
            <table:table-cell table:style-name="Tendency_5f_Details.A2" office:value-type="string">
              <text:p text:style-name="P10"><text:placeholder text:placeholder-type="text">&lt;uwl_84&gt;</text:placeholder></text:p>
            </table:table-cell>
            <table:table-cell table:style-name="Tendency_5f_Details.A2" office:value-type="string">
              <text:p text:style-name="P10"><text:placeholder text:placeholder-type="text">&lt;upl_84&gt;</text:placeholder></text:p>
            </table:table-cell>
            <table:table-cell table:style-name="Tendency_5f_Details.A2" office:value-type="string">
              <text:p text:style-name="P10"><text:placeholder text:placeholder-type="text">&lt;cl_84&gt;</text:placeholder></text:p>
            </table:table-cell>
            <table:table-cell table:style-name="Tendency_5f_Details.A2" office:value-type="string">
              <text:p text:style-name="P10"><text:placeholder text:placeholder-type="text">&lt;lpl_84&gt;</text:placeholder></text:p>
            </table:table-cell>
            <table:table-cell table:style-name="Tendency_5f_Details.A2" office:value-type="string">
              <text:p text:style-name="P10"><text:placeholder text:placeholder-type="text">&lt;lwl_84&gt;</text:placeholder></text:p>
            </table:table-cell>
            <table:table-cell table:style-name="Tendency_5f_Details.A2" office:value-type="string">
              <text:p text:style-name="P10"><text:placeholder text:placeholder-type="text">&lt;lcl_84&gt;</text:placeholder></text:p>
            </table:table-cell>
            <table:table-cell table:style-name="Tendency_5f_Details.A2" office:value-type="string">
              <text:p text:style-name="P10"><text:placeholder text:placeholder-type="text">&lt;cv_8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5&gt;</text:placeholder></text:p>
            </table:table-cell>
            <table:table-cell table:style-name="Tendency_5f_Details.A2" office:value-type="string">
              <text:p text:style-name="P10"><text:placeholder text:placeholder-type="text">&lt;result_85&gt;</text:placeholder></text:p>
            </table:table-cell>
            <table:table-cell table:style-name="Tendency_5f_Details.A2" office:value-type="string">
              <text:p text:style-name="P10"><text:placeholder text:placeholder-type="text">&lt;ucl_85&gt;</text:placeholder></text:p>
            </table:table-cell>
            <table:table-cell table:style-name="Tendency_5f_Details.A2" office:value-type="string">
              <text:p text:style-name="P10"><text:placeholder text:placeholder-type="text">&lt;uwl_85&gt;</text:placeholder></text:p>
            </table:table-cell>
            <table:table-cell table:style-name="Tendency_5f_Details.A2" office:value-type="string">
              <text:p text:style-name="P10"><text:placeholder text:placeholder-type="text">&lt;upl_85&gt;</text:placeholder></text:p>
            </table:table-cell>
            <table:table-cell table:style-name="Tendency_5f_Details.A2" office:value-type="string">
              <text:p text:style-name="P10"><text:placeholder text:placeholder-type="text">&lt;cl_85&gt;</text:placeholder></text:p>
            </table:table-cell>
            <table:table-cell table:style-name="Tendency_5f_Details.A2" office:value-type="string">
              <text:p text:style-name="P10"><text:placeholder text:placeholder-type="text">&lt;lpl_85&gt;</text:placeholder></text:p>
            </table:table-cell>
            <table:table-cell table:style-name="Tendency_5f_Details.A2" office:value-type="string">
              <text:p text:style-name="P10"><text:placeholder text:placeholder-type="text">&lt;lwl_85&gt;</text:placeholder></text:p>
            </table:table-cell>
            <table:table-cell table:style-name="Tendency_5f_Details.A2" office:value-type="string">
              <text:p text:style-name="P10"><text:placeholder text:placeholder-type="text">&lt;lcl_85&gt;</text:placeholder></text:p>
            </table:table-cell>
            <table:table-cell table:style-name="Tendency_5f_Details.A2" office:value-type="string">
              <text:p text:style-name="P10"><text:placeholder text:placeholder-type="text">&lt;cv_85&gt;</text:placeholder></text:p>
            </table:table-cell>
          </table:table-row>
          <text:soft-page-break/>
          <table:table-row>
            <table:table-cell table:style-name="Tendency_5f_Details.A2" office:value-type="string">
              <text:p text:style-name="P10"><text:placeholder text:placeholder-type="text">&lt;number_86&gt;</text:placeholder></text:p>
            </table:table-cell>
            <table:table-cell table:style-name="Tendency_5f_Details.A2" office:value-type="string">
              <text:p text:style-name="P10"><text:placeholder text:placeholder-type="text">&lt;result_86&gt;</text:placeholder></text:p>
            </table:table-cell>
            <table:table-cell table:style-name="Tendency_5f_Details.A2" office:value-type="string">
              <text:p text:style-name="P10"><text:placeholder text:placeholder-type="text">&lt;ucl_86&gt;</text:placeholder></text:p>
            </table:table-cell>
            <table:table-cell table:style-name="Tendency_5f_Details.A2" office:value-type="string">
              <text:p text:style-name="P10"><text:placeholder text:placeholder-type="text">&lt;uwl_86&gt;</text:placeholder></text:p>
            </table:table-cell>
            <table:table-cell table:style-name="Tendency_5f_Details.A2" office:value-type="string">
              <text:p text:style-name="P10"><text:placeholder text:placeholder-type="text">&lt;upl_86&gt;</text:placeholder></text:p>
            </table:table-cell>
            <table:table-cell table:style-name="Tendency_5f_Details.A2" office:value-type="string">
              <text:p text:style-name="P10"><text:placeholder text:placeholder-type="text">&lt;cl_86&gt;</text:placeholder></text:p>
            </table:table-cell>
            <table:table-cell table:style-name="Tendency_5f_Details.A2" office:value-type="string">
              <text:p text:style-name="P10"><text:placeholder text:placeholder-type="text">&lt;lpl_86&gt;</text:placeholder></text:p>
            </table:table-cell>
            <table:table-cell table:style-name="Tendency_5f_Details.A2" office:value-type="string">
              <text:p text:style-name="P10"><text:placeholder text:placeholder-type="text">&lt;lwl_86&gt;</text:placeholder></text:p>
            </table:table-cell>
            <table:table-cell table:style-name="Tendency_5f_Details.A2" office:value-type="string">
              <text:p text:style-name="P10"><text:placeholder text:placeholder-type="text">&lt;lcl_86&gt;</text:placeholder></text:p>
            </table:table-cell>
            <table:table-cell table:style-name="Tendency_5f_Details.A2" office:value-type="string">
              <text:p text:style-name="P10"><text:placeholder text:placeholder-type="text">&lt;cv_8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7&gt;</text:placeholder></text:p>
            </table:table-cell>
            <table:table-cell table:style-name="Tendency_5f_Details.A2" office:value-type="string">
              <text:p text:style-name="P10"><text:placeholder text:placeholder-type="text">&lt;result_87&gt;</text:placeholder></text:p>
            </table:table-cell>
            <table:table-cell table:style-name="Tendency_5f_Details.A2" office:value-type="string">
              <text:p text:style-name="P10"><text:placeholder text:placeholder-type="text">&lt;ucl_87&gt;</text:placeholder></text:p>
            </table:table-cell>
            <table:table-cell table:style-name="Tendency_5f_Details.A2" office:value-type="string">
              <text:p text:style-name="P10"><text:placeholder text:placeholder-type="text">&lt;uwl_87&gt;</text:placeholder></text:p>
            </table:table-cell>
            <table:table-cell table:style-name="Tendency_5f_Details.A2" office:value-type="string">
              <text:p text:style-name="P10"><text:placeholder text:placeholder-type="text">&lt;upl_87&gt;</text:placeholder></text:p>
            </table:table-cell>
            <table:table-cell table:style-name="Tendency_5f_Details.A2" office:value-type="string">
              <text:p text:style-name="P10"><text:placeholder text:placeholder-type="text">&lt;cl_87&gt;</text:placeholder></text:p>
            </table:table-cell>
            <table:table-cell table:style-name="Tendency_5f_Details.A2" office:value-type="string">
              <text:p text:style-name="P10"><text:placeholder text:placeholder-type="text">&lt;lpl_87&gt;</text:placeholder></text:p>
            </table:table-cell>
            <table:table-cell table:style-name="Tendency_5f_Details.A2" office:value-type="string">
              <text:p text:style-name="P10"><text:placeholder text:placeholder-type="text">&lt;lwl_87&gt;</text:placeholder></text:p>
            </table:table-cell>
            <table:table-cell table:style-name="Tendency_5f_Details.A2" office:value-type="string">
              <text:p text:style-name="P10"><text:placeholder text:placeholder-type="text">&lt;lcl_87&gt;</text:placeholder></text:p>
            </table:table-cell>
            <table:table-cell table:style-name="Tendency_5f_Details.A2" office:value-type="string">
              <text:p text:style-name="P10"><text:placeholder text:placeholder-type="text">&lt;cv_8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8&gt;</text:placeholder></text:p>
            </table:table-cell>
            <table:table-cell table:style-name="Tendency_5f_Details.A2" office:value-type="string">
              <text:p text:style-name="P10"><text:placeholder text:placeholder-type="text">&lt;result_88&gt;</text:placeholder></text:p>
            </table:table-cell>
            <table:table-cell table:style-name="Tendency_5f_Details.A2" office:value-type="string">
              <text:p text:style-name="P10"><text:placeholder text:placeholder-type="text">&lt;ucl_88&gt;</text:placeholder></text:p>
            </table:table-cell>
            <table:table-cell table:style-name="Tendency_5f_Details.A2" office:value-type="string">
              <text:p text:style-name="P10"><text:placeholder text:placeholder-type="text">&lt;uwl_88&gt;</text:placeholder></text:p>
            </table:table-cell>
            <table:table-cell table:style-name="Tendency_5f_Details.A2" office:value-type="string">
              <text:p text:style-name="P10"><text:placeholder text:placeholder-type="text">&lt;upl_88&gt;</text:placeholder></text:p>
            </table:table-cell>
            <table:table-cell table:style-name="Tendency_5f_Details.A2" office:value-type="string">
              <text:p text:style-name="P10"><text:placeholder text:placeholder-type="text">&lt;cl_88&gt;</text:placeholder></text:p>
            </table:table-cell>
            <table:table-cell table:style-name="Tendency_5f_Details.A2" office:value-type="string">
              <text:p text:style-name="P10"><text:placeholder text:placeholder-type="text">&lt;lpl_88&gt;</text:placeholder></text:p>
            </table:table-cell>
            <table:table-cell table:style-name="Tendency_5f_Details.A2" office:value-type="string">
              <text:p text:style-name="P10"><text:placeholder text:placeholder-type="text">&lt;lwl_88&gt;</text:placeholder></text:p>
            </table:table-cell>
            <table:table-cell table:style-name="Tendency_5f_Details.A2" office:value-type="string">
              <text:p text:style-name="P10"><text:placeholder text:placeholder-type="text">&lt;lcl_88&gt;</text:placeholder></text:p>
            </table:table-cell>
            <table:table-cell table:style-name="Tendency_5f_Details.A2" office:value-type="string">
              <text:p text:style-name="P10"><text:placeholder text:placeholder-type="text">&lt;cv_8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89&gt;</text:placeholder></text:p>
            </table:table-cell>
            <table:table-cell table:style-name="Tendency_5f_Details.A2" office:value-type="string">
              <text:p text:style-name="P10"><text:placeholder text:placeholder-type="text">&lt;result_89&gt;</text:placeholder></text:p>
            </table:table-cell>
            <table:table-cell table:style-name="Tendency_5f_Details.A2" office:value-type="string">
              <text:p text:style-name="P10"><text:placeholder text:placeholder-type="text">&lt;ucl_89&gt;</text:placeholder></text:p>
            </table:table-cell>
            <table:table-cell table:style-name="Tendency_5f_Details.A2" office:value-type="string">
              <text:p text:style-name="P10"><text:placeholder text:placeholder-type="text">&lt;uwl_89&gt;</text:placeholder></text:p>
            </table:table-cell>
            <table:table-cell table:style-name="Tendency_5f_Details.A2" office:value-type="string">
              <text:p text:style-name="P10"><text:placeholder text:placeholder-type="text">&lt;upl_89&gt;</text:placeholder></text:p>
            </table:table-cell>
            <table:table-cell table:style-name="Tendency_5f_Details.A2" office:value-type="string">
              <text:p text:style-name="P10"><text:placeholder text:placeholder-type="text">&lt;cl_89&gt;</text:placeholder></text:p>
            </table:table-cell>
            <table:table-cell table:style-name="Tendency_5f_Details.A2" office:value-type="string">
              <text:p text:style-name="P10"><text:placeholder text:placeholder-type="text">&lt;lpl_89&gt;</text:placeholder></text:p>
            </table:table-cell>
            <table:table-cell table:style-name="Tendency_5f_Details.A2" office:value-type="string">
              <text:p text:style-name="P10"><text:placeholder text:placeholder-type="text">&lt;lwl_89&gt;</text:placeholder></text:p>
            </table:table-cell>
            <table:table-cell table:style-name="Tendency_5f_Details.A2" office:value-type="string">
              <text:p text:style-name="P10"><text:placeholder text:placeholder-type="text">&lt;lcl_89&gt;</text:placeholder></text:p>
            </table:table-cell>
            <table:table-cell table:style-name="Tendency_5f_Details.A2" office:value-type="string">
              <text:p text:style-name="P10"><text:placeholder text:placeholder-type="text">&lt;cv_8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0&gt;</text:placeholder></text:p>
            </table:table-cell>
            <table:table-cell table:style-name="Tendency_5f_Details.A2" office:value-type="string">
              <text:p text:style-name="P10"><text:placeholder text:placeholder-type="text">&lt;result_90&gt;</text:placeholder></text:p>
            </table:table-cell>
            <table:table-cell table:style-name="Tendency_5f_Details.A2" office:value-type="string">
              <text:p text:style-name="P10"><text:placeholder text:placeholder-type="text">&lt;ucl_90&gt;</text:placeholder></text:p>
            </table:table-cell>
            <table:table-cell table:style-name="Tendency_5f_Details.A2" office:value-type="string">
              <text:p text:style-name="P10"><text:placeholder text:placeholder-type="text">&lt;uwl_90&gt;</text:placeholder></text:p>
            </table:table-cell>
            <table:table-cell table:style-name="Tendency_5f_Details.A2" office:value-type="string">
              <text:p text:style-name="P10"><text:placeholder text:placeholder-type="text">&lt;upl_90&gt;</text:placeholder></text:p>
            </table:table-cell>
            <table:table-cell table:style-name="Tendency_5f_Details.A2" office:value-type="string">
              <text:p text:style-name="P10"><text:placeholder text:placeholder-type="text">&lt;cl_90&gt;</text:placeholder></text:p>
            </table:table-cell>
            <table:table-cell table:style-name="Tendency_5f_Details.A2" office:value-type="string">
              <text:p text:style-name="P10"><text:placeholder text:placeholder-type="text">&lt;lpl_90&gt;</text:placeholder></text:p>
            </table:table-cell>
            <table:table-cell table:style-name="Tendency_5f_Details.A2" office:value-type="string">
              <text:p text:style-name="P10"><text:placeholder text:placeholder-type="text">&lt;lwl_90&gt;</text:placeholder></text:p>
            </table:table-cell>
            <table:table-cell table:style-name="Tendency_5f_Details.A2" office:value-type="string">
              <text:p text:style-name="P10"><text:placeholder text:placeholder-type="text">&lt;lcl_90&gt;</text:placeholder></text:p>
            </table:table-cell>
            <table:table-cell table:style-name="Tendency_5f_Details.A2" office:value-type="string">
              <text:p text:style-name="P10"><text:placeholder text:placeholder-type="text">&lt;cv_90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1&gt;</text:placeholder></text:p>
            </table:table-cell>
            <table:table-cell table:style-name="Tendency_5f_Details.A2" office:value-type="string">
              <text:p text:style-name="P10"><text:placeholder text:placeholder-type="text">&lt;result_91&gt;</text:placeholder></text:p>
            </table:table-cell>
            <table:table-cell table:style-name="Tendency_5f_Details.A2" office:value-type="string">
              <text:p text:style-name="P10"><text:placeholder text:placeholder-type="text">&lt;ucl_91&gt;</text:placeholder></text:p>
            </table:table-cell>
            <table:table-cell table:style-name="Tendency_5f_Details.A2" office:value-type="string">
              <text:p text:style-name="P10"><text:placeholder text:placeholder-type="text">&lt;uwl_91&gt;</text:placeholder></text:p>
            </table:table-cell>
            <table:table-cell table:style-name="Tendency_5f_Details.A2" office:value-type="string">
              <text:p text:style-name="P10"><text:placeholder text:placeholder-type="text">&lt;upl_91&gt;</text:placeholder></text:p>
            </table:table-cell>
            <table:table-cell table:style-name="Tendency_5f_Details.A2" office:value-type="string">
              <text:p text:style-name="P10"><text:placeholder text:placeholder-type="text">&lt;cl_91&gt;</text:placeholder></text:p>
            </table:table-cell>
            <table:table-cell table:style-name="Tendency_5f_Details.A2" office:value-type="string">
              <text:p text:style-name="P10"><text:placeholder text:placeholder-type="text">&lt;lpl_91&gt;</text:placeholder></text:p>
            </table:table-cell>
            <table:table-cell table:style-name="Tendency_5f_Details.A2" office:value-type="string">
              <text:p text:style-name="P10"><text:placeholder text:placeholder-type="text">&lt;lwl_91&gt;</text:placeholder></text:p>
            </table:table-cell>
            <table:table-cell table:style-name="Tendency_5f_Details.A2" office:value-type="string">
              <text:p text:style-name="P10"><text:placeholder text:placeholder-type="text">&lt;lcl_91&gt;</text:placeholder></text:p>
            </table:table-cell>
            <table:table-cell table:style-name="Tendency_5f_Details.A2" office:value-type="string">
              <text:p text:style-name="P10"><text:placeholder text:placeholder-type="text">&lt;cv_91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2&gt;</text:placeholder></text:p>
            </table:table-cell>
            <table:table-cell table:style-name="Tendency_5f_Details.A2" office:value-type="string">
              <text:p text:style-name="P10"><text:placeholder text:placeholder-type="text">&lt;result_92&gt;</text:placeholder></text:p>
            </table:table-cell>
            <table:table-cell table:style-name="Tendency_5f_Details.A2" office:value-type="string">
              <text:p text:style-name="P10"><text:placeholder text:placeholder-type="text">&lt;ucl_92&gt;</text:placeholder></text:p>
            </table:table-cell>
            <table:table-cell table:style-name="Tendency_5f_Details.A2" office:value-type="string">
              <text:p text:style-name="P10"><text:placeholder text:placeholder-type="text">&lt;uwl_92&gt;</text:placeholder></text:p>
            </table:table-cell>
            <table:table-cell table:style-name="Tendency_5f_Details.A2" office:value-type="string">
              <text:p text:style-name="P10"><text:placeholder text:placeholder-type="text">&lt;upl_92&gt;</text:placeholder></text:p>
            </table:table-cell>
            <table:table-cell table:style-name="Tendency_5f_Details.A2" office:value-type="string">
              <text:p text:style-name="P10"><text:placeholder text:placeholder-type="text">&lt;cl_92&gt;</text:placeholder></text:p>
            </table:table-cell>
            <table:table-cell table:style-name="Tendency_5f_Details.A2" office:value-type="string">
              <text:p text:style-name="P10"><text:placeholder text:placeholder-type="text">&lt;lpl_92&gt;</text:placeholder></text:p>
            </table:table-cell>
            <table:table-cell table:style-name="Tendency_5f_Details.A2" office:value-type="string">
              <text:p text:style-name="P10"><text:placeholder text:placeholder-type="text">&lt;lwl_92&gt;</text:placeholder></text:p>
            </table:table-cell>
            <table:table-cell table:style-name="Tendency_5f_Details.A2" office:value-type="string">
              <text:p text:style-name="P10"><text:placeholder text:placeholder-type="text">&lt;lcl_92&gt;</text:placeholder></text:p>
            </table:table-cell>
            <table:table-cell table:style-name="Tendency_5f_Details.A2" office:value-type="string">
              <text:p text:style-name="P10"><text:placeholder text:placeholder-type="text">&lt;cv_92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3&gt;</text:placeholder></text:p>
            </table:table-cell>
            <table:table-cell table:style-name="Tendency_5f_Details.A2" office:value-type="string">
              <text:p text:style-name="P10"><text:placeholder text:placeholder-type="text">&lt;result_93&gt;</text:placeholder></text:p>
            </table:table-cell>
            <table:table-cell table:style-name="Tendency_5f_Details.A2" office:value-type="string">
              <text:p text:style-name="P10"><text:placeholder text:placeholder-type="text">&lt;ucl_93&gt;</text:placeholder></text:p>
            </table:table-cell>
            <table:table-cell table:style-name="Tendency_5f_Details.A2" office:value-type="string">
              <text:p text:style-name="P10"><text:placeholder text:placeholder-type="text">&lt;uwl_93&gt;</text:placeholder></text:p>
            </table:table-cell>
            <table:table-cell table:style-name="Tendency_5f_Details.A2" office:value-type="string">
              <text:p text:style-name="P10"><text:placeholder text:placeholder-type="text">&lt;upl_93&gt;</text:placeholder></text:p>
            </table:table-cell>
            <table:table-cell table:style-name="Tendency_5f_Details.A2" office:value-type="string">
              <text:p text:style-name="P10"><text:placeholder text:placeholder-type="text">&lt;cl_93&gt;</text:placeholder></text:p>
            </table:table-cell>
            <table:table-cell table:style-name="Tendency_5f_Details.A2" office:value-type="string">
              <text:p text:style-name="P10"><text:placeholder text:placeholder-type="text">&lt;lpl_93&gt;</text:placeholder></text:p>
            </table:table-cell>
            <table:table-cell table:style-name="Tendency_5f_Details.A2" office:value-type="string">
              <text:p text:style-name="P10"><text:placeholder text:placeholder-type="text">&lt;lwl_93&gt;</text:placeholder></text:p>
            </table:table-cell>
            <table:table-cell table:style-name="Tendency_5f_Details.A2" office:value-type="string">
              <text:p text:style-name="P10"><text:placeholder text:placeholder-type="text">&lt;lcl_93&gt;</text:placeholder></text:p>
            </table:table-cell>
            <table:table-cell table:style-name="Tendency_5f_Details.A2" office:value-type="string">
              <text:p text:style-name="P10"><text:placeholder text:placeholder-type="text">&lt;cv_93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4&gt;</text:placeholder></text:p>
            </table:table-cell>
            <table:table-cell table:style-name="Tendency_5f_Details.A2" office:value-type="string">
              <text:p text:style-name="P10"><text:placeholder text:placeholder-type="text">&lt;result_94&gt;</text:placeholder></text:p>
            </table:table-cell>
            <table:table-cell table:style-name="Tendency_5f_Details.A2" office:value-type="string">
              <text:p text:style-name="P10"><text:placeholder text:placeholder-type="text">&lt;ucl_94&gt;</text:placeholder></text:p>
            </table:table-cell>
            <table:table-cell table:style-name="Tendency_5f_Details.A2" office:value-type="string">
              <text:p text:style-name="P10"><text:placeholder text:placeholder-type="text">&lt;uwl_94&gt;</text:placeholder></text:p>
            </table:table-cell>
            <table:table-cell table:style-name="Tendency_5f_Details.A2" office:value-type="string">
              <text:p text:style-name="P10"><text:placeholder text:placeholder-type="text">&lt;upl_94&gt;</text:placeholder></text:p>
            </table:table-cell>
            <table:table-cell table:style-name="Tendency_5f_Details.A2" office:value-type="string">
              <text:p text:style-name="P10"><text:placeholder text:placeholder-type="text">&lt;cl_94&gt;</text:placeholder></text:p>
            </table:table-cell>
            <table:table-cell table:style-name="Tendency_5f_Details.A2" office:value-type="string">
              <text:p text:style-name="P10"><text:placeholder text:placeholder-type="text">&lt;lpl_94&gt;</text:placeholder></text:p>
            </table:table-cell>
            <table:table-cell table:style-name="Tendency_5f_Details.A2" office:value-type="string">
              <text:p text:style-name="P10"><text:placeholder text:placeholder-type="text">&lt;lwl_94&gt;</text:placeholder></text:p>
            </table:table-cell>
            <table:table-cell table:style-name="Tendency_5f_Details.A2" office:value-type="string">
              <text:p text:style-name="P10"><text:placeholder text:placeholder-type="text">&lt;lcl_94&gt;</text:placeholder></text:p>
            </table:table-cell>
            <table:table-cell table:style-name="Tendency_5f_Details.A2" office:value-type="string">
              <text:p text:style-name="P10"><text:placeholder text:placeholder-type="text">&lt;cv_94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5&gt;</text:placeholder></text:p>
            </table:table-cell>
            <table:table-cell table:style-name="Tendency_5f_Details.A2" office:value-type="string">
              <text:p text:style-name="P10"><text:placeholder text:placeholder-type="text">&lt;result_95&gt;</text:placeholder></text:p>
            </table:table-cell>
            <table:table-cell table:style-name="Tendency_5f_Details.A2" office:value-type="string">
              <text:p text:style-name="P10"><text:placeholder text:placeholder-type="text">&lt;ucl_95&gt;</text:placeholder></text:p>
            </table:table-cell>
            <table:table-cell table:style-name="Tendency_5f_Details.A2" office:value-type="string">
              <text:p text:style-name="P10"><text:placeholder text:placeholder-type="text">&lt;uwl_95&gt;</text:placeholder></text:p>
            </table:table-cell>
            <table:table-cell table:style-name="Tendency_5f_Details.A2" office:value-type="string">
              <text:p text:style-name="P10"><text:placeholder text:placeholder-type="text">&lt;upl_95&gt;</text:placeholder></text:p>
            </table:table-cell>
            <table:table-cell table:style-name="Tendency_5f_Details.A2" office:value-type="string">
              <text:p text:style-name="P10"><text:placeholder text:placeholder-type="text">&lt;cl_95&gt;</text:placeholder></text:p>
            </table:table-cell>
            <table:table-cell table:style-name="Tendency_5f_Details.A2" office:value-type="string">
              <text:p text:style-name="P10"><text:placeholder text:placeholder-type="text">&lt;lpl_95&gt;</text:placeholder></text:p>
            </table:table-cell>
            <table:table-cell table:style-name="Tendency_5f_Details.A2" office:value-type="string">
              <text:p text:style-name="P10"><text:placeholder text:placeholder-type="text">&lt;lwl_95&gt;</text:placeholder></text:p>
            </table:table-cell>
            <table:table-cell table:style-name="Tendency_5f_Details.A2" office:value-type="string">
              <text:p text:style-name="P10"><text:placeholder text:placeholder-type="text">&lt;lcl_95&gt;</text:placeholder></text:p>
            </table:table-cell>
            <table:table-cell table:style-name="Tendency_5f_Details.A2" office:value-type="string">
              <text:p text:style-name="P10"><text:placeholder text:placeholder-type="text">&lt;cv_95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6&gt;</text:placeholder></text:p>
            </table:table-cell>
            <table:table-cell table:style-name="Tendency_5f_Details.A2" office:value-type="string">
              <text:p text:style-name="P10"><text:placeholder text:placeholder-type="text">&lt;result_96&gt;</text:placeholder></text:p>
            </table:table-cell>
            <table:table-cell table:style-name="Tendency_5f_Details.A2" office:value-type="string">
              <text:p text:style-name="P10"><text:placeholder text:placeholder-type="text">&lt;ucl_96&gt;</text:placeholder></text:p>
            </table:table-cell>
            <table:table-cell table:style-name="Tendency_5f_Details.A2" office:value-type="string">
              <text:p text:style-name="P10"><text:placeholder text:placeholder-type="text">&lt;uwl_96&gt;</text:placeholder></text:p>
            </table:table-cell>
            <table:table-cell table:style-name="Tendency_5f_Details.A2" office:value-type="string">
              <text:p text:style-name="P10"><text:placeholder text:placeholder-type="text">&lt;upl_96&gt;</text:placeholder></text:p>
            </table:table-cell>
            <table:table-cell table:style-name="Tendency_5f_Details.A2" office:value-type="string">
              <text:p text:style-name="P10"><text:placeholder text:placeholder-type="text">&lt;cl_96&gt;</text:placeholder></text:p>
            </table:table-cell>
            <table:table-cell table:style-name="Tendency_5f_Details.A2" office:value-type="string">
              <text:p text:style-name="P10"><text:placeholder text:placeholder-type="text">&lt;lpl_96&gt;</text:placeholder></text:p>
            </table:table-cell>
            <table:table-cell table:style-name="Tendency_5f_Details.A2" office:value-type="string">
              <text:p text:style-name="P10"><text:placeholder text:placeholder-type="text">&lt;lwl_96&gt;</text:placeholder></text:p>
            </table:table-cell>
            <table:table-cell table:style-name="Tendency_5f_Details.A2" office:value-type="string">
              <text:p text:style-name="P10"><text:placeholder text:placeholder-type="text">&lt;lcl_96&gt;</text:placeholder></text:p>
            </table:table-cell>
            <table:table-cell table:style-name="Tendency_5f_Details.A2" office:value-type="string">
              <text:p text:style-name="P10"><text:placeholder text:placeholder-type="text">&lt;cv_96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7&gt;</text:placeholder></text:p>
            </table:table-cell>
            <table:table-cell table:style-name="Tendency_5f_Details.A2" office:value-type="string">
              <text:p text:style-name="P10"><text:placeholder text:placeholder-type="text">&lt;result_97&gt;</text:placeholder></text:p>
            </table:table-cell>
            <table:table-cell table:style-name="Tendency_5f_Details.A2" office:value-type="string">
              <text:p text:style-name="P10"><text:placeholder text:placeholder-type="text">&lt;ucl_97&gt;</text:placeholder></text:p>
            </table:table-cell>
            <table:table-cell table:style-name="Tendency_5f_Details.A2" office:value-type="string">
              <text:p text:style-name="P10"><text:placeholder text:placeholder-type="text">&lt;uwl_97&gt;</text:placeholder></text:p>
            </table:table-cell>
            <table:table-cell table:style-name="Tendency_5f_Details.A2" office:value-type="string">
              <text:p text:style-name="P10"><text:placeholder text:placeholder-type="text">&lt;upl_97&gt;</text:placeholder></text:p>
            </table:table-cell>
            <table:table-cell table:style-name="Tendency_5f_Details.A2" office:value-type="string">
              <text:p text:style-name="P10"><text:placeholder text:placeholder-type="text">&lt;cl_97&gt;</text:placeholder></text:p>
            </table:table-cell>
            <table:table-cell table:style-name="Tendency_5f_Details.A2" office:value-type="string">
              <text:p text:style-name="P10"><text:placeholder text:placeholder-type="text">&lt;lpl_97&gt;</text:placeholder></text:p>
            </table:table-cell>
            <table:table-cell table:style-name="Tendency_5f_Details.A2" office:value-type="string">
              <text:p text:style-name="P10"><text:placeholder text:placeholder-type="text">&lt;lwl_97&gt;</text:placeholder></text:p>
            </table:table-cell>
            <table:table-cell table:style-name="Tendency_5f_Details.A2" office:value-type="string">
              <text:p text:style-name="P10"><text:placeholder text:placeholder-type="text">&lt;lcl_97&gt;</text:placeholder></text:p>
            </table:table-cell>
            <table:table-cell table:style-name="Tendency_5f_Details.A2" office:value-type="string">
              <text:p text:style-name="P10"><text:placeholder text:placeholder-type="text">&lt;cv_97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8&gt;</text:placeholder></text:p>
            </table:table-cell>
            <table:table-cell table:style-name="Tendency_5f_Details.A2" office:value-type="string">
              <text:p text:style-name="P10"><text:placeholder text:placeholder-type="text">&lt;result_98&gt;</text:placeholder></text:p>
            </table:table-cell>
            <table:table-cell table:style-name="Tendency_5f_Details.A2" office:value-type="string">
              <text:p text:style-name="P10"><text:placeholder text:placeholder-type="text">&lt;ucl_98&gt;</text:placeholder></text:p>
            </table:table-cell>
            <table:table-cell table:style-name="Tendency_5f_Details.A2" office:value-type="string">
              <text:p text:style-name="P10"><text:placeholder text:placeholder-type="text">&lt;uwl_98&gt;</text:placeholder></text:p>
            </table:table-cell>
            <table:table-cell table:style-name="Tendency_5f_Details.A2" office:value-type="string">
              <text:p text:style-name="P10"><text:placeholder text:placeholder-type="text">&lt;upl_98&gt;</text:placeholder></text:p>
            </table:table-cell>
            <table:table-cell table:style-name="Tendency_5f_Details.A2" office:value-type="string">
              <text:p text:style-name="P10"><text:placeholder text:placeholder-type="text">&lt;cl_98&gt;</text:placeholder></text:p>
            </table:table-cell>
            <table:table-cell table:style-name="Tendency_5f_Details.A2" office:value-type="string">
              <text:p text:style-name="P10"><text:placeholder text:placeholder-type="text">&lt;lpl_98&gt;</text:placeholder></text:p>
            </table:table-cell>
            <table:table-cell table:style-name="Tendency_5f_Details.A2" office:value-type="string">
              <text:p text:style-name="P10"><text:placeholder text:placeholder-type="text">&lt;lwl_98&gt;</text:placeholder></text:p>
            </table:table-cell>
            <table:table-cell table:style-name="Tendency_5f_Details.A2" office:value-type="string">
              <text:p text:style-name="P10"><text:placeholder text:placeholder-type="text">&lt;lcl_98&gt;</text:placeholder></text:p>
            </table:table-cell>
            <table:table-cell table:style-name="Tendency_5f_Details.A2" office:value-type="string">
              <text:p text:style-name="P10"><text:placeholder text:placeholder-type="text">&lt;cv_98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99&gt;</text:placeholder></text:p>
            </table:table-cell>
            <table:table-cell table:style-name="Tendency_5f_Details.A2" office:value-type="string">
              <text:p text:style-name="P10"><text:placeholder text:placeholder-type="text">&lt;result_99&gt;</text:placeholder></text:p>
            </table:table-cell>
            <table:table-cell table:style-name="Tendency_5f_Details.A2" office:value-type="string">
              <text:p text:style-name="P10"><text:placeholder text:placeholder-type="text">&lt;ucl_99&gt;</text:placeholder></text:p>
            </table:table-cell>
            <table:table-cell table:style-name="Tendency_5f_Details.A2" office:value-type="string">
              <text:p text:style-name="P10"><text:placeholder text:placeholder-type="text">&lt;uwl_99&gt;</text:placeholder></text:p>
            </table:table-cell>
            <table:table-cell table:style-name="Tendency_5f_Details.A2" office:value-type="string">
              <text:p text:style-name="P10"><text:placeholder text:placeholder-type="text">&lt;upl_99&gt;</text:placeholder></text:p>
            </table:table-cell>
            <table:table-cell table:style-name="Tendency_5f_Details.A2" office:value-type="string">
              <text:p text:style-name="P10"><text:placeholder text:placeholder-type="text">&lt;cl_99&gt;</text:placeholder></text:p>
            </table:table-cell>
            <table:table-cell table:style-name="Tendency_5f_Details.A2" office:value-type="string">
              <text:p text:style-name="P10"><text:placeholder text:placeholder-type="text">&lt;lpl_99&gt;</text:placeholder></text:p>
            </table:table-cell>
            <table:table-cell table:style-name="Tendency_5f_Details.A2" office:value-type="string">
              <text:p text:style-name="P10"><text:placeholder text:placeholder-type="text">&lt;lwl_99&gt;</text:placeholder></text:p>
            </table:table-cell>
            <table:table-cell table:style-name="Tendency_5f_Details.A2" office:value-type="string">
              <text:p text:style-name="P10"><text:placeholder text:placeholder-type="text">&lt;lcl_99&gt;</text:placeholder></text:p>
            </table:table-cell>
            <table:table-cell table:style-name="Tendency_5f_Details.A2" office:value-type="string">
              <text:p text:style-name="P10"><text:placeholder text:placeholder-type="text">&lt;cv_99&gt;</text:placeholder></text:p>
            </table:table-cell>
          </table:table-row>
          <table:table-row>
            <table:table-cell table:style-name="Tendency_5f_Details.A2" office:value-type="string">
              <text:p text:style-name="P10"><text:placeholder text:placeholder-type="text">&lt;number_100&gt;</text:placeholder></text:p>
            </table:table-cell>
            <table:table-cell table:style-name="Tendency_5f_Details.A2" office:value-type="string">
              <text:p text:style-name="P10"><text:placeholder text:placeholder-type="text">&lt;result_100&gt;</text:placeholder></text:p>
            </table:table-cell>
            <table:table-cell table:style-name="Tendency_5f_Details.A2" office:value-type="string">
              <text:p text:style-name="P10"><text:placeholder text:placeholder-type="text">&lt;ucl_100&gt;</text:placeholder></text:p>
            </table:table-cell>
            <table:table-cell table:style-name="Tendency_5f_Details.A2" office:value-type="string">
              <text:p text:style-name="P10"><text:placeholder text:placeholder-type="text">&lt;uwl_100&gt;</text:placeholder></text:p>
            </table:table-cell>
            <table:table-cell table:style-name="Tendency_5f_Details.A2" office:value-type="string">
              <text:p text:style-name="P10"><text:placeholder text:placeholder-type="text">&lt;upl_100&gt;</text:placeholder></text:p>
            </table:table-cell>
            <table:table-cell table:style-name="Tendency_5f_Details.A2" office:value-type="string">
              <text:p text:style-name="P10"><text:placeholder text:placeholder-type="text">&lt;cl_100&gt;</text:placeholder></text:p>
            </table:table-cell>
            <table:table-cell table:style-name="Tendency_5f_Details.A2" office:value-type="string">
              <text:p text:style-name="P10"><text:placeholder text:placeholder-type="text">&lt;lpl_100&gt;</text:placeholder></text:p>
            </table:table-cell>
            <table:table-cell table:style-name="Tendency_5f_Details.A2" office:value-type="string">
              <text:p text:style-name="P10"><text:placeholder text:placeholder-type="text">&lt;lwl_100&gt;</text:placeholder></text:p>
            </table:table-cell>
            <table:table-cell table:style-name="Tendency_5f_Details.A2" office:value-type="string">
              <text:p text:style-name="P10"><text:placeholder text:placeholder-type="text">&lt;lcl_100&gt;</text:placeholder></text:p>
            </table:table-cell>
            <table:table-cell table:style-name="Tendency_5f_Details.A2" office:value-type="string">
              <text:p text:style-name="P10"><text:placeholder text:placeholder-type="text">&lt;cv_100&gt;</text:placeholder>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0:18:10</meta:creation-date>
    <meta:editing-duration>P0D</meta:editing-duration>
    <meta:editing-cycles>1</meta:editing-cycles>
    <meta:generator>LibreOffice/4.4.4.3$Linux_X86_64 LibreOffice_project/40m0$Build-3</meta:generator>
    <meta:document-statistic meta:table-count="1" meta:image-count="0" meta:object-count="1" meta:page-count="3" meta:paragraph-count="1012" meta:word-count="1028" meta:character-count="8482" meta:non-whitespace-character-count="84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ajor="1" chart:interval-minor-divisor="1" chart:reverse-direction="false" text:line-break="false" chart:link-data-style-to-source="true" chart:axis-position="0" chart:axis-label-position="near-axis-other-side"/>
      <style:graphic-properties draw:stroke="none" svg:stroke-color="#b3b3b3"/>
      <style:text-properties fo:font-family="Cantarell" style:font-style-name="Normal" fo:font-size="8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2cm" svg:stroke-color="#2323dc" draw:fill-color="#2323d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cm" svg:stroke-color="#ff0000" draw:fill-color="#ff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2cm" svg:stroke-color="#ff6633" draw:fill-color="#ff66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2cm" svg:stroke-color="#ffff00" draw:fill-color="#ff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2cm" svg:stroke-color="#008000" draw:fill-color="#008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4.911cm" svg:y="4.064cm" style:legend-expansion="high" chart:style-name="ch2"/>
        <chart:plot-area chart:style-name="ch3" table:cell-range-address="Tendency_Details.$A$2:.$A$101 Tendency_Details.$B$1:.$I$101" chart:data-source-has-labels="both" svg:x="0.389cm" svg:y="0.218cm" svg:width="14.133cm" svg:height="10.505cm">
          <chartooo:coordinate-region svg:x="0.825cm" svg:y="0.392cm" svg:width="13.13cm" svg:height="10.159cm"/>
          <chart:axis chart:dimension="x" chart:name="primary-x" chart:style-name="ch4" chartooo:axis-type="auto">
            <chart:categories table:cell-range-address="Tendency_Details.$A$2:.$A$101"/>
          </chart:axis>
          <chart:axis chart:dimension="y" chart:name="primary-y" chart:style-name="ch5"/>
          <chart:series chart:style-name="ch6" chart:values-cell-range-address="Tendency_Details.$B$2:.$B$101" chart:label-cell-address="Tendency_Details.$B$1" chart:class="chart:scatter">
            <chart:data-point chart:repeated="100"/>
          </chart:series>
          <chart:series chart:style-name="ch7" chart:values-cell-range-address="Tendency_Details.$C$2:.$C$101" chart:label-cell-address="Tendency_Details.$C$1" chart:class="chart:scatter">
            <chart:data-point chart:repeated="100"/>
          </chart:series>
          <chart:series chart:style-name="ch8" chart:values-cell-range-address="Tendency_Details.$D$2:.$D$101" chart:label-cell-address="Tendency_Details.$D$1" chart:class="chart:scatter">
            <chart:data-point chart:repeated="100"/>
          </chart:series>
          <chart:series chart:style-name="ch9" chart:values-cell-range-address="Tendency_Details.$E$2:.$E$101" chart:label-cell-address="Tendency_Details.$E$1" chart:class="chart:scatter">
            <chart:data-point chart:repeated="100"/>
          </chart:series>
          <chart:series chart:style-name="ch10" chart:values-cell-range-address="Tendency_Details.$F$2:.$F$101" chart:label-cell-address="Tendency_Details.$F$1" chart:class="chart:scatter">
            <chart:data-point chart:repeated="100"/>
          </chart:series>
          <chart:series chart:style-name="ch9" chart:values-cell-range-address="Tendency_Details.$G$2:.$G$101" chart:label-cell-address="Tendency_Details.$G$1" chart:class="chart:scatter">
            <chart:data-point chart:repeated="100"/>
          </chart:series>
          <chart:series chart:style-name="ch8" chart:values-cell-range-address="Tendency_Details.$H$2:.$H$101" chart:label-cell-address="Tendency_Details.$H$1" chart:class="chart:scatter">
            <chart:data-point chart:repeated="100"/>
          </chart:series>
          <chart:series chart:style-name="ch7" chart:values-cell-range-address="Tendency_Details.$I$2:.$I$101" chart:label-cell-address="Tendency_Details.$I$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</text:p>
                <draw:g>
                  <svg:desc>Tendency_Details.$B$1</svg:desc>
                </draw:g>
              </table:table-cell>
              <table:table-cell office:value-type="string">
                <text:p>UCL (M+3D) &lt;ucl_1&gt;</text:p>
                <draw:g>
                  <svg:desc>Tendency_Details.$C$1</svg:desc>
                </draw:g>
              </table:table-cell>
              <table:table-cell office:value-type="string">
                <text:p>UWL (M+2D) &lt;uwl_1&gt;</text:p>
                <draw:g>
                  <svg:desc>Tendency_Details.$D$1</svg:desc>
                </draw:g>
              </table:table-cell>
              <table:table-cell office:value-type="string">
                <text:p>UPL (M+D) &lt;upl_1&gt;</text:p>
                <draw:g>
                  <svg:desc>Tendency_Details.$E$1</svg:desc>
                </draw:g>
              </table:table-cell>
              <table:table-cell office:value-type="string">
                <text:p>CL (M) &lt;cl_1&gt;</text:p>
                <draw:g>
                  <svg:desc>Tendency_Details.$F$1</svg:desc>
                </draw:g>
              </table:table-cell>
              <table:table-cell office:value-type="string">
                <text:p>LPL (M-D) &lt;lpl_1&gt;</text:p>
                <draw:g>
                  <svg:desc>Tendency_Details.$G$1</svg:desc>
                </draw:g>
              </table:table-cell>
              <table:table-cell office:value-type="string">
                <text:p>LWL (M-2D) &lt;lwl_1&gt;</text:p>
                <draw:g>
                  <svg:desc>Tendency_Details.$H$1</svg:desc>
                </draw:g>
              </table:table-cell>
              <table:table-cell office:value-type="string">
                <text:p>LCL (M-3D) &lt;lcl_1&gt;</text:p>
                <draw:g>
                  <svg:desc>Tendency_Details.$I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number_1&gt;</text:p>
                <draw:g>
                  <svg:desc>Tendency_Details.$A$2:.$A$101</svg:desc>
                </draw:g>
              </table:table-cell>
              <table:table-cell office:value-type="float" office:value="NaN">
                <text:p>NaN</text:p>
                <draw:g>
                  <svg:desc>Tendency_Details.$B$2:.$B$101</svg:desc>
                </draw:g>
              </table:table-cell>
              <table:table-cell office:value-type="float" office:value="NaN">
                <text:p>NaN</text:p>
                <draw:g>
                  <svg:desc>Tendency_Details.$C$2:.$C$101</svg:desc>
                </draw:g>
              </table:table-cell>
              <table:table-cell office:value-type="float" office:value="NaN">
                <text:p>NaN</text:p>
                <draw:g>
                  <svg:desc>Tendency_Details.$D$2:.$D$101</svg:desc>
                </draw:g>
              </table:table-cell>
              <table:table-cell office:value-type="float" office:value="NaN">
                <text:p>NaN</text:p>
                <draw:g>
                  <svg:desc>Tendency_Details.$E$2:.$E$101</svg:desc>
                </draw:g>
              </table:table-cell>
              <table:table-cell office:value-type="float" office:value="NaN">
                <text:p>NaN</text:p>
                <draw:g>
                  <svg:desc>Tendency_Details.$F$2:.$F$101</svg:desc>
                </draw:g>
              </table:table-cell>
              <table:table-cell office:value-type="float" office:value="NaN">
                <text:p>NaN</text:p>
                <draw:g>
                  <svg:desc>Tendency_Details.$G$2:.$G$101</svg:desc>
                </draw:g>
              </table:table-cell>
              <table:table-cell office:value-type="float" office:value="NaN">
                <text:p>NaN</text:p>
                <draw:g>
                  <svg:desc>Tendency_Details.$H$2:.$H$101</svg:desc>
                </draw:g>
              </table:table-cell>
              <table:table-cell office:value-type="float" office:value="NaN">
                <text:p>NaN</text:p>
                <draw:g>
                  <svg:desc>Tendency_Details.$I$2:.$I$101</svg:desc>
                </draw:g>
              </table:table-cell>
            </table:table-row>
            <table:table-row>
              <table:table-cell office:value-type="string">
                <text:p>&lt;number_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2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3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4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5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6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7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8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1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2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3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4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5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6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7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8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99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&lt;number_100&gt;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